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Object 15/" manifest:media-type="application/vnd.oasis.opendocument.chart"/>
  <manifest:file-entry manifest:full-path="Object 15/content.xml" manifest:media-type="text/xml"/>
  <manifest:file-entry manifest:full-path="Object 15/meta.xml" manifest:media-type="text/xml"/>
  <manifest:file-entry manifest:full-path="Object 15/styles.xml" manifest:media-type="text/xml"/>
  <manifest:file-entry manifest:full-path="Object 2/"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6/" manifest:media-type="application/vnd.oasis.opendocument.chart"/>
  <manifest:file-entry manifest:full-path="Object 26/content.xml" manifest:media-type="text/xml"/>
  <manifest:file-entry manifest:full-path="Object 26/meta.xml" manifest:media-type="text/xml"/>
  <manifest:file-entry manifest:full-path="Object 26/styles.xml" manifest:media-type="text/xml"/>
  <manifest:file-entry manifest:full-path="Object 29/" manifest:media-type="application/vnd.oasis.opendocument.chart"/>
  <manifest:file-entry manifest:full-path="Object 29/content.xml" manifest:media-type="text/xml"/>
  <manifest:file-entry manifest:full-path="Object 29/meta.xml" manifest:media-type="text/xml"/>
  <manifest:file-entry manifest:full-path="Object 29/styles.xml" manifest:media-type="text/xml"/>
  <manifest:file-entry manifest:full-path="Object 30/" manifest:media-type="application/vnd.oasis.opendocument.chart"/>
  <manifest:file-entry manifest:full-path="Object 30/content.xml" manifest:media-type=""/>
  <manifest:file-entry manifest:full-path="Object 30/styles.xml" manifest:media-type=""/>
  <manifest:file-entry manifest:full-path="Object 49/" manifest:media-type="application/vnd.oasis.opendocument.chart"/>
  <manifest:file-entry manifest:full-path="Object 49/content.xml" manifest:media-type="text/xml"/>
  <manifest:file-entry manifest:full-path="Object 49/meta.xml" manifest:media-type="text/xml"/>
  <manifest:file-entry manifest:full-path="Object 49/styles.xml" manifest:media-type="text/xml"/>
  <manifest:file-entry manifest:full-path="Object 53/" manifest:media-type="application/vnd.oasis.opendocument.chart"/>
  <manifest:file-entry manifest:full-path="Object 53/content.xml" manifest:media-type="text/xml"/>
  <manifest:file-entry manifest:full-path="Object 53/meta.xml" manifest:media-type="text/xml"/>
  <manifest:file-entry manifest:full-path="Object 53/styles.xml" manifest:media-type="text/xml"/>
  <manifest:file-entry manifest:full-path="Object 54/" manifest:media-type="application/vnd.oasis.opendocument.chart"/>
  <manifest:file-entry manifest:full-path="Object 54/content.xml" manifest:media-type="text/xml"/>
  <manifest:file-entry manifest:full-path="Object 54/meta.xml" manifest:media-type="text/xml"/>
  <manifest:file-entry manifest:full-path="Object 54/styles.xml" manifest:media-type="text/xml"/>
  <manifest:file-entry manifest:full-path="Object 60/" manifest:media-type="application/vnd.oasis.opendocument.chart"/>
  <manifest:file-entry manifest:full-path="Object 60/content.xml" manifest:media-type="text/xml"/>
  <manifest:file-entry manifest:full-path="Object 60/meta.xml" manifest:media-type="text/xml"/>
  <manifest:file-entry manifest:full-path="Object 60/styles.xml" manifest:media-type="text/xml"/>
  <manifest:file-entry manifest:full-path="Object 63/" manifest:media-type="application/vnd.oasis.opendocument.chart"/>
  <manifest:file-entry manifest:full-path="Object 63/content.xml" manifest:media-type="text/xml"/>
  <manifest:file-entry manifest:full-path="Object 63/meta.xml" manifest:media-type="text/xml"/>
  <manifest:file-entry manifest:full-path="Object 63/styles.xml" manifest:media-type="text/xml"/>
  <manifest:file-entry manifest:full-path="Object 66/" manifest:media-type="application/vnd.oasis.opendocument.chart"/>
  <manifest:file-entry manifest:full-path="Object 66/content.xml" manifest:media-type="text/xml"/>
  <manifest:file-entry manifest:full-path="Object 66/meta.xml" manifest:media-type="text/xml"/>
  <manifest:file-entry manifest:full-path="Object 66/styles.xml" manifest:media-type="text/xml"/>
  <manifest:file-entry manifest:full-path="Object 69/" manifest:media-type="application/vnd.oasis.opendocument.chart"/>
  <manifest:file-entry manifest:full-path="Object 69/content.xml" manifest:media-type="text/xml"/>
  <manifest:file-entry manifest:full-path="Object 69/meta.xml" manifest:media-type="text/xml"/>
  <manifest:file-entry manifest:full-path="Object 69/styles.xml" manifest:media-type="text/xml"/>
  <manifest:file-entry manifest:full-path="Object 74/" manifest:media-type="application/vnd.oasis.opendocument.chart"/>
  <manifest:file-entry manifest:full-path="Object 74/content.xml" manifest:media-type="text/xml"/>
  <manifest:file-entry manifest:full-path="Object 74/meta.xml" manifest:media-type="text/xml"/>
  <manifest:file-entry manifest:full-path="Object 74/styles.xml" manifest:media-type="text/xml"/>
  <manifest:file-entry manifest:full-path="Object 79/" manifest:media-type="application/vnd.oasis.opendocument.chart"/>
  <manifest:file-entry manifest:full-path="Object 79/content.xml" manifest:media-type="text/xml"/>
  <manifest:file-entry manifest:full-path="Object 79/meta.xml" manifest:media-type="text/xml"/>
  <manifest:file-entry manifest:full-path="Object 79/styles.xml" manifest:media-type="text/xml"/>
  <manifest:file-entry manifest:full-path="Object 86/" manifest:media-type="application/vnd.oasis.opendocument.chart"/>
  <manifest:file-entry manifest:full-path="Object 86/content.xml" manifest:media-type="text/xml"/>
  <manifest:file-entry manifest:full-path="Object 86/meta.xml" manifest:media-type="text/xml"/>
  <manifest:file-entry manifest:full-path="Object 86/styles.xml" manifest:media-type="text/xml"/>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6" manifest:media-type="application/x-openoffice-gdimetafile;windows_formatname=&quot;GDIMetaFile&quot;"/>
  <manifest:file-entry manifest:full-path="Pictures/10000000000002580000018FB151A5C8.jpg" manifest:media-type="image/jpeg"/>
  <manifest:file-entry manifest:full-path="Pictures/1000000000000C80000004009305DCA3.jpg" manifest:media-type="image/jpeg"/>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5" style:family="graphic" style:parent-style-name="standard">
      <style:graphic-properties draw:ole-draw-aspect="1"/>
    </style:style>
    <style:style style:name="gr6"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8" style:family="graphic">
      <style:graphic-properties style:protect="size"/>
    </style:style>
    <style:style style:name="gr13" style:family="graphic" style:parent-style-name="standard">
      <style:graphic-properties draw:fill="none" draw:fill-color="#ffff99" draw:textarea-horizontal-align="center" draw:textarea-vertical-align="middle" draw:auto-grow-height="false" fo:wrap-option="wrap"/>
    </style:style>
    <style:style style:name="gr15" style:family="graphic" style:parent-style-name="standard">
      <style:graphic-properties draw:fill-color="#ffff99" draw:textarea-horizontal-align="center" draw:textarea-vertical-align="middle" draw:auto-grow-height="false" fo:wrap-option="wrap"/>
    </style:style>
    <style:style style:name="gr18" style:family="graphic" style:parent-style-name="standard">
      <style:graphic-properties draw:textarea-horizontal-align="center" draw:textarea-vertical-align="middle" fo:wrap-option="no-wrap"/>
    </style:style>
    <style:style style:name="gr20" style:family="graphic" style:parent-style-name="standard">
      <style:graphic-properties draw:stroke="none" svg:stroke-color="#000000" draw:fill="none" draw:fill-color="#ffffff" draw:auto-grow-height="true" draw:auto-grow-width="false" fo:max-height="0cm" fo:min-height="0cm" fo:wrap-option="wrap"/>
    </style:style>
    <style:style style:name="pr3" style:family="presentation" style:parent-style-name="_28_Default_29__20_Title_20_Master-title">
      <style:graphic-properties draw:fill-color="#ffffff" draw:auto-grow-height="true" fo:min-height="3.507cm" fo:wrap-option="wrap"/>
    </style:style>
    <style:style style:name="pr9" style:family="presentation" style:parent-style-name="_28_Default_29__20_Title_20_Master-notes">
      <style:graphic-properties draw:fill-color="#ffffff" draw:auto-grow-height="true" fo:min-height="11.41cm" fo:wrap-option="wrap"/>
    </style:style>
    <style:style style:name="co21" style:family="table-column">
      <style:table-column-properties style:column-width="2.606cm" style:use-optimal-column-width="false"/>
    </style:style>
    <style:style style:name="co22" style:family="table-column">
      <style:table-column-properties style:column-width="4.301cm" style:use-optimal-column-width="false"/>
    </style:style>
    <style:style style:name="co23" style:family="table-column">
      <style:table-column-properties style:column-width="3.699cm" style:use-optimal-column-width="false"/>
    </style:style>
    <style:style style:name="ro24" style:family="table-row">
      <style:table-row-properties style:row-height="1.366cm"/>
    </style:style>
    <style:style style:name="ro26" style:family="table-row">
      <style:table-row-properties style:row-height="2.824cm"/>
    </style:style>
    <style:style style:name="ce25" style:family="table-cell">
      <style:graphic-properties draw:fill="none" draw:fill-color="#ffffff" style:repeat="repeat" fo:padding-top="0.127cm" fo:padding-bottom="0.127cm" fo:padding-left="0.127cm" fo:padding-right="0.127cm"/>
      <style:paragraph-properties fo:border="0.025cm solid #000000"/>
    </style:style>
    <style:style style:name="ce27" style:family="table-cell">
      <style:graphic-properties draw:fill="none" draw:fill-color="#ffffff" style:repeat="repeat" fo:padding-top="0.127cm" fo:padding-bottom="0.127cm" fo:padding-left="0.127cm" fo:padding-right="0.127cm"/>
      <style:paragraph-properties fo:margin-left="0cm" fo:margin-right="0cm" fo:margin-top="0cm" fo:margin-bottom="0cm" fo:line-height="100%" fo:text-align="start" fo:text-indent="0cm" fo:border="0.025cm solid #000000" style:text-autospace="ideograph-alpha" style:punctuation-wrap="simple" style:line-break="strict">
        <style:tab-stops/>
      </style:paragraph-properties>
      <style:text-properties fo:color="#000000" style:text-outline="false" style:text-position="0% 100%" fo:font-family="'Times New Roman'"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fo:hyphenate="false"/>
    </style:style>
    <style:style style:name="ce28" style:family="table-cell">
      <style:graphic-properties draw:fill="none" draw:fill-color="#ffffff" style:repeat="repeat" fo:padding-top="0.127cm" fo:padding-bottom="0.127cm" fo:padding-left="0.127cm" fo:padding-right="0.127cm"/>
      <style:paragraph-properties fo:border="0.025cm solid #000000"/>
      <style:text-properties fo:color="#000000" style:text-outline="false" style:text-line-through-style="none" style:text-position="0% 100%" fo:font-family="'Times New Roman'"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P4" style:family="paragraph">
      <style:paragraph-properties fo:margin-left="0cm" fo:margin-right="0cm" fo:text-indent="0cm" style:punctuation-wrap="simple" style:line-break="strict" style:writing-mode="lr-tb" style:font-independent-line-spacing="true"/>
    </style:style>
    <style:style style:name="P7" style:family="paragraph">
      <style:paragraph-properties fo:text-align="center" style:punctuation-wrap="simple" style:line-break="strict" style:writing-mode="lr-tb" style:font-independent-line-spacing="true"/>
    </style:style>
    <style:style style:name="P10" style:family="paragraph">
      <style:paragraph-properties fo:margin-left="0.6cm" fo:margin-right="0cm" fo:text-indent="-0.6cm" style:punctuation-wrap="simple" style:line-break="strict" style:writing-mode="lr-tb" style:font-independent-line-spacing="true"/>
    </style:style>
    <style:style style:name="P11" style:family="paragraph">
      <style:paragraph-properties fo:margin-left="0cm" fo:margin-right="0cm" fo:margin-top="0cm" fo:margin-bottom="0cm" fo:line-height="100%" fo:text-align="center" fo:text-indent="0cm"/>
    </style:style>
    <style:style style:name="P14" style:family="paragraph">
      <style:paragraph-properties fo:margin-left="0cm" fo:margin-right="0cm" fo:text-align="center" fo:text-indent="0cm" style:punctuation-wrap="simple" style:line-break="strict" style:writing-mode="lr-tb" style:font-independent-line-spacing="true"/>
      <style:text-properties fo:font-size="12pt" style:font-size-asian="24pt"/>
    </style:style>
    <style:style style:name="P16" style:family="paragraph">
      <style:paragraph-properties fo:text-align="center" style:punctuation-wrap="simple" style:line-break="strict" style:writing-mode="lr-tb" style:font-independent-line-spacing="true"/>
      <style:text-properties fo:font-size="12pt"/>
    </style:style>
    <style:style style:name="P19" style:family="paragraph">
      <style:paragraph-properties fo:margin-left="0cm" fo:margin-right="0cm" fo:text-indent="0cm"/>
    </style:style>
    <style:style style:name="P29" style:family="paragraph">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hyphenate="false"/>
    </style:style>
    <style:style style:name="T12" style:family="text">
      <style:text-properties fo:color="#000000" style:text-outline="false" fo:font-family="'Times New Roman'" style:font-family-generic="roman" style:font-pitch="variable" fo:font-size="12pt" fo:font-style="normal" fo:text-shadow="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17" style:family="text">
      <style:text-properties fo:color="#000000" style:text-outline="false" fo:font-family="'Times New Roman'" style:font-family-generic="roman" style:font-pitch="variable" fo:font-size="12pt" fo:font-style="normal" fo:text-shadow="none" style:text-underline-style="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30" style:family="text">
      <style:text-properties fo:color="#000000" style:text-outline="false" style:text-position="0% 100%" fo:font-family="'Times New Roman'"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text:list-style style:name="L7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69" style:family="drawing-page">
      <style:drawing-page-properties presentation:background-visible="true" presentation:background-objects-visible="true" presentation:display-footer="true" presentation:display-page-number="false" presentation:display-date-time="true"/>
    </style:style>
    <style:style style:name="dp70" style:family="drawing-page">
      <style:drawing-page-properties presentation:display-header="true" presentation:display-footer="true" presentation:display-page-number="false" presentation:display-date-time="true"/>
    </style:style>
    <style:style style:name="gr73" style:family="graphic" style:parent-style-name="standard">
      <style:graphic-properties draw:ole-draw-aspect="1"/>
    </style:style>
    <style:style style:name="gr74"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76" style:family="graphic">
      <style:graphic-properties style:protect="size"/>
    </style:style>
    <style:style style:name="pr71" style:family="presentation" style:parent-style-name="_28_Default_29__20_Title_20_Master-title">
      <style:graphic-properties draw:fill-color="#ffffff" draw:auto-grow-height="true" fo:min-height="3.507cm" fo:wrap-option="wrap"/>
    </style:style>
    <style:style style:name="pr77" style:family="presentation" style:parent-style-name="_28_Default_29__20_Title_20_Master-notes">
      <style:graphic-properties draw:fill-color="#ffffff" draw:auto-grow-height="true" fo:min-height="11.41cm" fo:wrap-option="wrap"/>
    </style:style>
    <style:style style:name="P72" style:family="paragraph">
      <style:paragraph-properties fo:margin-left="0cm" fo:margin-right="0cm" fo:text-indent="0cm" style:punctuation-wrap="simple" style:line-break="strict" style:writing-mode="lr-tb" style:font-independent-line-spacing="true"/>
    </style:style>
    <style:style style:name="P75" style:family="paragraph">
      <style:paragraph-properties fo:text-align="center" style:punctuation-wrap="simple" style:line-break="strict" style:writing-mode="lr-tb" style:font-independent-line-spacing="true"/>
    </style:style>
    <style:style style:name="P78" style:family="paragraph">
      <style:paragraph-properties fo:margin-left="0.6cm" fo:margin-right="0cm" fo:text-indent="-0.6cm" style:punctuation-wrap="simple" style:line-break="strict" style:writing-mode="lr-tb" style:font-independent-line-spacing="true"/>
    </style:style>
  </office:automatic-styles>
  <office:body>
    <office:presentation>
      <draw:page draw:name="page1" draw:style-name="dp69" draw:master-page-name="_28_Default_29__20_Title_20_Master">
        <draw:frame draw:name="Title text9" presentation:style-name="pr71" draw:text-style-name="P72" draw:layer="layout" svg:width="23.912cm" svg:height="3.507cm" svg:x="2.058cm" svg:y="8.4cm" presentation:class="title" presentation:placeholder="true">
          <draw:text-box/>
        </draw:frame>
        <draw:frame draw:name="embedded object (OLE)2" draw:style-name="gr73" draw:id="id69" draw:layer="layout" svg:width="7.998cm" svg:height="7cm" svg:x="16.181cm" svg:y="10.807cm">
          <draw:object xlink:href="./Object 2" xlink:type="simple" xlink:show="embed" xlink:actuate="onLoad"/>
          <draw:image xlink:href="./ObjectReplacements/Object 2" xlink:type="simple" xlink:show="embed" xlink:actuate="onLoad"/>
        </draw:frame>
        <draw:frame draw:name="Bitmap1" draw:style-name="gr74" draw:text-style-name="P75" draw:id="id68" draw:layer="layout" svg:width="11.977cm" svg:height="9.414cm" svg:x="2.534cm" svg:y="2.311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68" smil:by="360" smil:attributeName="transform" svg:type="rotate"/>
                </anim:par>
              </anim:par>
            </anim:par>
            <anim:par smil:begin="indefinite">
              <anim:par smil:begin="0s">
                <anim:par smil:begin="0s" smil:fill="hold" presentation:node-type="on-click" presentation:preset-id="Random Lines" presentation:preset-sub-type="Vertical" presentation:preset-class="exit">
                  <anim:transitionFilter smil:begin="0s" smil:dur="2s" smil:fill="hold" smil:targetElement="id69" smil:type="randomBarWipe" smil:subtype="vertical" smil:mode="out"/>
                  <anim:set smil:begin="2s" smil:dur="0.004s" smil:fill="hold" smil:targetElement="id69" smil:attributeName="visibility" smil:to="hidden"/>
                </anim:par>
              </anim:par>
            </anim:par>
          </anim:seq>
        </anim:par>
        <presentation:notes draw:style-name="dp70">
          <draw:page-thumbnail draw:style-name="gr76" draw:layer="layout" svg:width="13.706cm" svg:height="10.28cm" svg:x="3.647cm" svg:y="2.853cm" draw:page-number="1" presentation:class="page"/>
          <draw:frame presentation:style-name="pr77" draw:text-style-name="P78" draw:layer="layout" svg:width="14.518cm" svg:height="11.41cm" svg:x="3.249cm" svg:y="14.13cm" presentation:class="notes" presentation:placeholder="true">
            <draw:text-box/>
          </draw:frame>
        </presentation:notes>
      </draw:page>
      <draw:page draw:name="page2" draw:style-name="dp1" draw:master-page-name="_28_Default_29__20_Title_20_Master" presentation:presentation-page-layout-name="ALT19">
        <draw:frame draw:name="Title text8" presentation:style-name="pr3" draw:text-style-name="P4" draw:layer="layout" svg:width="23.912cm" svg:height="3.507cm" svg:x="2.058cm" svg:y="8.4cm" presentation:class="title" presentation:placeholder="true">
          <draw:text-box/>
        </draw:frame>
        <draw:custom-shape draw:name="Oval1" draw:style-name="gr13" draw:text-style-name="P14" draw:id="id77" draw:layer="layout" svg:width="3.543cm" svg:height="1.964cm" svg:x="7.325cm" svg:y="12.797cm">
          <text:p text:style-name="P11"><text:span text:style-name="T12">梵蒂冈</text:span></text:p>
          <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
        </draw:custom-shape>
        <draw:custom-shape draw:name="5 Point1" draw:style-name="gr15" draw:text-style-name="P16" draw:id="id76" draw:layer="layout" svg:width="2.592cm" svg:height="2.184cm" svg:x="7.131cm" svg:y="5.142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next">
              <anim:par smil:begin="0s">
                <anim:par smil:begin="0s" smil:fill="hold" presentation:node-type="on-click" presentation:preset-id="Box" presentation:preset-sub-type="In" presentation:preset-class="entrance">
                  <anim:set smil:begin="0s" smil:dur="0.004s" smil:fill="hold" smil:targetElement="id76" smil:attributeName="visibility" smil:to="visible"/>
                  <anim:transitionFilter smil:begin="0s" smil:dur="2s" smil:fill="hold" smil:targetElement="id76" smil:type="irisWipe" smil:subtype="rectangle" smil:direction="reverse"/>
                </anim:par>
              </anim:par>
            </anim:par>
            <anim:par smil:begin="next">
              <anim:par smil:begin="0s">
                <anim:par smil:begin="0s" smil:fill="hold" presentation:node-type="on-click" presentation:preset-id="Blinds" presentation:preset-sub-type="Vertical" presentation:preset-class="entrance">
                  <anim:set smil:begin="0s" smil:dur="0.004s" smil:fill="hold" smil:targetElement="id77" smil:attributeName="visibility" smil:to="visible"/>
                  <anim:transitionFilter smil:begin="0s" smil:dur="2s" smil:fill="hold" smil:targetElement="id77" smil:type="blindsWipe" smil:subtype="vertical"/>
                </anim:par>
              </anim:par>
            </anim:par>
          </anim:seq>
        </anim:par>
        <presentation:notes draw:style-name="dp2">
          <draw:page-thumbnail draw:style-name="gr8" draw:layer="layout" svg:width="13.706cm" svg:height="10.28cm" svg:x="3.647cm" svg:y="2.853cm" draw:page-number="2" presentation:class="page"/>
          <draw:frame presentation:style-name="pr9" draw:text-style-name="P10" draw:layer="layout" svg:width="14.518cm" svg:height="11.41cm" svg:x="3.249cm" svg:y="14.13cm" presentation:class="notes" presentation:placeholder="true">
            <draw:text-box/>
          </draw:frame>
        </presentation:notes>
      </draw:page>
      <draw:page draw:name="page3" draw:style-name="dp1" draw:master-page-name="_28_Default_29__20_Title_20_Master">
        <draw:frame draw:name="Title text3" presentation:style-name="pr3" draw:text-style-name="P4" draw:layer="layout" svg:width="23.912cm" svg:height="3.507cm" svg:x="2.058cm" svg:y="8.4cm" presentation:class="title" presentation:placeholder="true" presentation:user-transformed="true">
          <draw:text-box/>
        </draw:frame>
        <draw:frame draw:name="Bitmap3" draw:style-name="gr6" draw:text-style-name="P7" draw:id="id78" draw:layer="layout" svg:width="11.977cm" svg:height="9.414cm" svg:x="6.962cm" svg:y="5.041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8" smil:by="360" smil:attributeName="transform" svg:type="rotate"/>
                </anim:par>
              </anim:par>
            </anim:par>
          </anim:seq>
        </anim:par>
        <presentation:notes draw:style-name="dp2">
          <draw:page-thumbnail draw:style-name="gr8" draw:layer="layout" svg:width="13.706cm" svg:height="10.28cm" svg:x="3.647cm" svg:y="2.853cm" draw:page-number="3"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4" draw:style-name="dp1" draw:master-page-name="_28_Default_29__20_Title_20_Master" presentation:presentation-page-layout-name="ALT19">
        <draw:frame draw:name="Title text4" presentation:style-name="pr3" draw:text-style-name="P4" draw:layer="layout" svg:width="23.912cm" svg:height="3.507cm" svg:x="2.058cm" svg:y="8.4cm" presentation:class="title" presentation:placeholder="true" presentation:user-transformed="true">
          <draw:text-box/>
        </draw:frame>
        <draw:custom-shape draw:name="5 Point3" draw:style-name="gr15" draw:text-style-name="P16" draw:id="id79" draw:layer="layout" svg:width="2.592cm" svg:height="2.184cm" svg:x="8.552cm" svg:y="7.593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next">
              <anim:par smil:begin="0s">
                <anim:par smil:begin="0s" smil:fill="hold" presentation:node-type="on-click" presentation:preset-id="Whirlpool" presentation:preset-sub-type="Full Spin" presentation:preset-class="emphasis">
                  <anim:animateTransform smil:begin="0s" smil:dur="2s" smil:fill="hold" smil:targetElement="id79" smil:by="360" smil:attributeName="transform" svg:type="rotate"/>
                </anim:par>
              </anim:par>
            </anim:par>
          </anim:seq>
        </anim:par>
        <presentation:notes draw:style-name="dp2">
          <draw:page-thumbnail draw:style-name="gr8" draw:layer="layout" svg:width="13.706cm" svg:height="10.28cm" svg:x="3.647cm" svg:y="2.853cm" draw:page-number="4"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5" draw:style-name="dp1" draw:master-page-name="_28_Default_29__20_Title_20_Master" presentation:presentation-page-layout-name="ALT19">
        <draw:frame draw:name="Title text5" presentation:style-name="pr3" draw:text-style-name="P4" draw:layer="layout" svg:width="23.912cm" svg:height="3.507cm" svg:x="2.058cm" svg:y="8.4cm" presentation:class="title" presentation:placeholder="true" presentation:user-transformed="true">
          <draw:text-box/>
        </draw:frame>
        <draw:custom-shape draw:name="Oval3" draw:style-name="gr13" draw:text-style-name="P14" draw:id="id80" draw:layer="layout" svg:width="3.543cm" svg:height="1.964cm" svg:x="7.492cm" svg:y="7.42cm">
          <text:p text:style-name="P11"><text:span text:style-name="T12">梵蒂冈</text:span></text:p>
          <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id="Whirlpool" presentation:preset-sub-type="Full Spin" presentation:preset-class="emphasis">
                  <anim:animateTransform smil:begin="0s" smil:dur="2s" smil:fill="hold" smil:targetElement="id80" smil:by="360" smil:attributeName="transform" svg:type="rotate"/>
                </anim:par>
              </anim:par>
            </anim:par>
          </anim:seq>
        </anim:par>
        <presentation:notes draw:style-name="dp2">
          <draw:page-thumbnail draw:style-name="gr8" draw:layer="layout" svg:width="13.706cm" svg:height="10.28cm" svg:x="3.647cm" svg:y="2.853cm" draw:page-number="5"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6" draw:style-name="dp1" draw:master-page-name="_28_Default_29__20_Title_20_Master">
        <draw:frame draw:name="Title text6" presentation:style-name="pr3" draw:text-style-name="P4" draw:layer="layout" svg:width="23.912cm" svg:height="3.507cm" svg:x="2.058cm" svg:y="8.4cm" presentation:class="title" presentation:placeholder="true" presentation:user-transformed="true">
          <draw:text-box/>
        </draw:frame>
        <draw:custom-shape draw:name="Oval4" draw:style-name="gr13" draw:text-style-name="P14" draw:id="id82" draw:layer="layout" svg:width="3.543cm" svg:height="2.089cm" svg:x="15.625cm" svg:y="8.021cm">
          <text:p text:style-name="P11"><text:span text:style-name="T17">梵蒂冈</text:span></text:p>
          <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
        </draw:custom-shape>
        <draw:custom-shape draw:name="5 Point4" draw:style-name="gr15" draw:text-style-name="P16" draw:id="id81" draw:layer="layout" svg:width="2.592cm" svg:height="2.184cm" svg:x="7.939cm" svg:y="7.704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81" smil:by="360" smil:attributeName="transform" svg:type="rotate"/>
                </anim:par>
              </anim:par>
            </anim:par>
            <anim:par smil:begin="indefinite">
              <anim:par smil:begin="0s">
                <anim:par smil:begin="0s" smil:fill="hold" presentation:node-type="on-click" presentation:preset-id="Blinds" presentation:preset-sub-type="Vertical" presentation:preset-class="entrance">
                  <anim:set smil:begin="0s" smil:dur="0.004s" smil:fill="hold" smil:targetElement="id82" smil:attributeName="visibility" smil:to="visible"/>
                  <anim:transitionFilter smil:begin="0s" smil:dur="2s" smil:fill="hold" smil:targetElement="id82" smil:type="blindsWipe" smil:subtype="vertical"/>
                </anim:par>
              </anim:par>
            </anim:par>
          </anim:seq>
        </anim:par>
        <presentation:notes draw:style-name="dp2">
          <draw:page-thumbnail draw:style-name="gr8" draw:layer="layout" svg:width="13.706cm" svg:height="10.28cm" svg:x="3.647cm" svg:y="2.853cm" draw:page-number="6"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7" draw:style-name="dp1" draw:master-page-name="_28_Default_29__20_Title_20_Master">
        <draw:frame draw:name="Title text1" presentation:style-name="pr3" draw:text-style-name="P4" draw:layer="layout" svg:width="23.912cm" svg:height="3.507cm" svg:x="2.058cm" svg:y="8.4cm" presentation:class="title" presentation:placeholder="true" presentation:user-transformed="true">
          <draw:text-box/>
        </draw:frame>
        <draw:frame draw:name="Bitmap2" draw:style-name="gr6" draw:text-style-name="P7" draw:id="id83" draw:layer="layout" svg:width="11.977cm" svg:height="9.414cm" svg:x="7.937cm" svg:y="5.598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83" smil:by="360" smil:attributeName="transform" svg:type="rotate"/>
                </anim:par>
              </anim:par>
            </anim:par>
          </anim:seq>
        </anim:par>
        <presentation:notes draw:style-name="dp2">
          <draw:page-thumbnail draw:style-name="gr8" draw:layer="layout" svg:width="13.706cm" svg:height="10.28cm" svg:x="3.647cm" svg:y="2.853cm" draw:page-number="7"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8" draw:style-name="dp69" draw:master-page-name="_28_Default_29__20_Title_20_Master">
        <draw:frame draw:name="Title text2" presentation:style-name="pr71" draw:text-style-name="P72" draw:layer="layout" svg:width="23.912cm" svg:height="3.507cm" svg:x="2.058cm" svg:y="8.4cm" presentation:class="title" presentation:placeholder="true" presentation:user-transformed="true">
          <draw:text-box/>
        </draw:frame>
        <draw:frame draw:name="embedded object (OLE)1" draw:style-name="gr73" draw:id="id70" draw:layer="layout" svg:width="8cm" svg:height="7cm" svg:x="9.34cm" svg:y="5.802cm">
          <draw:object xlink:href="./Object 86" xlink:type="simple" xlink:show="embed" xlink:actuate="onLoad"/>
          <draw:image xlink:href="./ObjectReplacements/Object 86" xlink:type="simple" xlink:show="embed" xlink:actuate="onLoad"/>
        </draw:frame>
        <anim:par presentation:node-type="timing-root">
          <anim:seq presentation:node-type="main-sequence">
            <anim:par smil:begin="indefinite">
              <anim:par smil:begin="0s">
                <anim:par smil:begin="0s" smil:fill="hold" presentation:node-type="on-click" presentation:preset-id="Blinds" presentation:preset-sub-type="Vertical" presentation:preset-class="entrance">
                  <anim:set smil:begin="0s" smil:dur="0.004s" smil:fill="hold" smil:targetElement="id70" smil:attributeName="visibility" smil:to="visible"/>
                  <anim:transitionFilter smil:begin="0s" smil:dur="2s" smil:fill="hold" smil:targetElement="id70" smil:type="blindsWipe" smil:subtype="vertical"/>
                </anim:par>
              </anim:par>
            </anim:par>
          </anim:seq>
        </anim:par>
        <presentation:notes draw:style-name="dp70">
          <draw:page-thumbnail draw:style-name="gr76" draw:layer="layout" svg:width="13.706cm" svg:height="10.28cm" svg:x="3.647cm" svg:y="2.853cm" draw:page-number="8"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9" draw:style-name="dp1" draw:master-page-name="_28_Default_29__20_Title_20_Master">
        <draw:frame draw:name="Title text7" presentation:style-name="pr3" draw:text-style-name="P4" draw:layer="layout" svg:width="23.912cm" svg:height="3.507cm" svg:x="2.058cm" svg:y="8.4cm" presentation:class="title" presentation:placeholder="true" presentation:user-transformed="true">
          <draw:text-box/>
        </draw:frame>
        <draw:frame draw:name="Bitmap5" draw:style-name="gr6" draw:text-style-name="P7" draw:id="id85" draw:layer="layout" svg:width="11.977cm" svg:height="9.414cm" svg:x="7.602cm" svg:y="4.4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85" smil:by="360" smil:attributeName="transform" svg:type="rotate"/>
                </anim:par>
              </anim:par>
            </anim:par>
          </anim:seq>
        </anim:par>
        <presentation:notes draw:style-name="dp2">
          <draw:page-thumbnail draw:style-name="gr8" draw:layer="layout" svg:width="13.706cm" svg:height="10.28cm" svg:x="3.647cm" svg:y="2.853cm" draw:page-number="9"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10" draw:style-name="dp1" draw:master-page-name="_28_Default_29__20_Title_20_Master">
        <draw:frame draw:name="Title text10" presentation:style-name="pr3" draw:text-style-name="P4" draw:layer="layout" svg:width="23.912cm" svg:height="3.507cm" svg:x="2.058cm" svg:y="8.4cm" presentation:class="title" presentation:placeholder="true" presentation:user-transformed="true">
          <draw:text-box/>
        </draw:frame>
        <draw:custom-shape draw:name="5 Point5" draw:style-name="gr15" draw:text-style-name="P16" draw:id="id86" draw:layer="layout" svg:width="2.592cm" svg:height="2.184cm" svg:x="11.838cm" svg:y="7.175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86" smil:by="360" smil:attributeName="transform" svg:type="rotate"/>
                </anim:par>
              </anim:par>
            </anim:par>
          </anim:seq>
        </anim:par>
        <presentation:notes draw:style-name="dp2">
          <draw:page-thumbnail draw:style-name="gr8" draw:layer="layout" svg:width="13.706cm" svg:height="10.28cm" svg:x="3.647cm" svg:y="2.853cm" draw:page-number="10"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11" draw:style-name="dp1" draw:master-page-name="_28_Default_29__20_Title_20_Master">
        <draw:frame draw:name="Title text11" presentation:style-name="pr3" draw:text-style-name="P4" draw:layer="layout" svg:width="23.912cm" svg:height="3.507cm" svg:x="2.058cm" svg:y="8.4cm" presentation:class="title" presentation:placeholder="true" presentation:user-transformed="true">
          <draw:text-box/>
        </draw:frame>
        <draw:frame draw:name="Bitmap6" draw:style-name="gr6" draw:text-style-name="P7" draw:id="id87" draw:layer="layout" svg:width="11.977cm" svg:height="9.414cm" svg:x="8.244cm" svg:y="5.347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87" smil:by="360" smil:attributeName="transform" svg:type="rotate"/>
                </anim:par>
              </anim:par>
            </anim:par>
          </anim:seq>
        </anim:par>
        <presentation:notes draw:style-name="dp2">
          <draw:page-thumbnail draw:style-name="gr8" draw:layer="layout" svg:width="13.706cm" svg:height="10.28cm" svg:x="3.647cm" svg:y="2.853cm" draw:page-number="11"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12" draw:style-name="dp1" draw:master-page-name="_28_Default_29__20_Title_20_Master" presentation:presentation-page-layout-name="ALT19">
        <draw:frame draw:name="Title text12" presentation:style-name="pr3" draw:text-style-name="P4" draw:layer="layout" svg:width="23.912cm" svg:height="3.507cm" svg:x="2.058cm" svg:y="8.4cm" presentation:class="title" presentation:placeholder="true" presentation:user-transformed="true">
          <draw:text-box/>
        </draw:frame>
        <draw:custom-shape draw:name="5 Point13" draw:style-name="gr15" draw:text-style-name="P16" draw:id="id88" draw:layer="layout" svg:width="2.592cm" svg:height="2.184cm" svg:x="11.839cm" svg:y="7.176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next">
              <anim:par smil:begin="0s">
                <anim:par smil:begin="0s" smil:fill="hold" presentation:node-type="on-click" presentation:preset-id="Whirlpool" presentation:preset-sub-type="Full Spin" presentation:preset-class="emphasis">
                  <anim:animateTransform smil:begin="0s" smil:dur="2s" smil:fill="hold" smil:targetElement="id88" smil:by="360" smil:attributeName="transform" svg:type="rotate"/>
                </anim:par>
              </anim:par>
            </anim:par>
          </anim:seq>
        </anim:par>
        <presentation:notes draw:style-name="dp2">
          <draw:page-thumbnail draw:style-name="gr8" draw:layer="layout" svg:width="13.706cm" svg:height="10.28cm" svg:x="3.647cm" svg:y="2.853cm" draw:page-number="12"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13" draw:style-name="dp69" draw:master-page-name="_28_Default_29__20_Title_20_Master">
        <draw:frame draw:name="Title text13" presentation:style-name="pr71" draw:text-style-name="P72" draw:layer="layout" svg:width="23.912cm" svg:height="3.507cm" svg:x="2.058cm" svg:y="8.4cm" presentation:class="title" presentation:placeholder="true" presentation:user-transformed="true">
          <draw:text-box/>
        </draw:frame>
        <draw:frame draw:name="embedded object (OLE)7" draw:style-name="gr73" draw:id="id71" draw:layer="layout" svg:width="7.998cm" svg:height="7cm" svg:x="10.472cm" svg:y="5.57cm">
          <draw:object xlink:href="./Object 15" xlink:type="simple" xlink:show="embed" xlink:actuate="onLoad"/>
          <draw:image xlink:href="./ObjectReplacements/Object 15"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1" smil:by="360" smil:attributeName="transform" svg:type="rotate"/>
                </anim:par>
              </anim:par>
            </anim:par>
          </anim:seq>
        </anim:par>
        <presentation:notes draw:style-name="dp70">
          <draw:page-thumbnail draw:style-name="gr76" draw:layer="layout" svg:width="13.706cm" svg:height="10.28cm" svg:x="3.647cm" svg:y="2.853cm" draw:page-number="13"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14" draw:style-name="dp1" draw:master-page-name="_28_Default_29__20_Title_20_Master" presentation:presentation-page-layout-name="ALT19">
        <draw:frame draw:name="Title text14" presentation:style-name="pr3" draw:text-style-name="P4" draw:layer="layout" svg:width="23.912cm" svg:height="3.507cm" svg:x="2.058cm" svg:y="8.4cm" presentation:class="title" presentation:placeholder="true" presentation:user-transformed="true">
          <draw:text-box/>
        </draw:frame>
        <draw:custom-shape draw:name="Multi Document1" draw:style-name="gr15" draw:text-style-name="P7" draw:layer="layout" svg:width="4.88cm" svg:height="2.875cm" svg:x="9.96cm" svg:y="6.261cm">
          <text:p/>
          <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
        </draw:custom-shape>
        <presentation:notes draw:style-name="dp2">
          <draw:page-thumbnail draw:style-name="gr8" draw:layer="layout" svg:width="13.706cm" svg:height="10.28cm" svg:x="3.647cm" svg:y="2.853cm" draw:page-number="14"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15" draw:style-name="dp1" draw:master-page-name="_28_Default_29__20_Title_20_Master">
        <draw:frame draw:name="Title text15" presentation:style-name="pr3" draw:text-style-name="P4" draw:layer="layout" svg:width="23.912cm" svg:height="3.507cm" svg:x="2.058cm" svg:y="8.4cm" presentation:class="title" presentation:placeholder="true" presentation:user-transformed="true">
          <draw:text-box/>
        </draw:frame>
        <draw:frame draw:name="Bitmap4" draw:style-name="gr6" draw:text-style-name="P7" draw:id="id90" draw:layer="layout" svg:width="27.093cm" svg:height="8.67cm" svg:x="0.435cm" svg:y="6.165cm">
          <draw:image xlink:href="Pictures/1000000000000C80000004009305DCA3.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Diagonal Squares" presentation:preset-sub-type="To Bottom-right" presentation:preset-class="entrance">
                  <anim:set smil:begin="0s" smil:dur="0.004s" smil:fill="hold" smil:targetElement="id90" smil:attributeName="visibility" smil:to="visible"/>
                  <anim:transitionFilter smil:begin="0s" smil:dur="2s" smil:fill="hold" smil:targetElement="id90" smil:type="waterfallWipe" smil:subtype="horizontalLeft"/>
                </anim:par>
              </anim:par>
            </anim:par>
          </anim:seq>
        </anim:par>
        <presentation:notes draw:style-name="dp2">
          <draw:page-thumbnail draw:style-name="gr8" draw:layer="layout" svg:width="13.706cm" svg:height="10.28cm" svg:x="3.647cm" svg:y="2.853cm" draw:page-number="15"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16" draw:style-name="dp1" draw:master-page-name="_28_Default_29__20_Title_20_Master">
        <draw:frame draw:name="Title text17" presentation:style-name="pr3" draw:text-style-name="P4" draw:layer="layout" svg:width="23.912cm" svg:height="3.507cm" svg:x="2.058cm" svg:y="8.4cm" presentation:class="title" presentation:placeholder="true" presentation:user-transformed="true">
          <draw:text-box/>
        </draw:frame>
        <draw:frame draw:name="Bitmap9" draw:style-name="gr6" draw:text-style-name="P7" draw:id="id91" draw:layer="layout" svg:width="11.977cm" svg:height="9.414cm" svg:x="6.21cm" svg:y="4.483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91" smil:by="360" smil:attributeName="transform" svg:type="rotate"/>
                </anim:par>
              </anim:par>
            </anim:par>
          </anim:seq>
        </anim:par>
        <presentation:notes draw:style-name="dp2">
          <draw:page-thumbnail draw:style-name="gr8" draw:layer="layout" svg:width="13.706cm" svg:height="10.28cm" svg:x="3.647cm" svg:y="2.853cm" draw:page-number="16"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17" draw:style-name="dp1" draw:master-page-name="_28_Default_29__20_Title_20_Master">
        <draw:frame draw:name="Title text18" presentation:style-name="pr3" draw:text-style-name="P4" draw:layer="layout" svg:width="23.912cm" svg:height="3.507cm" svg:x="2.058cm" svg:y="8.4cm" presentation:class="title" presentation:placeholder="true" presentation:user-transformed="true">
          <draw:text-box/>
        </draw:frame>
        <draw:custom-shape draw:name="Oval9" draw:style-name="gr13" draw:text-style-name="P14" draw:id="id92" draw:layer="layout" svg:width="3.543cm" svg:height="1.964cm" svg:x="10.417cm" svg:y="7.199cm">
          <text:p text:style-name="P11"><text:span text:style-name="T17">梵蒂冈</text:span></text:p>
          <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92" smil:by="360" smil:attributeName="transform" svg:type="rotate"/>
                </anim:par>
              </anim:par>
            </anim:par>
          </anim:seq>
        </anim:par>
        <presentation:notes draw:style-name="dp2">
          <draw:page-thumbnail draw:style-name="gr8" draw:layer="layout" svg:width="13.706cm" svg:height="10.28cm" svg:x="3.647cm" svg:y="2.853cm" draw:page-number="17"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18" draw:style-name="dp69" draw:master-page-name="_28_Default_29__20_Title_20_Master">
        <draw:frame draw:name="Title text19" presentation:style-name="pr71" draw:text-style-name="P72" draw:layer="layout" svg:width="23.912cm" svg:height="3.507cm" svg:x="2.058cm" svg:y="8.4cm" presentation:class="title" presentation:placeholder="true" presentation:user-transformed="true">
          <draw:text-box/>
        </draw:frame>
        <draw:frame draw:name="embedded object (OLE)3" draw:style-name="gr73" draw:id="id72" draw:layer="layout" svg:width="7.998cm" svg:height="7cm" svg:x="10.416cm" svg:y="6.295cm">
          <draw:object xlink:href="./Object 26" xlink:type="simple" xlink:show="embed" xlink:actuate="onLoad"/>
          <draw:image xlink:href="./ObjectReplacements/Object 26"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2" smil:by="360" smil:attributeName="transform" svg:type="rotate"/>
                </anim:par>
              </anim:par>
            </anim:par>
          </anim:seq>
        </anim:par>
        <presentation:notes draw:style-name="dp70">
          <draw:page-thumbnail draw:style-name="gr76" draw:layer="layout" svg:width="13.706cm" svg:height="10.28cm" svg:x="3.647cm" svg:y="2.853cm" draw:page-number="18"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19" draw:style-name="dp1" draw:master-page-name="_28_Default_29__20_Title_20_Master">
        <draw:frame draw:name="Title text20" presentation:style-name="pr3" draw:text-style-name="P4" draw:layer="layout" svg:width="23.912cm" svg:height="3.507cm" svg:x="2.058cm" svg:y="8.4cm" presentation:class="title" presentation:placeholder="true" presentation:user-transformed="true">
          <draw:text-box/>
        </draw:frame>
        <draw:custom-shape draw:name="Smile Face1" draw:style-name="gr15" draw:text-style-name="P7" draw:id="id94" draw:layer="layout" svg:width="6.016cm" svg:height="5.961cm" svg:x="10.751cm" svg:y="5.904cm">
          <text:p/>
          <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
            <draw:equation draw:name="f0" draw:formula="$0-7180"/>
            <draw:equation draw:name="f1" draw:formula="15180-$0"/>
            <draw:handle draw:handle-mirror-vertical="false" draw:handle-mirror-horizontal="false" draw:handle-switched="false" draw:handle-position="5000 $0" draw:handle-range-y-minimum="6000" draw:handle-range-y-maximum="100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94" smil:by="360" smil:attributeName="transform" svg:type="rotate"/>
                </anim:par>
              </anim:par>
            </anim:par>
          </anim:seq>
        </anim:par>
        <presentation:notes draw:style-name="dp2">
          <draw:page-thumbnail draw:style-name="gr8" draw:layer="layout" svg:width="13.706cm" svg:height="10.28cm" svg:x="3.647cm" svg:y="2.853cm" draw:page-number="19"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20" draw:style-name="dp1" draw:master-page-name="_28_Default_29__20_Title_20_Master">
        <draw:frame draw:name="Title text21" presentation:style-name="pr3" draw:text-style-name="P4" draw:layer="layout" svg:width="23.912cm" svg:height="3.507cm" svg:x="2.058cm" svg:y="8.4cm" presentation:class="title" presentation:placeholder="true" presentation:user-transformed="true">
          <draw:text-box/>
        </draw:frame>
        <draw:custom-shape draw:name="Summing Junction1" draw:style-name="gr15" draw:text-style-name="P7" draw:id="id95" draw:layer="layout" svg:width="4.903cm" svg:height="3.761cm" svg:x="11.28cm" svg:y="8.494cm">
          <text:p/>
          <draw:enhanced-geometry svg:viewBox="0 0 21600 21600" draw:extrusion-first-light-direction="(5 -0 1)" draw:extrusion-second-light-direction="(-5 -0 1)" draw:extrusion-skew="50 -135"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anim:par presentation:node-type="timing-root">
          <anim:seq presentation:node-type="main-sequence">
            <anim:par smil:begin="indefinite">
              <anim:par smil:begin="0s">
                <anim:par smil:begin="0s" smil:fill="hold" presentation:node-type="on-click" presentation:preset-id="Kite" presentation:preset-class="motion-path">
                  <anim:animateMotion smil:begin="0s" smil:dur="2s" smil:fill="hold" smil:targetElement="id95" svg:path="M 0 0 L 0.125 -0.11192 L 0.25 0 L 0.125 0.11192 L 0 0 Z"/>
                </anim:par>
              </anim:par>
            </anim:par>
          </anim:seq>
        </anim:par>
        <presentation:notes draw:style-name="dp2">
          <draw:page-thumbnail draw:style-name="gr8" draw:layer="layout" svg:width="13.706cm" svg:height="10.28cm" svg:x="3.647cm" svg:y="2.853cm" draw:page-number="20"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21" draw:style-name="dp1" draw:master-page-name="_28_Default_29__20_Title_20_Master" presentation:presentation-page-layout-name="ALT19">
        <draw:frame draw:name="Title text22" presentation:style-name="pr3" draw:text-style-name="P4" draw:layer="layout" svg:width="23.912cm" svg:height="3.507cm" svg:x="2.058cm" svg:y="8.4cm" presentation:class="title" presentation:placeholder="true" presentation:user-transformed="true">
          <draw:text-box/>
        </draw:frame>
        <draw:custom-shape draw:name="Oval Callout2" draw:style-name="gr15" draw:text-style-name="P7" draw:layer="layout" svg:width="6.507cm" svg:height="2.697cm" svg:x="10.918cm" svg:y="6.618cm">
          <text:p/>
          <draw:enhanced-geometry svg:viewBox="0 0 10000 10000" draw:extrusion-first-light-direction="(5 -0 1)" draw:extrusion-second-light-direction="(-5 -0 1)" draw:extrusion-skew="50 -135" draw:type="cl-round" draw:modifiers="10000 13000"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draw:custom-shape>
        <presentation:notes draw:style-name="dp2">
          <draw:page-thumbnail draw:style-name="gr8" draw:layer="layout" svg:width="13.706cm" svg:height="10.28cm" svg:x="3.647cm" svg:y="2.853cm" draw:page-number="21"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22" draw:style-name="dp1" draw:master-page-name="_28_Default_29__20_Title_20_Master">
        <draw:frame draw:name="Title text23" presentation:style-name="pr3" draw:text-style-name="P4" draw:layer="layout" svg:width="23.912cm" svg:height="3.507cm" svg:x="2.058cm" svg:y="8.4cm" presentation:class="title" presentation:placeholder="true" presentation:user-transformed="true">
          <draw:text-box/>
        </draw:frame>
        <draw:frame draw:name="Bitmap12" draw:style-name="gr6" draw:text-style-name="P7" draw:id="id96" draw:layer="layout" svg:width="11.977cm" svg:height="9.414cm" svg:x="6.043cm" svg:y="4.539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96" smil:by="360" smil:attributeName="transform" svg:type="rotate"/>
                </anim:par>
              </anim:par>
            </anim:par>
          </anim:seq>
        </anim:par>
        <presentation:notes draw:style-name="dp2">
          <draw:page-thumbnail draw:style-name="gr8" draw:layer="layout" svg:width="13.706cm" svg:height="10.28cm" svg:x="3.647cm" svg:y="2.853cm" draw:page-number="22"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23" draw:style-name="dp1" draw:master-page-name="_28_Default_29__20_Title_20_Master">
        <draw:frame draw:name="Title text24" presentation:style-name="pr3" draw:text-style-name="P4" draw:layer="layout" svg:width="23.912cm" svg:height="3.507cm" svg:x="2.058cm" svg:y="8.4cm" presentation:class="title" presentation:placeholder="true" presentation:user-transformed="true">
          <draw:text-box/>
        </draw:frame>
        <draw:custom-shape draw:name="Hexagon2" draw:style-name="gr15" draw:text-style-name="P7" draw:id="id97" draw:layer="layout" svg:width="7.772cm" svg:height="5.989cm" svg:x="9.776cm" svg:y="6.768cm">
          <text:p/>
          <draw:enhanced-geometry svg:viewBox="0 0 10000 10000" draw:extrusion-first-light-direction="(5 -0 1)" draw:extrusion-second-light-direction="(-5 -0 1)" draw:extrusion-skew="50 -135" draw:type="bs-hexagon" draw:modifiers="2500" draw:enhanced-path="M $0 0 L ?f0 0 10000 5000 ?f0 10000 $0 10000 0 5000 $0 0 Z N">
            <draw:equation draw:name="f0" draw:formula="10000-$0"/>
            <draw:handle draw:handle-mirror-vertical="false" draw:handle-mirror-horizontal="false" draw:handle-switched="false" draw:handle-position="$0 0" draw:handle-range-x-minimum="0" draw:handle-range-x-maximum="5000"/>
          </draw:enhanced-geometry>
        </draw:custom-shape>
        <anim:par presentation:node-type="timing-root">
          <anim:seq presentation:node-type="main-sequence">
            <anim:par smil:begin="indefinite">
              <anim:par smil:begin="0s">
                <anim:par smil:begin="0s" smil:fill="hold" presentation:node-type="on-click" presentation:preset-id="Box" presentation:preset-sub-type="In" presentation:preset-class="exit">
                  <anim:transitionFilter smil:begin="0s" smil:dur="2s" smil:fill="hold" smil:targetElement="id97" smil:type="irisWipe" smil:subtype="rectangle" smil:mode="out" smil:direction="reverse"/>
                  <anim:set smil:begin="2s" smil:dur="0.004s" smil:fill="hold" smil:targetElement="id97" smil:attributeName="visibility" smil:to="hidden"/>
                </anim:par>
              </anim:par>
            </anim:par>
          </anim:seq>
        </anim:par>
        <presentation:notes draw:style-name="dp2">
          <draw:page-thumbnail draw:style-name="gr8" draw:layer="layout" svg:width="13.706cm" svg:height="10.28cm" svg:x="3.647cm" svg:y="2.853cm" draw:page-number="23"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24" draw:style-name="dp69" draw:master-page-name="_28_Default_29__20_Title_20_Master">
        <draw:frame draw:name="Title text25" presentation:style-name="pr71" draw:text-style-name="P72" draw:layer="layout" svg:width="23.912cm" svg:height="3.507cm" svg:x="2.058cm" svg:y="8.4cm" presentation:class="title" presentation:placeholder="true" presentation:user-transformed="true">
          <draw:text-box/>
        </draw:frame>
        <draw:frame draw:name="embedded object (OLE)13" draw:style-name="gr73" draw:id="id73" draw:layer="layout" svg:width="7.998cm" svg:height="7cm" svg:x="10.806cm" svg:y="5.849cm">
          <draw:object xlink:href="./Object 29" xlink:type="simple" xlink:show="embed" xlink:actuate="onLoad"/>
          <draw:image xlink:href="./ObjectReplacements/Object 29"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3" smil:by="360" smil:attributeName="transform" svg:type="rotate"/>
                </anim:par>
              </anim:par>
            </anim:par>
          </anim:seq>
        </anim:par>
        <presentation:notes draw:style-name="dp70">
          <draw:page-thumbnail draw:style-name="gr76" draw:layer="layout" svg:width="13.706cm" svg:height="10.28cm" svg:x="3.647cm" svg:y="2.853cm" draw:page-number="24"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25" draw:style-name="dp1" draw:master-page-name="_28_Default_29__20_Title_20_Master">
        <draw:frame draw:name="Title text26" presentation:style-name="pr3" draw:text-style-name="P4" draw:layer="layout" svg:width="23.912cm" svg:height="3.507cm" svg:x="2.058cm" svg:y="8.4cm" presentation:class="title" presentation:placeholder="true" presentation:user-transformed="true">
          <draw:text-box/>
        </draw:frame>
        <draw:custom-shape draw:name="Chevron6" draw:style-name="gr15" draw:text-style-name="P7" draw:id="id99" draw:layer="layout" svg:width="6.936cm" svg:height="2.535cm" svg:x="9.971cm" svg:y="7.966cm">
          <text:p/>
          <draw:enhanced-geometry svg:viewBox="0 0 8000 4000" draw:extrusion-first-light-direction="(5 -0 1)" draw:extrusion-second-light-direction="(-5 -0 1)" draw:extrusion-skew="50 -135" draw:type="ba-chevron" draw:modifiers="6000" draw:enhanced-path="M 0 0 L $0 0 8000 2000 $0 4000 0 4000 ?f0 2000 Z N">
            <draw:equation draw:name="f0" draw:formula="8000-$0"/>
            <draw:handle draw:handle-mirror-vertical="false" draw:handle-mirror-horizontal="false" draw:handle-switched="false" draw:handle-position="$0 0" draw:handle-range-x-minimum="0" draw:handle-range-x-maximum="8000"/>
          </draw:enhanced-geometry>
        </draw:custom-shape>
        <anim:par presentation:node-type="timing-root">
          <anim:seq presentation:node-type="main-sequence">
            <anim:par smil:begin="indefinite">
              <anim:par smil:begin="0s">
                <anim:par smil:begin="0s" smil:fill="hold" presentation:node-type="on-click" presentation:preset-id="Diagonal Squares" presentation:preset-sub-type="To Bottom-right" presentation:preset-class="exit">
                  <anim:transitionFilter smil:begin="0s" smil:dur="2s" smil:fill="hold" smil:targetElement="id99" smil:type="waterfallWipe" smil:subtype="horizontalLeft" smil:mode="out"/>
                  <anim:set smil:begin="2s" smil:dur="0.004s" smil:fill="hold" smil:targetElement="id99" smil:attributeName="visibility" smil:to="hidden"/>
                </anim:par>
              </anim:par>
            </anim:par>
          </anim:seq>
        </anim:par>
        <presentation:notes draw:style-name="dp2">
          <draw:page-thumbnail draw:style-name="gr8" draw:layer="layout" svg:width="13.706cm" svg:height="10.28cm" svg:x="3.647cm" svg:y="2.853cm" draw:page-number="25"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26" draw:style-name="dp1" draw:master-page-name="_28_Default_29__20_Title_20_Master">
        <draw:frame draw:name="Title text27" presentation:style-name="pr3" draw:text-style-name="P4" draw:layer="layout" svg:width="23.912cm" svg:height="3.507cm" svg:x="2.058cm" svg:y="8.4cm" presentation:class="title" presentation:placeholder="true" presentation:user-transformed="true">
          <draw:text-box/>
        </draw:frame>
        <draw:frame draw:name="embedded object (OLE)14" draw:style-name="gr5" draw:id="id100" draw:layer="layout" svg:width="7.998cm" svg:height="7cm" svg:x="9.748cm" svg:y="5.32cm">
          <draw:object xlink:href="./Object 30" xlink:type="simple" xlink:show="embed" xlink:actuate="onLoad"/>
          <draw:image xlink:href="./ObjectReplacements/Object 30"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00" smil:by="360" smil:attributeName="transform" svg:type="rotate"/>
                </anim:par>
              </anim:par>
            </anim:par>
          </anim:seq>
        </anim:par>
        <presentation:notes draw:style-name="dp2">
          <draw:page-thumbnail draw:style-name="gr8" draw:layer="layout" svg:width="13.706cm" svg:height="10.28cm" svg:x="3.647cm" svg:y="2.853cm" draw:page-number="26"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27" draw:style-name="dp1" draw:master-page-name="_28_Default_29__20_Title_20_Master">
        <draw:frame draw:name="Title text28" presentation:style-name="pr3" draw:text-style-name="P4" draw:layer="layout" svg:width="23.912cm" svg:height="3.507cm" svg:x="2.058cm" svg:y="8.4cm" presentation:class="title" presentation:placeholder="true" presentation:user-transformed="true">
          <draw:text-box/>
        </draw:frame>
        <draw:custom-shape draw:name="Magnetic Disc1" draw:style-name="gr15" draw:text-style-name="P7" draw:id="id101" draw:layer="layout" svg:width="4.096cm" svg:height="6.434cm" svg:x="12.477cm" svg:y="6.824cm">
          <text:p/>
          <draw:enhanced-geometry svg:viewBox="0 0 21600 21600" draw:extrusion-first-light-direction="(5 -0 1)" draw:extrusion-second-light-direction="(-5 -0 1)" draw:extrusion-skew="50 -135" draw:glue-points="10800 3200 10800 0 10800 6800 10800 21600 0 10800 21600 10800" draw:text-areas="0 6800 21600 18200" draw:type="flowchart-magnetic-disk" draw:enhanced-path="M 0 3400 Y 10800 0 21600 3400 L 21600 18200 Y 10800 21600 0 18200 Z N M 0 3400 Y 10800 6800 21600 3400 N"/>
        </draw:custom-shape>
        <anim:par presentation:node-type="timing-root">
          <anim:seq presentation:node-type="main-sequence">
            <anim:par smil:begin="indefinite">
              <anim:par smil:begin="0s">
                <anim:par smil:begin="0s" smil:fill="hold" presentation:node-type="on-click" presentation:preset-id="Box" presentation:preset-sub-type="In" presentation:preset-class="entrance">
                  <anim:set smil:begin="0s" smil:dur="0.004s" smil:fill="hold" smil:targetElement="id101" smil:attributeName="visibility" smil:to="visible"/>
                  <anim:transitionFilter smil:begin="0s" smil:dur="2s" smil:fill="hold" smil:targetElement="id101" smil:type="irisWipe" smil:subtype="rectangle" smil:direction="reverse"/>
                </anim:par>
              </anim:par>
            </anim:par>
          </anim:seq>
        </anim:par>
        <presentation:notes draw:style-name="dp2">
          <draw:page-thumbnail draw:style-name="gr8" draw:layer="layout" svg:width="13.706cm" svg:height="10.28cm" svg:x="3.647cm" svg:y="2.853cm" draw:page-number="27"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28" draw:style-name="dp1" draw:master-page-name="_28_Default_29__20_Title_20_Master">
        <draw:frame draw:name="Title text29" presentation:style-name="pr3" draw:text-style-name="P4" draw:layer="layout" svg:width="23.912cm" svg:height="3.507cm" svg:x="2.058cm" svg:y="8.4cm" presentation:class="title" presentation:placeholder="true" presentation:user-transformed="true">
          <draw:text-box/>
        </draw:frame>
        <draw:frame draw:name="Bitmap7" draw:style-name="gr6" draw:text-style-name="P7" draw:id="id102" draw:layer="layout" svg:width="11.977cm" svg:height="9.414cm" svg:x="8.021cm" svg:y="4.874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02" smil:by="360" smil:attributeName="transform" svg:type="rotate"/>
                </anim:par>
              </anim:par>
            </anim:par>
          </anim:seq>
        </anim:par>
        <presentation:notes draw:style-name="dp2">
          <draw:page-thumbnail draw:style-name="gr8" draw:layer="layout" svg:width="13.706cm" svg:height="10.28cm" svg:x="3.647cm" svg:y="2.853cm" draw:page-number="28"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29" draw:style-name="dp1" draw:master-page-name="_28_Default_29__20_Title_20_Master">
        <draw:frame draw:name="Title text30" presentation:style-name="pr3" draw:text-style-name="P4" draw:layer="layout" svg:width="23.912cm" svg:height="3.507cm" svg:x="2.058cm" svg:y="8.4cm" presentation:class="title" presentation:placeholder="true" presentation:user-transformed="true">
          <draw:text-box/>
        </draw:frame>
        <draw:custom-shape draw:name="Ring2" draw:style-name="gr15" draw:text-style-name="P7" draw:id="id103" draw:layer="layout" svg:width="7.186cm" svg:height="6.574cm" svg:x="9.191cm" svg:y="5.013cm">
          <text:p/>
          <draw:enhanced-geometry svg:viewBox="0 0 21600 21600" draw:extrusion-first-light-direction="(5 -0 1)" draw:extrusion-second-light-direction="(-5 -0 1)" draw:extrusion-skew="50 -135" draw:glue-points="10800 0 3163 3163 0 10800 3163 18437 10800 21600 18437 18437 21600 10800 18437 3163" draw:text-areas="3163 3163 18437 18437" draw:type="ring" draw:modifiers="6000" draw:enhanced-path="U 10800 10800 10800 10800 0 360 Z U 10800 10800 ?f1 ?f1 0 360 N">
            <draw:equation draw:name="f0" draw:formula="$0"/>
            <draw:equation draw:name="f1" draw:formula="10800-$0"/>
            <draw:handle draw:handle-position="$0 10800" draw:handle-range-x-minimum="0" draw:handle-range-x-maximum="108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03" smil:by="360" smil:attributeName="transform" svg:type="rotate"/>
                </anim:par>
              </anim:par>
            </anim:par>
          </anim:seq>
        </anim:par>
        <presentation:notes draw:style-name="dp2">
          <draw:page-thumbnail draw:style-name="gr8" draw:layer="layout" svg:width="13.706cm" svg:height="10.28cm" svg:x="3.647cm" svg:y="2.853cm" draw:page-number="29"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30" draw:style-name="dp1" draw:master-page-name="_28_Default_29__20_Title_20_Master">
        <draw:frame draw:name="Title text31" presentation:style-name="pr3" draw:text-style-name="P4" draw:layer="layout" svg:width="23.912cm" svg:height="3.507cm" svg:x="2.058cm" svg:y="8.4cm" presentation:class="title" presentation:placeholder="true" presentation:user-transformed="true">
          <draw:text-box/>
        </draw:frame>
        <draw:frame draw:name="Bitmap16" draw:style-name="gr6" draw:text-style-name="P7" draw:id="id104" draw:layer="layout" svg:width="11.977cm" svg:height="9.414cm" svg:x="7.018cm" svg:y="5.402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04" smil:by="360" smil:attributeName="transform" svg:type="rotate"/>
                </anim:par>
              </anim:par>
            </anim:par>
          </anim:seq>
        </anim:par>
        <presentation:notes draw:style-name="dp2">
          <draw:page-thumbnail draw:style-name="gr8" draw:layer="layout" svg:width="13.706cm" svg:height="10.28cm" svg:x="3.647cm" svg:y="2.853cm" draw:page-number="30"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31" draw:style-name="dp1" draw:master-page-name="_28_Default_29__20_Title_20_Master">
        <draw:frame draw:name="Title text32" presentation:style-name="pr3" draw:text-style-name="P4" draw:layer="layout" svg:width="23.912cm" svg:height="3.507cm" svg:x="2.058cm" svg:y="8.4cm" presentation:class="title" presentation:placeholder="true" presentation:user-transformed="true">
          <draw:text-box/>
        </draw:frame>
        <draw:custom-shape draw:name="Collate7" draw:style-name="gr15" draw:text-style-name="P7" draw:id="id105" draw:layer="layout" svg:width="4.541cm" svg:height="5.46cm" svg:x="10.89cm" svg:y="6.572cm">
          <text:p/>
          <draw:enhanced-geometry svg:viewBox="0 0 10000 10000" draw:extrusion-first-light-direction="(5 -0 1)" draw:extrusion-second-light-direction="(-5 -0 1)" draw:extrusion-skew="50 -135" draw:glue-points="5000 0 5000 5000 5000 10000" draw:type="fc-collate" draw:enhanced-path="M 0 0 L 10000 0 0 10000 10000 10000 Z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05" smil:by="360" smil:attributeName="transform" svg:type="rotate"/>
                </anim:par>
              </anim:par>
            </anim:par>
          </anim:seq>
        </anim:par>
        <presentation:notes draw:style-name="dp2">
          <draw:page-thumbnail draw:style-name="gr8" draw:layer="layout" svg:width="13.706cm" svg:height="10.28cm" svg:x="3.647cm" svg:y="2.853cm" draw:page-number="31"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32" draw:style-name="dp1" draw:master-page-name="_28_Default_29__20_Title_20_Master">
        <draw:frame draw:name="Title text16" presentation:style-name="pr3" draw:text-style-name="P4" draw:layer="layout" svg:width="23.912cm" svg:height="3.507cm" svg:x="2.058cm" svg:y="8.4cm" presentation:class="title" presentation:placeholder="true" presentation:user-transformed="true">
          <draw:text-box/>
        </draw:frame>
        <draw:custom-shape draw:name="5 Point8" draw:style-name="gr15" draw:text-style-name="P16" draw:id="id106" draw:layer="layout" svg:width="2.592cm" svg:height="2.184cm" svg:x="11.504cm" svg:y="7.203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06" smil:by="360" smil:attributeName="transform" svg:type="rotate"/>
                </anim:par>
              </anim:par>
            </anim:par>
          </anim:seq>
        </anim:par>
        <presentation:notes draw:style-name="dp2">
          <draw:page-thumbnail draw:style-name="gr8" draw:layer="layout" svg:width="13.706cm" svg:height="10.28cm" svg:x="3.647cm" svg:y="2.853cm" draw:page-number="32"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33" draw:style-name="dp69" draw:master-page-name="_28_Default_29__20_Title_20_Master">
        <draw:frame draw:name="Title text33" presentation:style-name="pr71" draw:text-style-name="P72" draw:layer="layout" svg:width="23.912cm" svg:height="3.507cm" svg:x="2.058cm" svg:y="8.4cm" presentation:class="title" presentation:placeholder="true" presentation:user-transformed="true">
          <draw:text-box/>
        </draw:frame>
        <draw:frame draw:name="embedded object (OLE)17" draw:style-name="gr73" draw:id="id74" draw:layer="layout" svg:width="7.998cm" svg:height="7cm" svg:x="10.304cm" svg:y="6.045cm">
          <draw:object xlink:href="./Object 49" xlink:type="simple" xlink:show="embed" xlink:actuate="onLoad"/>
          <draw:image xlink:href="./ObjectReplacements/Object 49"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4" smil:by="360" smil:attributeName="transform" svg:type="rotate"/>
                </anim:par>
              </anim:par>
            </anim:par>
          </anim:seq>
        </anim:par>
        <presentation:notes draw:style-name="dp70">
          <draw:page-thumbnail draw:style-name="gr76" draw:layer="layout" svg:width="13.706cm" svg:height="10.28cm" svg:x="3.647cm" svg:y="2.853cm" draw:page-number="33"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34" draw:style-name="dp1" draw:master-page-name="_28_Default_29__20_Title_20_Master" presentation:presentation-page-layout-name="ALT19">
        <draw:frame draw:name="Title text34" presentation:style-name="pr3" draw:text-style-name="P4" draw:layer="layout" svg:width="23.912cm" svg:height="3.507cm" svg:x="2.058cm" svg:y="8.4cm" presentation:class="title" presentation:placeholder="true" presentation:user-transformed="true">
          <draw:text-box/>
        </draw:frame>
        <draw:custom-shape draw:name="&quot;No&quot; Symbol2" draw:style-name="gr15" draw:text-style-name="P7" draw:layer="layout" svg:width="6.24cm" svg:height="2.897cm" svg:x="9.648cm" svg:y="7.397cm">
          <text:p/>
          <draw:enhanced-geometry svg:viewBox="0 0 10000 10000" draw:extrusion-first-light-direction="(5 -0 1)" draw:extrusion-second-light-direction="(-5 -0 1)" draw:extrusion-skew="50 -135" draw:type="ss-nosymbol" draw:modifiers="2000" draw:enhanced-path="B $0 $0 ?f0 ?f0 ?f3 ?f4 ?f5 ?f6 Z B $0 $0 ?f0 ?f0 ?f7 ?f8 ?f9 ?f1 Z U 5000 5000 10000 10000 0 360 Z N">
            <draw:equation draw:name="f0" draw:formula="10000-$0"/>
            <draw:equation draw:name="f1" draw:formula="-(sin(45*(pi/180))*($0/2)-cos(45*(pi/180))*(-?f0))+5000"/>
            <draw:equation draw:name="f2" draw:formula="sqrt((5000-$0)*(5000-$0) -($0/2) *($0/2) )"/>
            <draw:equation draw:name="f3" draw:formula="(cos(45*(pi/180))*(-$0/2)+sin(45*(pi/180))*(-?f0))+5000"/>
            <draw:equation draw:name="f4" draw:formula="-(sin(45*(pi/180))*(-$0/2)-cos(45*(pi/180))*(-?f0))+5000"/>
            <draw:equation draw:name="f5" draw:formula="(cos(45*(pi/180))*(-$0/2)+sin(45*(pi/180))*(?f0))+5000"/>
            <draw:equation draw:name="f6" draw:formula="-(sin(45*(pi/180))*(-$0/2)-cos(45*(pi/180))*(?f0))+5000"/>
            <draw:equation draw:name="f7" draw:formula="(cos(45*(pi/180))*($0/2)+sin(45*(pi/180))*(?f0))+5000"/>
            <draw:equation draw:name="f8" draw:formula="-(sin(45*(pi/180))*($0/2)-cos(45*(pi/180))*(?f0))+5000"/>
            <draw:equation draw:name="f9" draw:formula="(cos(45*(pi/180))*($0/2)+sin(45*(pi/180))*(-?f0))+5000"/>
            <draw:handle draw:handle-mirror-vertical="false" draw:handle-mirror-horizontal="false" draw:handle-switched="false" draw:handle-position="$0 5000" draw:handle-range-x-minimum="0" draw:handle-range-x-maximum="5000"/>
          </draw:enhanced-geometry>
        </draw:custom-shape>
        <presentation:notes draw:style-name="dp2">
          <draw:page-thumbnail draw:style-name="gr8" draw:layer="layout" svg:width="13.706cm" svg:height="10.28cm" svg:x="3.647cm" svg:y="2.853cm" draw:page-number="34"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35" draw:style-name="dp1" draw:master-page-name="_28_Default_29__20_Title_20_Master">
        <draw:frame draw:name="Title text35" presentation:style-name="pr3" draw:text-style-name="P4" draw:layer="layout" svg:width="23.912cm" svg:height="3.507cm" svg:x="2.058cm" svg:y="8.4cm" presentation:class="title" presentation:placeholder="true" presentation:user-transformed="true">
          <draw:text-box/>
        </draw:frame>
        <draw:frame draw:name="Bitmap18" draw:style-name="gr6" draw:text-style-name="P7" draw:id="id108" draw:layer="layout" svg:width="11.977cm" svg:height="9.414cm" svg:x="6.823cm" svg:y="4.149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08" smil:by="360" smil:attributeName="transform" svg:type="rotate"/>
                </anim:par>
              </anim:par>
            </anim:par>
          </anim:seq>
        </anim:par>
        <presentation:notes draw:style-name="dp2">
          <draw:page-thumbnail draw:style-name="gr8" draw:layer="layout" svg:width="13.706cm" svg:height="10.28cm" svg:x="3.647cm" svg:y="2.853cm" draw:page-number="35"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36" draw:style-name="dp1" draw:master-page-name="_28_Default_29__20_Title_20_Master" presentation:presentation-page-layout-name="ALT19">
        <draw:frame draw:name="Title text36" presentation:style-name="pr3" draw:text-style-name="P4" draw:layer="layout" svg:width="23.912cm" svg:height="3.507cm" svg:x="2.058cm" svg:y="8.4cm" presentation:class="title" presentation:placeholder="true" presentation:user-transformed="true">
          <draw:text-box/>
        </draw:frame>
        <draw:custom-shape draw:name="Collate14" draw:style-name="gr15" draw:text-style-name="P7" draw:layer="layout" svg:width="4.146cm" svg:height="2.385cm" svg:x="11.43cm" svg:y="8.333cm">
          <text:p/>
          <draw:enhanced-geometry svg:viewBox="0 0 10000 10000" draw:extrusion-first-light-direction="(5 -0 1)" draw:extrusion-second-light-direction="(-5 -0 1)" draw:extrusion-skew="50 -135" draw:glue-points="5000 0 5000 5000 5000 10000" draw:type="fc-collate" draw:enhanced-path="M 0 0 L 10000 0 0 10000 10000 10000 Z N"/>
        </draw:custom-shape>
        <presentation:notes draw:style-name="dp2">
          <draw:page-thumbnail draw:style-name="gr8" draw:layer="layout" svg:width="13.706cm" svg:height="10.28cm" svg:x="3.647cm" svg:y="2.853cm" draw:page-number="36"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37" draw:style-name="dp1" draw:master-page-name="_28_Default_29__20_Title_20_Master">
        <draw:frame draw:name="Title text37" presentation:style-name="pr3" draw:text-style-name="P4" draw:layer="layout" svg:width="23.912cm" svg:height="3.507cm" svg:x="2.058cm" svg:y="8.4cm" presentation:class="title" presentation:placeholder="true" presentation:user-transformed="true">
          <draw:text-box/>
        </draw:frame>
        <draw:frame draw:name="Bitmap19" draw:style-name="gr6" draw:text-style-name="P7" draw:id="id109" draw:layer="layout" svg:width="11.977cm" svg:height="9.414cm" svg:x="7.519cm" svg:y="4.066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09" smil:by="360" smil:attributeName="transform" svg:type="rotate"/>
                </anim:par>
              </anim:par>
            </anim:par>
          </anim:seq>
        </anim:par>
        <presentation:notes draw:style-name="dp2">
          <draw:page-thumbnail draw:style-name="gr8" draw:layer="layout" svg:width="13.706cm" svg:height="10.28cm" svg:x="3.647cm" svg:y="2.853cm" draw:page-number="37"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38" draw:style-name="dp1" draw:master-page-name="_28_Default_29__20_Title_20_Master">
        <draw:frame draw:name="Title text38" presentation:style-name="pr3" draw:text-style-name="P4" draw:layer="layout" svg:width="23.912cm" svg:height="3.507cm" svg:x="2.058cm" svg:y="8.4cm" presentation:class="title" presentation:placeholder="true" presentation:user-transformed="true">
          <draw:text-box/>
        </draw:frame>
        <draw:custom-shape draw:name="Diamond9" draw:style-name="gr15" draw:text-style-name="P7" draw:id="id110" draw:layer="layout" svg:width="5.683cm" svg:height="5.265cm" svg:x="11cm" svg:y="7.241cm">
          <text:p/>
          <draw:enhanced-geometry svg:viewBox="0 0 10000 10000" draw:extrusion-first-light-direction="(5 -0 1)" draw:extrusion-second-light-direction="(-5 -0 1)" draw:extrusion-skew="50 -135" draw:type="bs-diamond" draw:enhanced-path="M 5000 0 L 10000 5000 5000 10000 0 5000 5000 0 Z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10" smil:by="360" smil:attributeName="transform" svg:type="rotate"/>
                </anim:par>
              </anim:par>
            </anim:par>
          </anim:seq>
        </anim:par>
        <presentation:notes draw:style-name="dp2">
          <draw:page-thumbnail draw:style-name="gr8" draw:layer="layout" svg:width="13.706cm" svg:height="10.28cm" svg:x="3.647cm" svg:y="2.853cm" draw:page-number="38"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39" draw:style-name="dp1" draw:master-page-name="_28_Default_29__20_Title_20_Master">
        <draw:frame draw:name="Title text39" presentation:style-name="pr3" draw:text-style-name="P4" draw:layer="layout" svg:width="23.912cm" svg:height="3.507cm" svg:x="2.058cm" svg:y="8.4cm" presentation:class="title" presentation:placeholder="true" presentation:user-transformed="true">
          <draw:text-box/>
        </draw:frame>
        <draw:frame draw:name="Bitmap20" draw:style-name="gr6" draw:text-style-name="P7" draw:id="id111" draw:layer="layout" svg:width="11.977cm" svg:height="9.414cm" svg:x="7.046cm" svg:y="5.653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11" smil:by="360" smil:attributeName="transform" svg:type="rotate"/>
                </anim:par>
              </anim:par>
            </anim:par>
          </anim:seq>
        </anim:par>
        <presentation:notes draw:style-name="dp2">
          <draw:page-thumbnail draw:style-name="gr8" draw:layer="layout" svg:width="13.706cm" svg:height="10.28cm" svg:x="3.647cm" svg:y="2.853cm" draw:page-number="39"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40" draw:style-name="dp1" draw:master-page-name="_28_Default_29__20_Title_20_Master" presentation:presentation-page-layout-name="ALT19">
        <draw:frame draw:name="Title text40" presentation:style-name="pr3" draw:text-style-name="P4" draw:layer="layout" svg:width="23.912cm" svg:height="3.507cm" svg:x="2.058cm" svg:y="8.4cm" presentation:class="title" presentation:placeholder="true" presentation:user-transformed="true">
          <draw:text-box/>
        </draw:frame>
        <draw:custom-shape draw:name="Left-Right Arrow Callout1" draw:style-name="gr15" draw:text-style-name="P7" draw:layer="layout" svg:width="4.546cm" svg:height="3.923cm" svg:x="11.364cm" svg:y="5.302cm">
          <text:p/>
          <draw:enhanced-geometry svg:viewBox="0 0 12000 10000" draw:extrusion-first-light-direction="(5 -0 1)" draw:extrusion-second-light-direction="(-5 -0 1)" draw:extrusion-skew="50 -135" draw:type="ba-leftrightcallout" draw:modifiers="3000 2000 4000 4000" draw:enhanced-path="M 0 5000 L $1 $0 $1 $2 $3 $2 $3 0 ?f3 0 ?f3 $2 ?f1 $2 ?f1 $0 12000 5000 ?f1 ?f0 ?f1 ?f2 ?f3 ?f2 ?f3 10000 $3 10000 $3 ?f2 $1 ?f2 $1 ?f0 Z N">
            <draw:equation draw:name="f0" draw:formula="10000-$0"/>
            <draw:equation draw:name="f1" draw:formula="12000-$1"/>
            <draw:equation draw:name="f2" draw:formula="10000-$2"/>
            <draw:equation draw:name="f3" draw:formula="12000-$3"/>
            <draw:handle draw:handle-mirror-vertical="false" draw:handle-mirror-horizontal="false" draw:handle-switched="false" draw:handle-position="0 $0" draw:handle-range-y-minimum="0" draw:handle-range-y-maximum="$2"/>
            <draw:handle draw:handle-mirror-vertical="false" draw:handle-mirror-horizontal="false" draw:handle-switched="false" draw:handle-position="$1 $2" draw:handle-range-x-minimum="0" draw:handle-range-x-maximum="$0" draw:handle-range-y-minimum="$0" draw:handle-range-y-maximum="5000"/>
            <draw:handle draw:handle-mirror-vertical="false" draw:handle-mirror-horizontal="false" draw:handle-switched="false" draw:handle-position="$3 0" draw:handle-range-x-minimum="$1" draw:handle-range-x-maximum="6000"/>
          </draw:enhanced-geometry>
        </draw:custom-shape>
        <presentation:notes draw:style-name="dp2">
          <draw:page-thumbnail draw:style-name="gr8" draw:layer="layout" svg:width="13.706cm" svg:height="10.28cm" svg:x="3.647cm" svg:y="2.853cm" draw:page-number="40"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41" draw:style-name="dp69" draw:master-page-name="_28_Default_29__20_Title_20_Master">
        <draw:frame draw:name="Title text41" presentation:style-name="pr71" draw:text-style-name="P72" draw:layer="layout" svg:width="23.912cm" svg:height="3.507cm" svg:x="2.058cm" svg:y="8.4cm" presentation:class="title" presentation:placeholder="true" presentation:user-transformed="true">
          <draw:text-box/>
        </draw:frame>
        <draw:frame draw:name="embedded object (OLE)21" draw:style-name="gr73" draw:id="id75" draw:layer="layout" svg:width="7.998cm" svg:height="7cm" svg:x="9.664cm" svg:y="5.71cm">
          <draw:object xlink:href="./Object 53" xlink:type="simple" xlink:show="embed" xlink:actuate="onLoad"/>
          <draw:image xlink:href="./ObjectReplacements/Object 53"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5" smil:by="360" smil:attributeName="transform" svg:type="rotate"/>
                </anim:par>
              </anim:par>
            </anim:par>
          </anim:seq>
        </anim:par>
        <presentation:notes draw:style-name="dp70">
          <draw:page-thumbnail draw:style-name="gr76" draw:layer="layout" svg:width="13.706cm" svg:height="10.28cm" svg:x="3.647cm" svg:y="2.853cm" draw:page-number="41"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42" draw:style-name="dp1" draw:master-page-name="_28_Default_29__20_Title_20_Master" presentation:presentation-page-layout-name="ALT19">
        <draw:frame draw:name="Title text42" presentation:style-name="pr3" draw:text-style-name="P4" draw:layer="layout" svg:width="23.912cm" svg:height="3.507cm" svg:x="2.058cm" svg:y="8.4cm" presentation:class="title" presentation:placeholder="true" presentation:user-transformed="true">
          <draw:text-box/>
        </draw:frame>
        <draw:custom-shape draw:name="Up Arrow Callout3" draw:style-name="gr15" draw:text-style-name="P7" draw:layer="layout" svg:width="6.306cm" svg:height="1.962cm" svg:x="12.879cm" svg:y="8.065cm">
          <text:p/>
          <draw:enhanced-geometry svg:viewBox="0 0 10000 10000" draw:extrusion-first-light-direction="(5 -0 1)" draw:extrusion-second-light-direction="(-5 -0 1)" draw:extrusion-skew="50 -135" draw:type="ba-upcallout" draw:modifiers="3000 4000 2000 6000" draw:enhanced-path="M 5000 0 L ?f1 $2 ?f0 $2 ?f0 $3 10000 $3 10000 10000 0 10000 0 $3 $1 $3 $1 $2 $0 $2 Z N">
            <draw:equation draw:name="f0" draw:formula="10000-$1"/>
            <draw:equation draw:name="f1" draw:formula="10000-$0"/>
            <draw:handle draw:handle-mirror-vertical="false" draw:handle-mirror-horizontal="false" draw:handle-switched="false" draw:handle-position="$0 0" draw:handle-range-x-minimum="0" draw:handle-range-x-maximum="$1"/>
            <draw:handle draw:handle-mirror-vertical="false" draw:handle-mirror-horizontal="false" draw:handle-switched="false" draw:handle-position="$1 $2" draw:handle-range-x-minimum="$0" draw:handle-range-x-maximum="5000" draw:handle-range-y-minimum="0" draw:handle-range-y-maximum="$3"/>
            <draw:handle draw:handle-mirror-vertical="false" draw:handle-mirror-horizontal="false" draw:handle-switched="false" draw:handle-position="0 $3" draw:handle-range-y-minimum="$2" draw:handle-range-y-maximum="10000"/>
          </draw:enhanced-geometry>
        </draw:custom-shape>
        <presentation:notes draw:style-name="dp2">
          <draw:page-thumbnail draw:style-name="gr8" draw:layer="layout" svg:width="13.706cm" svg:height="10.28cm" svg:x="3.647cm" svg:y="2.853cm" draw:page-number="42"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43" draw:style-name="dp69" draw:master-page-name="_28_Default_29__20_Title_20_Master">
        <draw:frame draw:name="Title text43" presentation:style-name="pr71" draw:text-style-name="P72" draw:layer="layout" svg:width="23.912cm" svg:height="3.507cm" svg:x="2.058cm" svg:y="8.4cm" presentation:class="title" presentation:placeholder="true" presentation:user-transformed="true">
          <draw:text-box/>
        </draw:frame>
        <draw:frame draw:name="embedded object (OLE)22" draw:style-name="gr73" draw:id="id76" draw:layer="layout" svg:width="7.998cm" svg:height="7cm" svg:x="9.636cm" svg:y="5.626cm">
          <draw:object xlink:href="./Object 54" xlink:type="simple" xlink:show="embed" xlink:actuate="onLoad"/>
          <draw:image xlink:href="./ObjectReplacements/Object 54"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6" smil:by="360" smil:attributeName="transform" svg:type="rotate"/>
                </anim:par>
              </anim:par>
            </anim:par>
          </anim:seq>
        </anim:par>
        <presentation:notes draw:style-name="dp70">
          <draw:page-thumbnail draw:style-name="gr76" draw:layer="layout" svg:width="13.706cm" svg:height="10.28cm" svg:x="3.647cm" svg:y="2.853cm" draw:page-number="43"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44" draw:style-name="dp1" draw:master-page-name="_28_Default_29__20_Title_20_Master">
        <draw:frame draw:name="Title text44" presentation:style-name="pr3" draw:text-style-name="P4" draw:layer="layout" svg:width="23.912cm" svg:height="3.507cm" svg:x="2.058cm" svg:y="8.4cm" presentation:class="title" presentation:placeholder="true" presentation:user-transformed="true">
          <draw:text-box/>
        </draw:frame>
        <draw:custom-shape draw:name="5 Point22" draw:style-name="gr15" draw:text-style-name="P16" draw:id="id114" draw:layer="layout" svg:width="2.592cm" svg:height="2.184cm" svg:x="11.838cm" svg:y="7.704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14" smil:by="360" smil:attributeName="transform" svg:type="rotate"/>
                </anim:par>
              </anim:par>
            </anim:par>
          </anim:seq>
        </anim:par>
        <presentation:notes draw:style-name="dp2">
          <draw:page-thumbnail draw:style-name="gr8" draw:layer="layout" svg:width="13.706cm" svg:height="10.28cm" svg:x="3.647cm" svg:y="2.853cm" draw:page-number="44"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45" draw:style-name="dp1" draw:master-page-name="_28_Default_29__20_Title_20_Master">
        <draw:frame draw:name="Title text45" presentation:style-name="pr3" draw:text-style-name="P4" draw:layer="layout" svg:width="23.912cm" svg:height="3.507cm" svg:x="2.058cm" svg:y="8.4cm" presentation:class="title" presentation:placeholder="true" presentation:user-transformed="true">
          <draw:text-box/>
        </draw:frame>
        <draw:frame draw:name="Bitmap23" draw:style-name="gr6" draw:text-style-name="P7" draw:id="id115" draw:layer="layout" svg:width="11.977cm" svg:height="9.414cm" svg:x="8.077cm" svg:y="4.789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Two Spins" presentation:preset-class="emphasis">
                  <anim:animateTransform smil:begin="0s" smil:dur="2s" smil:fill="hold" smil:targetElement="id115" smil:by="720" smil:attributeName="transform" svg:type="rotate"/>
                </anim:par>
              </anim:par>
            </anim:par>
          </anim:seq>
        </anim:par>
        <presentation:notes draw:style-name="dp2">
          <draw:page-thumbnail draw:style-name="gr8" draw:layer="layout" svg:width="13.706cm" svg:height="10.28cm" svg:x="3.647cm" svg:y="2.853cm" draw:page-number="45"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46" draw:style-name="dp1" draw:master-page-name="_28_Default_29__20_Title_20_Master" presentation:presentation-page-layout-name="ALT19">
        <draw:frame draw:name="Title text46" presentation:style-name="pr3" draw:text-style-name="P4" draw:layer="layout" svg:width="23.912cm" svg:height="3.507cm" svg:x="3.25cm" svg:y="7.414cm" presentation:class="title" presentation:placeholder="true" presentation:user-transformed="true">
          <draw:text-box/>
        </draw:frame>
        <draw:custom-shape draw:name="Left-Up15" draw:style-name="gr15" draw:text-style-name="P7" draw:layer="layout" svg:width="5.66cm" svg:height="1.961cm" svg:x="11.074cm" svg:y="7.019cm">
          <text:p/>
          <draw:enhanced-geometry svg:viewBox="0 0 6000 6000" draw:extrusion-first-light-direction="(5 -0 1)" draw:extrusion-second-light-direction="(-5 -0 1)" draw:extrusion-skew="50 -135" draw:glue-points="0 ?f1 ?f1 0" draw:type="ba-leftup" draw:modifiers="4000 2000 3000" draw:enhanced-path="M 0 ?f1 L $1 ?f0 $1 $0 $0 $0 $0 $1 ?f0 $1 ?f1 0 6000 $1 ?f2 $1 ?f2 ?f2 $1 ?f2 $1 6000 Z N">
            <draw:equation draw:name="f0" draw:formula="$2"/>
            <draw:equation draw:name="f1" draw:formula="3000+$2/2"/>
            <draw:equation draw:name="f2" draw:formula="6000-$0+$2"/>
            <draw:handle draw:handle-mirror-vertical="false" draw:handle-mirror-horizontal="false" draw:handle-switched="false" draw:handle-position="$0 $1" draw:handle-range-x-minimum="$2" draw:handle-range-x-maximum="4500" draw:handle-range-y-minimum="0" draw:handle-range-y-maximum="$2"/>
            <draw:handle draw:handle-mirror-vertical="false" draw:handle-mirror-horizontal="false" draw:handle-switched="false" draw:handle-position="$2 0" draw:handle-range-x-minimum="$1" draw:handle-range-x-maximum="$0"/>
          </draw:enhanced-geometry>
        </draw:custom-shape>
        <presentation:notes draw:style-name="dp2">
          <draw:page-thumbnail draw:style-name="gr8" draw:layer="layout" svg:width="13.706cm" svg:height="10.28cm" svg:x="3.647cm" svg:y="2.853cm" draw:page-number="46"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47" draw:style-name="dp1" draw:master-page-name="_28_Default_29__20_Title_20_Master">
        <draw:frame draw:name="Title text47" presentation:style-name="pr3" draw:text-style-name="P4" draw:layer="layout" svg:width="23.912cm" svg:height="3.507cm" svg:x="2.058cm" svg:y="8.4cm" presentation:class="title" presentation:placeholder="true" presentation:user-transformed="true">
          <draw:text-box/>
        </draw:frame>
        <draw:custom-shape draw:name="Cylinder10" draw:style-name="gr15" draw:text-style-name="P7" draw:id="id116" draw:layer="layout" svg:width="5.209cm" svg:height="5.543cm" svg:x="10.64cm" svg:y="7.158cm">
          <text:p/>
          <draw:enhanced-geometry svg:viewBox="0 0 88 21600" draw:extrusion-first-light-direction="(5 -0 1)" draw:extrusion-second-light-direction="(-5 -0 1)" draw:extrusion-skew="50 -135" draw:glue-points="0 10800 0 10800 44 0 44 $0 88 10800 44 21600" draw:text-areas="0 10800 0 10800 44 0 44 $0 88 10800 44 21600" draw:type="bs-cylinder"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anim:par presentation:node-type="timing-root">
          <anim:seq presentation:node-type="main-sequence">
            <anim:par smil:begin="indefinite">
              <anim:par smil:begin="0s">
                <anim:par smil:begin="0s" smil:fill="hold" presentation:node-type="on-click" presentation:preset-id="Diagonal Squares" presentation:preset-sub-type="To Bottom-right" presentation:preset-class="entrance">
                  <anim:set smil:begin="0s" smil:dur="0.004s" smil:fill="hold" smil:targetElement="id116" smil:attributeName="visibility" smil:to="visible"/>
                  <anim:transitionFilter smil:begin="0s" smil:dur="2s" smil:fill="hold" smil:targetElement="id116" smil:type="waterfallWipe" smil:subtype="horizontalLeft"/>
                </anim:par>
              </anim:par>
            </anim:par>
          </anim:seq>
        </anim:par>
        <presentation:notes draw:style-name="dp2">
          <draw:page-thumbnail draw:style-name="gr8" draw:layer="layout" svg:width="13.706cm" svg:height="10.28cm" svg:x="3.647cm" svg:y="2.853cm" draw:page-number="47"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48" draw:style-name="dp1" draw:master-page-name="_28_Default_29__20_Title_20_Master">
        <draw:frame draw:name="Title text48" presentation:style-name="pr3" draw:text-style-name="P4" draw:layer="layout" svg:width="23.912cm" svg:height="3.507cm" svg:x="2.058cm" svg:y="8.4cm" presentation:class="title" presentation:placeholder="true" presentation:user-transformed="true">
          <draw:text-box/>
        </draw:frame>
        <draw:frame draw:name="Bitmap25" draw:style-name="gr6" draw:text-style-name="P7" draw:id="id117" draw:layer="layout" svg:width="11.977cm" svg:height="9.414cm" svg:x="6.238cm" svg:y="4.205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Diagonal Squares" presentation:preset-sub-type="To Bottom-left" presentation:preset-class="entrance">
                  <anim:set smil:begin="0s" smil:dur="0.004s" smil:fill="hold" smil:targetElement="id117" smil:attributeName="visibility" smil:to="visible"/>
                  <anim:transitionFilter smil:begin="0s" smil:dur="2s" smil:fill="hold" smil:targetElement="id117" smil:type="waterfallWipe" smil:subtype="horizontalRight"/>
                </anim:par>
              </anim:par>
            </anim:par>
          </anim:seq>
        </anim:par>
        <presentation:notes draw:style-name="dp2">
          <draw:page-thumbnail draw:style-name="gr8" draw:layer="layout" svg:width="13.706cm" svg:height="10.28cm" svg:x="3.647cm" svg:y="2.853cm" draw:page-number="48"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49" draw:style-name="dp1" draw:master-page-name="_28_Default_29__20_Title_20_Master">
        <draw:frame draw:name="Title text49" presentation:style-name="pr3" draw:text-style-name="P4" draw:layer="layout" svg:width="23.912cm" svg:height="3.507cm" svg:x="2.058cm" svg:y="8.4cm" presentation:class="title" presentation:placeholder="true" presentation:user-transformed="true">
          <draw:text-box/>
        </draw:frame>
        <draw:custom-shape draw:name="Striped Right2" draw:style-name="gr15" draw:text-style-name="P7" draw:id="id118" draw:layer="layout" svg:width="6.184cm" svg:height="4.457cm" svg:x="10.277cm" svg:y="7.687cm">
          <text:p/>
          <draw:enhanced-geometry svg:viewBox="0 0 21600 21600" draw:extrusion-first-light-direction="(5 -0 1)" draw:extrusion-second-light-direction="(-5 -0 1)" draw:extrusion-skew="50 -135" draw:glue-points="0 10800 21600 10800 ?f0 0 ?f0 21600" draw:text-areas="4000 ?f1 ?f5 ?f2" draw:type="mso-spt100" draw:modifiers="16000 5000 0" draw:enhanced-path="M ?f0 0 L 21600 10800 ?f0 21800 ?f0 ?f2 4000 ?f2 4000 ?f1 ?f0 ?f1 ?f0 0 M 0 ?f1 L 0 ?f2 1000 ?f2 1000 ?f1 0 ?f1 M 2000 ?f1 L 2000 ?f2 3000 ?f2 3000 ?f1 2000 ?f1 Z N">
            <draw:equation draw:name="f0" draw:formula="$0"/>
            <draw:equation draw:name="f1" draw:formula="$1"/>
            <draw:equation draw:name="f2" draw:formula="bottom-$1"/>
            <draw:equation draw:name="f3" draw:formula="right-$0"/>
            <draw:equation draw:name="f4" draw:formula="?f3 *$1 /10800"/>
            <draw:equation draw:name="f5" draw:formula="$0 +?f4"/>
            <draw:handle draw:handle-position="$0 $1" draw:handle-range-x-minimum="4000" draw:handle-range-x-maximum="21600" draw:handle-range-y-minimum="0" draw:handle-range-y-maximum="10800"/>
          </draw:enhanced-geometry>
        </draw:custom-shape>
        <anim:par presentation:node-type="timing-root">
          <anim:seq presentation:node-type="main-sequence">
            <anim:par smil:begin="indefinite">
              <anim:par smil:begin="0s">
                <anim:par smil:begin="0s" smil:fill="hold" presentation:node-type="on-click" presentation:preset-id="Diagonal Squares" presentation:preset-sub-type="To Top-right" presentation:preset-class="entrance">
                  <anim:set smil:begin="0s" smil:dur="0.004s" smil:fill="hold" smil:targetElement="id118" smil:attributeName="visibility" smil:to="visible"/>
                  <anim:transitionFilter smil:begin="0s" smil:dur="2s" smil:fill="hold" smil:targetElement="id118" smil:type="waterfallWipe" smil:subtype="horizontalRight" smil:direction="reverse"/>
                </anim:par>
              </anim:par>
            </anim:par>
          </anim:seq>
        </anim:par>
        <presentation:notes draw:style-name="dp2">
          <draw:page-thumbnail draw:style-name="gr8" draw:layer="layout" svg:width="13.706cm" svg:height="10.28cm" svg:x="3.647cm" svg:y="2.853cm" draw:page-number="49"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50" draw:style-name="dp1" draw:master-page-name="_28_Default_29__20_Title_20_Master">
        <draw:frame draw:name="Title text50" presentation:style-name="pr3" draw:text-style-name="P4" draw:layer="layout" svg:width="23.912cm" svg:height="3.507cm" svg:x="2.058cm" svg:y="8.4cm" presentation:class="title" presentation:placeholder="true" presentation:user-transformed="true">
          <draw:text-box/>
        </draw:frame>
        <draw:custom-shape draw:name="Left-Right2" draw:style-name="gr15" draw:text-style-name="P7" draw:id="id119" draw:layer="layout" svg:width="5.738cm" svg:height="3.065cm" svg:x="10.055cm" svg:y="7.687cm">
          <text:p/>
          <draw:enhanced-geometry svg:viewBox="0 0 21600 21600" draw:extrusion-first-light-direction="(5 -0 1)" draw:extrusion-second-light-direction="(-5 -0 1)" draw:extrusion-skew="50 -135" draw:glue-points="50 -135" draw:text-areas="?f5 ?f1 ?f6 ?f3" draw:type="left-right-arrow" draw:modifiers="4000 4500" draw:enhanced-path="M 0 10800 L ?f0 0 ?f0 ?f1 ?f2 ?f1 ?f2 0 21600 10800 ?f2 21600 ?f2 ?f3 ?f0 ?f3 ?f0 21600 Z N">
            <draw:equation draw:name="f0" draw:formula="$0"/>
            <draw:equation draw:name="f1" draw:formula="$1"/>
            <draw:equation draw:name="f2" draw:formula="21600-$0"/>
            <draw:equation draw:name="f3" draw:formula="21600-$1"/>
            <draw:equation draw:name="f4" draw:formula="10800-$1"/>
            <draw:equation draw:name="f5" draw:formula="$0 *?f4 /10800"/>
            <draw:equation draw:name="f6" draw:formula="21600-?f5"/>
            <draw:equation draw:name="f7" draw:formula="10800-$0"/>
            <draw:equation draw:name="f8" draw:formula="$1 *?f7 /10800"/>
            <draw:equation draw:name="f9" draw:formula="21600-?f8"/>
            <draw:handle draw:handle-position="$0 $1" draw:handle-range-x-minimum="0" draw:handle-range-x-maximum="10800" draw:handle-range-y-minimum="0" draw:handle-range-y-maximum="10800"/>
          </draw:enhanced-geometry>
        </draw:custom-shape>
        <anim:par presentation:node-type="timing-root">
          <anim:seq presentation:node-type="main-sequence">
            <anim:par smil:begin="indefinite">
              <anim:par smil:begin="0s">
                <anim:par smil:begin="0s" smil:fill="hold" presentation:node-type="on-click" presentation:preset-id="Diagonal Squares" presentation:preset-sub-type="To Top-left" presentation:preset-class="entrance">
                  <anim:set smil:begin="0s" smil:dur="0.004s" smil:fill="hold" smil:targetElement="id119" smil:attributeName="visibility" smil:to="visible"/>
                  <anim:transitionFilter smil:begin="0s" smil:dur="2s" smil:fill="hold" smil:targetElement="id119" smil:type="waterfallWipe" smil:subtype="horizontalLeft" smil:direction="reverse"/>
                </anim:par>
              </anim:par>
            </anim:par>
          </anim:seq>
        </anim:par>
        <presentation:notes draw:style-name="dp2">
          <draw:page-thumbnail draw:style-name="gr8" draw:layer="layout" svg:width="13.706cm" svg:height="10.28cm" svg:x="3.647cm" svg:y="2.853cm" draw:page-number="50"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51" draw:style-name="dp1" draw:master-page-name="_28_Default_29__20_Title_20_Master">
        <draw:frame draw:name="Title text51" presentation:style-name="pr3" draw:text-style-name="P4" draw:layer="layout" svg:width="23.912cm" svg:height="3.507cm" svg:x="2.058cm" svg:y="8.4cm" presentation:class="title" presentation:placeholder="true" presentation:user-transformed="true">
          <draw:text-box/>
        </draw:frame>
        <draw:custom-shape draw:name="Left-Right-Up-Down1" draw:style-name="gr15" draw:text-style-name="P7" draw:id="id120" draw:layer="layout" svg:width="5.794cm" svg:height="4.847cm" svg:x="11.03cm" svg:y="7.325cm">
          <text:p/>
          <draw:enhanced-geometry svg:viewBox="0 0 14000 14000" draw:extrusion-first-light-direction="(5 -0 1)" draw:extrusion-second-light-direction="(-5 -0 1)" draw:extrusion-skew="50 -135" draw:type="ba-4waycallout" draw:modifiers="5000 2000 4000 4000" draw:enhanced-path="M $2 $2 L $0 $2 $0 $1 $3 $1 7000 0 ?f1 $1 ?f0 $1 ?f0 $2 ?f2 $2 ?f2 $0 ?f3 $0 ?f3 $3 14000 7000 ?f3 ?f1 ?f3 ?f0 ?f2 ?f0 ?f2 ?f2 ?f0 ?f2 ?f0 ?f3 ?f1 ?f3 7000 14000 $3 ?f3 $0 ?f3 $0 ?f2 $2 ?f2 $2 ?f0 $1 ?f0 $1 ?f1 0 7000 $1 $3 $1 $0 $2 $0 Z N">
            <draw:equation draw:name="f0" draw:formula="14000-$0"/>
            <draw:equation draw:name="f1" draw:formula="14000-$3"/>
            <draw:equation draw:name="f2" draw:formula="14000-$2"/>
            <draw:equation draw:name="f3" draw:formula="14000-$1"/>
            <draw:handle draw:handle-mirror-vertical="false" draw:handle-mirror-horizontal="false" draw:handle-switched="false" draw:handle-position="$0 $1" draw:handle-range-x-minimum="$3" draw:handle-range-x-maximum="7000" draw:handle-range-y-minimum="0" draw:handle-range-y-maximum="$2"/>
            <draw:handle draw:handle-mirror-vertical="false" draw:handle-mirror-horizontal="false" draw:handle-switched="false" draw:handle-position="0 $2" draw:handle-range-y-minimum="$1" draw:handle-range-y-maximum="$3"/>
            <draw:handle draw:handle-mirror-vertical="false" draw:handle-mirror-horizontal="false" draw:handle-switched="false" draw:handle-position="$3 0" draw:handle-range-x-minimum="$2" draw:handle-range-x-maximum="$0"/>
          </draw:enhanced-geometry>
        </draw:custom-shape>
        <anim:par presentation:node-type="timing-root">
          <anim:seq presentation:node-type="main-sequence">
            <anim:par smil:begin="indefinite">
              <anim:par smil:begin="0s">
                <anim:par smil:begin="0s" smil:fill="hold" presentation:node-type="on-click" presentation:preset-id="Blinds" presentation:preset-sub-type="Vertical" presentation:preset-class="entrance">
                  <anim:set smil:begin="0s" smil:dur="0.004s" smil:fill="hold" smil:targetElement="id120" smil:attributeName="visibility" smil:to="visible"/>
                  <anim:transitionFilter smil:begin="0s" smil:dur="2s" smil:fill="hold" smil:targetElement="id120" smil:type="blindsWipe" smil:subtype="vertical"/>
                </anim:par>
              </anim:par>
            </anim:par>
          </anim:seq>
        </anim:par>
        <presentation:notes draw:style-name="dp2">
          <draw:page-thumbnail draw:style-name="gr8" draw:layer="layout" svg:width="13.706cm" svg:height="10.28cm" svg:x="3.647cm" svg:y="2.853cm" draw:page-number="51"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52" draw:style-name="dp1" draw:master-page-name="_28_Default_29__20_Title_20_Master">
        <draw:frame draw:name="Title text52" presentation:style-name="pr3" draw:text-style-name="P4" draw:layer="layout" svg:width="23.912cm" svg:height="3.507cm" svg:x="2.058cm" svg:y="8.4cm" presentation:class="title" presentation:placeholder="true" presentation:user-transformed="true">
          <draw:text-box/>
        </draw:frame>
        <draw:frame draw:name="Bitmap27" draw:style-name="gr6" draw:text-style-name="P7" draw:id="id121" draw:layer="layout" svg:width="11.977cm" svg:height="9.414cm" svg:x="7.77cm" svg:y="5.598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Sparkle In" presentation:preset-class="entrance">
                  <anim:set smil:begin="0s" smil:dur="0.004s" smil:fill="hold" smil:targetElement="id121" smil:attributeName="visibility" smil:to="visible"/>
                  <anim:transitionFilter smil:begin="0s" smil:dur="2s" smil:fill="hold" smil:targetElement="id121" smil:type="dissolve"/>
                </anim:par>
              </anim:par>
            </anim:par>
          </anim:seq>
        </anim:par>
        <presentation:notes draw:style-name="dp2">
          <draw:page-thumbnail draw:style-name="gr8" draw:layer="layout" svg:width="13.706cm" svg:height="10.28cm" svg:x="3.647cm" svg:y="2.853cm" draw:page-number="52"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53" draw:style-name="dp1" draw:master-page-name="_28_Default_29__20_Title_20_Master">
        <draw:frame draw:name="Title text53" presentation:style-name="pr3" draw:text-style-name="P4" draw:layer="layout" svg:width="23.912cm" svg:height="3.507cm" svg:x="2.058cm" svg:y="8.4cm" presentation:class="title" presentation:placeholder="true" presentation:user-transformed="true">
          <draw:text-box/>
        </draw:frame>
        <draw:custom-shape draw:name="Up-Down10" draw:style-name="gr15" draw:text-style-name="P7" draw:id="id122" draw:layer="layout" svg:width="4.374cm" svg:height="7.855cm" svg:x="10.945cm" svg:y="5.514cm">
          <text:p/>
          <draw:enhanced-geometry svg:viewBox="0 0 8000 6000" draw:extrusion-first-light-direction="(5 -0 1)" draw:extrusion-second-light-direction="(-5 -0 1)" draw:extrusion-skew="50 -135" draw:type="ba-updown" draw:modifiers="2000 1000" draw:enhanced-path="M 0 $1 L 4000 0 8000 $1 ?f0 $1 ?f0 ?f1 8000 ?f1 4000 6000 0 ?f1 $0 ?f1 $0 $1 Z N">
            <draw:equation draw:name="f0" draw:formula="8000-$0"/>
            <draw:equation draw:name="f1" draw:formula="6000-$1"/>
            <draw:handle draw:handle-mirror-vertical="false" draw:handle-mirror-horizontal="false" draw:handle-switched="false" draw:handle-position="$0 $1" draw:handle-range-x-minimum="0" draw:handle-range-x-maximum="4000" draw:handle-range-y-minimum="0" draw:handle-range-y-maximum="3000"/>
          </draw:enhanced-geometry>
        </draw:custom-shape>
        <anim:par presentation:node-type="timing-root">
          <anim:seq presentation:node-type="main-sequence">
            <anim:par smil:begin="indefinite">
              <anim:par smil:begin="0s">
                <anim:par smil:begin="0s" smil:fill="hold" presentation:node-type="on-click" presentation:preset-id="Blinds" presentation:preset-sub-type="Horizontal" presentation:preset-class="entrance">
                  <anim:set smil:begin="0s" smil:dur="0.004s" smil:fill="hold" smil:targetElement="id122" smil:attributeName="visibility" smil:to="visible"/>
                  <anim:transitionFilter smil:begin="0s" smil:dur="2s" smil:fill="hold" smil:targetElement="id122" smil:type="blindsWipe" smil:subtype="horizontal"/>
                </anim:par>
              </anim:par>
            </anim:par>
          </anim:seq>
        </anim:par>
        <presentation:notes draw:style-name="dp2">
          <draw:page-thumbnail draw:style-name="gr8" draw:layer="layout" svg:width="13.706cm" svg:height="10.28cm" svg:x="3.647cm" svg:y="2.853cm" draw:page-number="53"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54" draw:style-name="dp69" draw:master-page-name="_28_Default_29__20_Title_20_Master">
        <draw:frame draw:name="Title text54" presentation:style-name="pr71" draw:text-style-name="P72" draw:layer="layout" svg:width="23.912cm" svg:height="3.507cm" svg:x="2.058cm" svg:y="8.4cm" presentation:class="title" presentation:placeholder="true" presentation:user-transformed="true">
          <draw:text-box/>
        </draw:frame>
        <draw:frame draw:name="embedded object (OLE)28" draw:style-name="gr73" draw:id="id77" draw:layer="layout" svg:width="7.998cm" svg:height="7cm" svg:x="8.996cm" svg:y="5.237cm">
          <draw:object xlink:href="./Object 60" xlink:type="simple" xlink:show="embed" xlink:actuate="onLoad"/>
          <draw:image xlink:href="./ObjectReplacements/Object 60"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7" smil:by="360" smil:attributeName="transform" svg:type="rotate"/>
                </anim:par>
              </anim:par>
            </anim:par>
          </anim:seq>
        </anim:par>
        <presentation:notes draw:style-name="dp70">
          <draw:page-thumbnail draw:style-name="gr76" draw:layer="layout" svg:width="13.706cm" svg:height="10.28cm" svg:x="3.647cm" svg:y="2.853cm" draw:page-number="54"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55" draw:style-name="dp1" draw:master-page-name="_28_Default_29__20_Title_20_Master" presentation:presentation-page-layout-name="ALT19">
        <draw:frame draw:name="Title text55" presentation:style-name="pr3" draw:text-style-name="P4" draw:layer="layout" svg:width="23.912cm" svg:height="3.507cm" svg:x="2.058cm" svg:y="8.4cm" presentation:class="title" presentation:placeholder="true" presentation:user-transformed="true">
          <draw:text-box/>
        </draw:frame>
        <draw:custom-shape draw:name="Rectangle2" draw:style-name="gr15" draw:text-style-name="P7" draw:layer="layout" svg:width="6.573cm" svg:height="2.719cm" svg:x="7.955cm" svg:y="7.331cm">
          <text:p/>
          <draw:enhanced-geometry svg:viewBox="0 0 10000 10000" draw:extrusion-first-light-direction="(5 -0 1)" draw:extrusion-second-light-direction="(-5 -0 1)" draw:extrusion-skew="50 -135" draw:type="bs-rectangle" draw:enhanced-path="M 0 0 L 0 10000 10000 10000 10000 0 Z N"/>
        </draw:custom-shape>
        <presentation:notes draw:style-name="dp2">
          <draw:page-thumbnail draw:style-name="gr8" draw:layer="layout" svg:width="13.706cm" svg:height="10.28cm" svg:x="3.647cm" svg:y="2.853cm" draw:page-number="55"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56" draw:style-name="dp1" draw:master-page-name="_28_Default_29__20_Title_20_Master">
        <draw:frame draw:name="Title text56" presentation:style-name="pr3" draw:text-style-name="P4" draw:layer="layout" svg:width="23.912cm" svg:height="3.507cm" svg:x="2.058cm" svg:y="8.4cm" presentation:class="title" presentation:placeholder="true" presentation:user-transformed="true">
          <draw:text-box/>
        </draw:frame>
        <draw:frame draw:name="Bitmap29" draw:style-name="gr6" draw:text-style-name="P7" draw:id="id124" draw:layer="layout" svg:width="11.977cm" svg:height="9.414cm" svg:x="6.545cm" svg:y="4.567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24" smil:by="360" smil:attributeName="transform" svg:type="rotate"/>
                </anim:par>
              </anim:par>
            </anim:par>
          </anim:seq>
        </anim:par>
        <presentation:notes draw:style-name="dp2">
          <draw:page-thumbnail draw:style-name="gr8" draw:layer="layout" svg:width="13.706cm" svg:height="10.28cm" svg:x="3.647cm" svg:y="2.853cm" draw:page-number="56"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57" draw:style-name="dp1" draw:master-page-name="_28_Default_29__20_Title_20_Master">
        <draw:frame draw:name="Title text57" presentation:style-name="pr3" draw:text-style-name="P4" draw:layer="layout" svg:width="23.912cm" svg:height="3.507cm" svg:x="2.058cm" svg:y="8.4cm" presentation:class="title" presentation:placeholder="true" presentation:user-transformed="true">
          <draw:text-box/>
        </draw:frame>
        <draw:custom-shape draw:name="5 Point28" draw:style-name="gr15" draw:text-style-name="P16" draw:id="id125" draw:layer="layout" svg:width="2.592cm" svg:height="2.184cm" svg:x="11.754cm" svg:y="6.897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id="Peek In" presentation:preset-sub-type="From Left" presentation:preset-class="entrance">
                  <anim:set smil:begin="0s" smil:dur="0.004s" smil:fill="hold" smil:targetElement="id125" smil:attributeName="visibility" smil:to="visible"/>
                  <anim:transitionFilter smil:begin="0s" smil:dur="2s" smil:fill="hold" smil:targetElement="id125" smil:type="slideWipe" smil:subtype="fromLeft"/>
                </anim:par>
              </anim:par>
            </anim:par>
          </anim:seq>
        </anim:par>
        <presentation:notes draw:style-name="dp2">
          <draw:page-thumbnail draw:style-name="gr8" draw:layer="layout" svg:width="13.706cm" svg:height="10.28cm" svg:x="3.647cm" svg:y="2.853cm" draw:page-number="57"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58" draw:style-name="dp1" draw:master-page-name="_28_Default_29__20_Title_20_Master">
        <draw:frame draw:name="Title text58" presentation:style-name="pr3" draw:text-style-name="P4" draw:layer="layout" svg:width="23.912cm" svg:height="3.507cm" svg:x="2.058cm" svg:y="8.4cm" presentation:class="title" presentation:placeholder="true" presentation:user-transformed="true">
          <draw:text-box/>
        </draw:frame>
        <draw:frame draw:name="Bitmap30" draw:style-name="gr6" draw:text-style-name="P7" draw:id="id126" draw:layer="layout" svg:width="11.977cm" svg:height="9.414cm" svg:x="7.603cm" svg:y="5.542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26" smil:by="360" smil:attributeName="transform" svg:type="rotate"/>
                </anim:par>
              </anim:par>
            </anim:par>
          </anim:seq>
        </anim:par>
        <presentation:notes draw:style-name="dp2">
          <draw:page-thumbnail draw:style-name="gr8" draw:layer="layout" svg:width="13.706cm" svg:height="10.28cm" svg:x="3.647cm" svg:y="2.853cm" draw:page-number="58"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59" draw:style-name="dp1" draw:master-page-name="_28_Default_29__20_Title_20_Master" presentation:presentation-page-layout-name="ALT19">
        <draw:frame draw:name="Title text59" presentation:style-name="pr3" draw:text-style-name="P4" draw:layer="layout" svg:width="23.912cm" svg:height="3.507cm" svg:x="2.058cm" svg:y="8.4cm" presentation:class="title" presentation:placeholder="true" presentation:user-transformed="true">
          <draw:text-box/>
        </draw:frame>
        <draw:custom-shape draw:name="Cube7" draw:style-name="gr15" draw:text-style-name="P7" draw:layer="layout" svg:width="5.727cm" svg:height="3.477cm" svg:x="12.233cm" svg:y="6.283cm">
          <text:p/>
          <draw:enhanced-geometry svg:viewBox="0 0 21600 21600" draw:extrusion-first-light-direction="(5 -0 1)" draw:extrusion-second-light-direction="(-5 -0 1)" draw:extrusion-skew="50 -135" draw:type="bs-cube" draw:modifiers="5400" draw:enhanced-path="M 0 ?f2 L 0 ?f1 ?f3 0 ?f10 0 ?f10 ?f4 ?f5 ?f2 Z N M 0 ?f1 L ?f3 0 ?f10 0 ?f5 ?f1 Z N M ?f5 ?f2 L ?f5 ?f1 ?f10 0 ?f10 ?f4 Z N">
            <draw:equation draw:name="f0" draw:formula="$0"/>
            <draw:equation draw:name="f1" draw:formula="top+?f0"/>
            <draw:equation draw:name="f2" draw:formula="bottom"/>
            <draw:equation draw:name="f3" draw:formula="left+?f0"/>
            <draw:equation draw:name="f4" draw:formula="bottom-?f0"/>
            <draw:equation draw:name="f5" draw:formula="right-?f0"/>
            <draw:equation draw:name="f6" draw:formula="21600-?f3"/>
            <draw:equation draw:name="f7" draw:formula="?f6 /2"/>
            <draw:equation draw:name="f8" draw:formula="?f3 +?f7"/>
            <draw:equation draw:name="f9" draw:formula="?f5 /2"/>
            <draw:equation draw:name="f10" draw:formula="right"/>
            <draw:handle draw:handle-mirror-vertical="false" draw:handle-mirror-horizontal="false" draw:handle-switched="false" draw:handle-position="0 $0" draw:handle-range-y-minimum="0" draw:handle-range-y-maximum="21600"/>
          </draw:enhanced-geometry>
        </draw:custom-shape>
        <presentation:notes draw:style-name="dp2">
          <draw:page-thumbnail draw:style-name="gr8" draw:layer="layout" svg:width="13.706cm" svg:height="10.28cm" svg:x="3.647cm" svg:y="2.853cm" draw:page-number="59"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60" draw:style-name="dp69" draw:master-page-name="_28_Default_29__20_Title_20_Master">
        <draw:frame draw:name="Title text60" presentation:style-name="pr71" draw:text-style-name="P72" draw:layer="layout" svg:width="23.912cm" svg:height="3.507cm" svg:x="2.058cm" svg:y="8.4cm" presentation:class="title" presentation:placeholder="true" presentation:user-transformed="true">
          <draw:text-box/>
        </draw:frame>
        <draw:frame draw:name="embedded object (OLE)31" draw:style-name="gr73" draw:id="id78" draw:layer="layout" svg:width="7.998cm" svg:height="7cm" svg:x="9.469cm" svg:y="5.766cm">
          <draw:object xlink:href="./Object 63" xlink:type="simple" xlink:show="embed" xlink:actuate="onLoad"/>
          <draw:image xlink:href="./ObjectReplacements/Object 63"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8" smil:by="360" smil:attributeName="transform" svg:type="rotate"/>
                </anim:par>
              </anim:par>
            </anim:par>
          </anim:seq>
        </anim:par>
        <presentation:notes draw:style-name="dp70">
          <draw:page-thumbnail draw:style-name="gr76" draw:layer="layout" svg:width="13.706cm" svg:height="10.28cm" svg:x="3.647cm" svg:y="2.853cm" draw:page-number="60"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61" draw:style-name="dp1" draw:master-page-name="_28_Default_29__20_Title_20_Master" presentation:presentation-page-layout-name="ALT19">
        <draw:frame draw:name="Title text61" presentation:style-name="pr3" draw:text-style-name="P4" draw:layer="layout" svg:width="23.912cm" svg:height="3.507cm" svg:x="2.058cm" svg:y="8.4cm" presentation:class="title" presentation:placeholder="true" presentation:user-transformed="true">
          <draw:text-box/>
        </draw:frame>
        <draw:custom-shape draw:name="Line Callout 12" draw:style-name="gr15" draw:text-style-name="P7" draw:layer="layout" svg:width="4.101cm" svg:height="2.051cm" svg:x="11.408cm" svg:y="7.442cm">
          <text:p/>
          <draw:enhanced-geometry svg:viewBox="0 0 10000 10000" draw:extrusion-first-light-direction="(5 -0 1)" draw:extrusion-second-light-direction="(-5 -0 1)" draw:extrusion-skew="50 -135" draw:type="cl-line1" draw:modifiers="10200 5000 14000 10000" draw:enhanced-path="M 0 0 L 0 10000 10000 10000 10000 0 Z N M $0 $1 L $2 $3 N">
            <draw:handle draw:handle-mirror-vertical="false" draw:handle-mirror-horizontal="false" draw:handle-switched="false" draw:handle-position="$0 $1"/>
            <draw:handle draw:handle-mirror-vertical="false" draw:handle-mirror-horizontal="false" draw:handle-switched="false" draw:handle-position="$2 $3"/>
          </draw:enhanced-geometry>
        </draw:custom-shape>
        <presentation:notes draw:style-name="dp2">
          <draw:page-thumbnail draw:style-name="gr8" draw:layer="layout" svg:width="13.706cm" svg:height="10.28cm" svg:x="3.647cm" svg:y="2.853cm" draw:page-number="61"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62" draw:style-name="dp1" draw:master-page-name="_28_Default_29__20_Title_20_Master">
        <draw:frame draw:name="Title text62" presentation:style-name="pr3" draw:text-style-name="P4" draw:layer="layout" svg:width="23.912cm" svg:height="3.507cm" svg:x="2.058cm" svg:y="8.4cm" presentation:class="title" presentation:placeholder="true" presentation:user-transformed="true">
          <draw:text-box/>
        </draw:frame>
        <draw:frame draw:name="Bitmap32" draw:style-name="gr6" draw:text-style-name="P7" draw:id="id128" draw:layer="layout" svg:width="11.977cm" svg:height="9.414cm" svg:x="8.327cm" svg:y="5.486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28" smil:by="360" smil:attributeName="transform" svg:type="rotate"/>
                </anim:par>
              </anim:par>
            </anim:par>
          </anim:seq>
        </anim:par>
        <presentation:notes draw:style-name="dp2">
          <draw:page-thumbnail draw:style-name="gr8" draw:layer="layout" svg:width="13.706cm" svg:height="10.28cm" svg:x="3.647cm" svg:y="2.853cm" draw:page-number="62"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63" draw:style-name="dp1" draw:master-page-name="_28_Default_29__20_Title_20_Master">
        <draw:frame draw:name="Title text65" presentation:style-name="pr3" draw:text-style-name="P4" draw:layer="layout" svg:width="23.912cm" svg:height="3.507cm" svg:x="2.058cm" svg:y="8.4cm" presentation:class="title" presentation:placeholder="true" presentation:user-transformed="true">
          <draw:text-box/>
        </draw:frame>
        <draw:custom-shape draw:name="4 Point11" draw:style-name="gr15" draw:text-style-name="P7" draw:id="id129" draw:layer="layout" svg:width="4.457cm" svg:height="7.159cm" svg:x="11.892cm" svg:y="4.651cm">
          <text:p/>
          <draw:enhanced-geometry svg:viewBox="0 0 10000 10000" draw:extrusion-first-light-direction="(5 -0 1)" draw:extrusion-second-light-direction="(-5 -0 1)" draw:extrusion-skew="50 -135" draw:type="ss-4point" draw:modifiers="4000" draw:enhanced-path="M $0 $0 L 0 5000 $0 ?f0 5000 10000 ?f0 ?f0 10000 5000 ?f0 $0 5000 0 Z N">
            <draw:equation draw:name="f0" draw:formula="10000-$0"/>
            <draw:handle draw:handle-mirror-vertical="false" draw:handle-mirror-horizontal="false" draw:handle-switched="false" draw:handle-position="$0 5000" draw:handle-range-x-minimum="0" draw:handle-range-x-maximum="50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29" smil:by="360" smil:attributeName="transform" svg:type="rotate"/>
                </anim:par>
              </anim:par>
            </anim:par>
          </anim:seq>
        </anim:par>
        <presentation:notes draw:style-name="dp2">
          <draw:page-thumbnail draw:style-name="gr8" draw:layer="layout" svg:width="13.706cm" svg:height="10.28cm" svg:x="3.647cm" svg:y="2.853cm" draw:page-number="63"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64" draw:style-name="dp1" draw:master-page-name="_28_Default_29__20_Title_20_Master">
        <draw:frame draw:name="Title text66" presentation:style-name="pr3" draw:text-style-name="P4" draw:layer="layout" svg:width="23.912cm" svg:height="3.507cm" svg:x="2.058cm" svg:y="8.4cm" presentation:class="title" presentation:placeholder="true" presentation:user-transformed="true">
          <draw:text-box/>
        </draw:frame>
        <draw:custom-shape draw:name="&quot;No&quot; Symbol1" draw:style-name="gr15" draw:text-style-name="P7" draw:id="id130" draw:layer="layout" svg:width="5.878cm" svg:height="4.568cm" svg:x="9.72cm" svg:y="7.464cm">
          <text:p/>
          <draw:enhanced-geometry svg:viewBox="0 0 10000 10000" draw:extrusion-first-light-direction="(5 -0 1)" draw:extrusion-second-light-direction="(-5 -0 1)" draw:extrusion-skew="50 -135" draw:type="ss-nosymbol" draw:modifiers="2000" draw:enhanced-path="B $0 $0 ?f0 ?f0 ?f3 ?f4 ?f5 ?f6 Z B $0 $0 ?f0 ?f0 ?f7 ?f8 ?f9 ?f1 Z U 5000 5000 10000 10000 0 360 Z N">
            <draw:equation draw:name="f0" draw:formula="10000-$0"/>
            <draw:equation draw:name="f1" draw:formula="-(sin(45*(pi/180))*($0/2)-cos(45*(pi/180))*(-?f0))+5000"/>
            <draw:equation draw:name="f2" draw:formula="sqrt((5000-$0)*(5000-$0) -($0/2) *($0/2) )"/>
            <draw:equation draw:name="f3" draw:formula="(cos(45*(pi/180))*(-$0/2)+sin(45*(pi/180))*(-?f0))+5000"/>
            <draw:equation draw:name="f4" draw:formula="-(sin(45*(pi/180))*(-$0/2)-cos(45*(pi/180))*(-?f0))+5000"/>
            <draw:equation draw:name="f5" draw:formula="(cos(45*(pi/180))*(-$0/2)+sin(45*(pi/180))*(?f0))+5000"/>
            <draw:equation draw:name="f6" draw:formula="-(sin(45*(pi/180))*(-$0/2)-cos(45*(pi/180))*(?f0))+5000"/>
            <draw:equation draw:name="f7" draw:formula="(cos(45*(pi/180))*($0/2)+sin(45*(pi/180))*(?f0))+5000"/>
            <draw:equation draw:name="f8" draw:formula="-(sin(45*(pi/180))*($0/2)-cos(45*(pi/180))*(?f0))+5000"/>
            <draw:equation draw:name="f9" draw:formula="(cos(45*(pi/180))*($0/2)+sin(45*(pi/180))*(-?f0))+5000"/>
            <draw:handle draw:handle-mirror-vertical="false" draw:handle-mirror-horizontal="false" draw:handle-switched="false" draw:handle-position="$0 5000" draw:handle-range-x-minimum="0" draw:handle-range-x-maximum="50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30" smil:by="360" smil:attributeName="transform" svg:type="rotate"/>
                </anim:par>
              </anim:par>
            </anim:par>
          </anim:seq>
        </anim:par>
        <presentation:notes draw:style-name="dp2">
          <draw:page-thumbnail draw:style-name="gr8" draw:layer="layout" svg:width="13.706cm" svg:height="10.28cm" svg:x="3.647cm" svg:y="2.853cm" draw:page-number="64"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65" draw:style-name="dp69" draw:master-page-name="_28_Default_29__20_Title_20_Master">
        <draw:frame draw:name="Title text67" presentation:style-name="pr71" draw:text-style-name="P72" draw:layer="layout" svg:width="23.912cm" svg:height="3.507cm" svg:x="2.058cm" svg:y="8.4cm" presentation:class="title" presentation:placeholder="true" presentation:user-transformed="true">
          <draw:text-box/>
        </draw:frame>
        <draw:frame draw:name="embedded object (OLE)34" draw:style-name="gr73" draw:id="id79" draw:layer="layout" svg:width="7.998cm" svg:height="7cm" svg:x="11.335cm" svg:y="5.237cm">
          <draw:object xlink:href="./Object 66" xlink:type="simple" xlink:show="embed" xlink:actuate="onLoad"/>
          <draw:image xlink:href="./ObjectReplacements/Object 66"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9" smil:by="360" smil:attributeName="transform" svg:type="rotate"/>
                </anim:par>
              </anim:par>
            </anim:par>
          </anim:seq>
        </anim:par>
        <presentation:notes draw:style-name="dp70">
          <draw:page-thumbnail draw:style-name="gr76" draw:layer="layout" svg:width="13.706cm" svg:height="10.28cm" svg:x="3.647cm" svg:y="2.853cm" draw:page-number="65"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66" draw:style-name="dp1" draw:master-page-name="_28_Default_29__20_Title_20_Master">
        <draw:frame draw:name="Title text68" presentation:style-name="pr3" draw:text-style-name="P4" draw:layer="layout" svg:width="23.912cm" svg:height="3.507cm" svg:x="2.058cm" svg:y="8.4cm" presentation:class="title" presentation:placeholder="true" presentation:user-transformed="true">
          <draw:text-box/>
        </draw:frame>
        <draw:custom-shape draw:name="5 Point34" draw:style-name="gr15" draw:text-style-name="P16" draw:id="id132" draw:layer="layout" svg:width="2.592cm" svg:height="2.184cm" svg:x="12.896cm" svg:y="7.733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32" smil:by="360" smil:attributeName="transform" svg:type="rotate"/>
                </anim:par>
              </anim:par>
            </anim:par>
          </anim:seq>
        </anim:par>
        <presentation:notes draw:style-name="dp2">
          <draw:page-thumbnail draw:style-name="gr8" draw:layer="layout" svg:width="13.706cm" svg:height="10.28cm" svg:x="3.647cm" svg:y="2.853cm" draw:page-number="66"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67" draw:style-name="dp1" draw:master-page-name="_28_Default_29__20_Title_20_Master">
        <draw:frame draw:name="Title text69" presentation:style-name="pr3" draw:text-style-name="P4" draw:layer="layout" svg:width="23.912cm" svg:height="3.507cm" svg:x="2.058cm" svg:y="8.4cm" presentation:class="title" presentation:placeholder="true" presentation:user-transformed="true">
          <draw:text-box/>
        </draw:frame>
        <draw:frame draw:name="Bitmap35" draw:style-name="gr6" draw:text-style-name="P7" draw:id="id133" draw:layer="layout" svg:width="11.977cm" svg:height="9.414cm" svg:x="6.739cm" svg:y="4.789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33" smil:by="360" smil:attributeName="transform" svg:type="rotate"/>
                </anim:par>
              </anim:par>
            </anim:par>
          </anim:seq>
        </anim:par>
        <presentation:notes draw:style-name="dp2">
          <draw:page-thumbnail draw:style-name="gr8" draw:layer="layout" svg:width="13.706cm" svg:height="10.28cm" svg:x="3.647cm" svg:y="2.853cm" draw:page-number="67"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68" draw:style-name="dp1" draw:master-page-name="_28_Default_29__20_Title_20_Master" presentation:presentation-page-layout-name="ALT19">
        <draw:frame draw:name="Title text70" presentation:style-name="pr3" draw:text-style-name="P4" draw:layer="layout" svg:width="23.912cm" svg:height="3.507cm" svg:x="2.058cm" svg:y="8.4cm" presentation:class="title" presentation:placeholder="true" presentation:user-transformed="true">
          <draw:text-box/>
        </draw:frame>
        <draw:line draw:name="Line1" draw:style-name="gr18" draw:text-style-name="P7" draw:layer="layout" svg:x1="12.478cm" svg:y1="8.846cm" svg:x2="19.34cm" svg:y2="5.102cm">
          <text:p/>
        </draw:line>
        <presentation:notes draw:style-name="dp2">
          <draw:page-thumbnail draw:style-name="gr8" draw:layer="layout" svg:width="13.706cm" svg:height="10.28cm" svg:x="3.647cm" svg:y="2.853cm" draw:page-number="68"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69" draw:style-name="dp1" draw:master-page-name="_28_Default_29__20_Title_20_Master">
        <draw:frame draw:name="Title text71" presentation:style-name="pr3" draw:text-style-name="P4" draw:layer="layout" svg:width="23.912cm" svg:height="3.507cm" svg:x="2.058cm" svg:y="8.4cm" presentation:class="title" presentation:placeholder="true" presentation:user-transformed="true">
          <draw:text-box/>
        </draw:frame>
        <draw:frame draw:name="Bitmap36" draw:style-name="gr6" draw:text-style-name="P7" draw:id="id134" draw:layer="layout" svg:width="11.977cm" svg:height="9.414cm" svg:x="8.494cm" svg:y="4.707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34" smil:by="360" smil:attributeName="transform" svg:type="rotate"/>
                </anim:par>
              </anim:par>
            </anim:par>
          </anim:seq>
        </anim:par>
        <presentation:notes draw:style-name="dp2">
          <draw:page-thumbnail draw:style-name="gr8" draw:layer="layout" svg:width="13.706cm" svg:height="10.28cm" svg:x="3.647cm" svg:y="2.853cm" draw:page-number="69"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70" draw:style-name="dp1" draw:master-page-name="_28_Default_29__20_Title_20_Master">
        <draw:frame draw:name="Title text72" presentation:style-name="pr3" draw:text-style-name="P4" draw:layer="layout" svg:width="23.912cm" svg:height="3.507cm" svg:x="2.058cm" svg:y="8.4cm" presentation:class="title" presentation:placeholder="true" presentation:user-transformed="true">
          <draw:text-box/>
        </draw:frame>
        <draw:custom-shape draw:name="Sun1" draw:style-name="gr15" draw:text-style-name="P7" draw:id="id135" draw:layer="layout" svg:width="5.014cm" svg:height="4.54cm" svg:x="10.667cm" svg:y="6.768cm">
          <text:p/>
          <draw:enhanced-geometry svg:viewBox="0 0 10000 10000" draw:extrusion-first-light-direction="(5 -0 1)" draw:extrusion-second-light-direction="(-5 -0 1)" draw:extrusion-skew="50 -135" draw:type="ss-sun" draw:modifiers="2000" draw:enhanced-path="U 5000 5000 ?f1 ?f1 0 360 N M ?f28 ?f40 L ?f7 ?f19 W ?f2 ?f2 ?f3 ?f3 ?f7 ?f19 ?f4 ?f16 Z N M ?f32 ?f44 L ?f4 ?f16 W ?f2 ?f2 ?f3 ?f3 ?f4 ?f16 ?f8 ?f20 Z N M ?f33 ?f45 L ?f8 ?f20 W ?f2 ?f2 ?f3 ?f3 ?f8 ?f20 ?f9 ?f21 Z N M ?f34 ?f46 L ?f9 ?f21 W ?f2 ?f2 ?f3 ?f3 ?f9 ?f21 ?f10 ?f22 Z N M ?f35 ?f47 L ?f10 ?f22 W ?f2 ?f2 ?f3 ?f3 ?f10 ?f22 ?f11 ?f23 Z N M ?f36 ?f48 L ?f11 ?f23 W ?f2 ?f2 ?f3 ?f3 ?f11 ?f23 ?f12 ?f24 Z N M ?f37 ?f49 L ?f13 ?f25 A ?f2 ?f2 ?f3 ?f3 ?f13 ?f25 ?f12 ?f24 Z N M ?f38 ?f50 L ?f13 ?f25 W ?f2 ?f2 ?f3 ?f3 ?f13 ?f25 ?f14 ?f26 Z N M ?f39 ?f51 L ?f14 ?f26 W ?f2 ?f2 ?f3 ?f3 ?f14 ?f26 ?f15 ?f27 Z N M ?f29 ?f41 L ?f15 ?f27 W ?f2 ?f2 ?f3 ?f3 ?f15 ?f27 ?f5 ?f17 Z N M ?f30 ?f42 L ?f5 ?f17 W ?f2 ?f2 ?f3 ?f3 ?f5 ?f17 ?f6 ?f18 Z N M ?f31 ?f43 L ?f6 ?f18 W ?f2 ?f2 ?f3 ?f3 ?f6 ?f18 ?f7 ?f19 Z N">
            <draw:equation draw:name="f0" draw:formula="5000-$0"/>
            <draw:equation draw:name="f1" draw:formula="2*(5000-$0)"/>
            <draw:equation draw:name="f2" draw:formula="5000-?f0"/>
            <draw:equation draw:name="f3" draw:formula="5000+?f0"/>
            <draw:equation draw:name="f4" draw:formula="(?f0)*(cos(15*(pi/180)))+5000"/>
            <draw:equation draw:name="f5" draw:formula="(?f0)*(cos(285*(pi/180)))+5000"/>
            <draw:equation draw:name="f6" draw:formula="(?f0)*(cos(315*(pi/180)))+5000"/>
            <draw:equation draw:name="f7" draw:formula="(?f0)*(cos(345*(pi/180)))+5000"/>
            <draw:equation draw:name="f8" draw:formula="(?f0)*(cos(45*(pi/180)))+5000"/>
            <draw:equation draw:name="f9" draw:formula="(?f0)*(cos(75*(pi/180)))+5000"/>
            <draw:equation draw:name="f10" draw:formula="(?f0)*(cos(105*(pi/180)))+5000"/>
            <draw:equation draw:name="f11" draw:formula="(?f0)*(cos(135*(pi/180)))+5000"/>
            <draw:equation draw:name="f12" draw:formula="(?f0)*(cos(165*(pi/180)))+5000"/>
            <draw:equation draw:name="f13" draw:formula="(?f0)*(cos(195*(pi/180)))+5000"/>
            <draw:equation draw:name="f14" draw:formula="(?f0)*(cos(225*(pi/180)))+5000"/>
            <draw:equation draw:name="f15" draw:formula="(?f0)*(cos(255*(pi/180)))+5000"/>
            <draw:equation draw:name="f16" draw:formula="(?f0)*(sin(15*(pi/180)))+5000"/>
            <draw:equation draw:name="f17" draw:formula="(?f0)*(sin(285*(pi/180)))+5000"/>
            <draw:equation draw:name="f18" draw:formula="(?f0)*(sin(315*(pi/180)))+5000"/>
            <draw:equation draw:name="f19" draw:formula="(?f0)*(sin(345*(pi/180)))+5000"/>
            <draw:equation draw:name="f20" draw:formula="(?f0)*(sin(45*(pi/180)))+5000"/>
            <draw:equation draw:name="f21" draw:formula="(?f0)*(sin(75*(pi/180)))+5000"/>
            <draw:equation draw:name="f22" draw:formula="(?f0)*(sin(105*(pi/180)))+5000"/>
            <draw:equation draw:name="f23" draw:formula="(?f0)*(sin(135*(pi/180)))+5000"/>
            <draw:equation draw:name="f24" draw:formula="(?f0)*(sin(165*(pi/180)))+5000"/>
            <draw:equation draw:name="f25" draw:formula="(?f0)*(sin(195*(pi/180)))+5000"/>
            <draw:equation draw:name="f26" draw:formula="(?f0)*(sin(225*(pi/180)))+5000"/>
            <draw:equation draw:name="f27" draw:formula="(?f0)*(sin(255*(pi/180)))+5000"/>
            <draw:equation draw:name="f28" draw:formula="5000*(cos(0*(pi/180)))+5000"/>
            <draw:equation draw:name="f29" draw:formula="5000*(cos(270*(pi/180)))+5000"/>
            <draw:equation draw:name="f30" draw:formula="5000*(cos(300*(pi/180)))+5000"/>
            <draw:equation draw:name="f31" draw:formula="5000*(cos(330*(pi/180)))+5000"/>
            <draw:equation draw:name="f32" draw:formula="5000*(cos(30*(pi/180)))+5000"/>
            <draw:equation draw:name="f33" draw:formula="5000*(cos(60*(pi/180)))+5000"/>
            <draw:equation draw:name="f34" draw:formula="5000*(cos(90*(pi/180)))+5000"/>
            <draw:equation draw:name="f35" draw:formula="5000*(cos(120*(pi/180)))+5000"/>
            <draw:equation draw:name="f36" draw:formula="5000*(cos(150*(pi/180)))+5000"/>
            <draw:equation draw:name="f37" draw:formula="5000*(cos(180*(pi/180)))+5000"/>
            <draw:equation draw:name="f38" draw:formula="5000*(cos(210*(pi/180)))+5000"/>
            <draw:equation draw:name="f39" draw:formula="5000*(cos(240*(pi/180)))+5000"/>
            <draw:equation draw:name="f40" draw:formula="5000*(sin(0*(pi/180)))+5000"/>
            <draw:equation draw:name="f41" draw:formula="5000*(sin(270*(pi/180)))+5000"/>
            <draw:equation draw:name="f42" draw:formula="5000*(sin(300*(pi/180)))+5000"/>
            <draw:equation draw:name="f43" draw:formula="5000*(sin(330*(pi/180)))+5000"/>
            <draw:equation draw:name="f44" draw:formula="5000*(sin(30*(pi/180)))+5000"/>
            <draw:equation draw:name="f45" draw:formula="5000*(sin(60*(pi/180)))+5000"/>
            <draw:equation draw:name="f46" draw:formula="5000*(sin(90*(pi/180)))+5000"/>
            <draw:equation draw:name="f47" draw:formula="5000*(sin(120*(pi/180)))+5000"/>
            <draw:equation draw:name="f48" draw:formula="5000*(sin(150*(pi/180)))+5000"/>
            <draw:equation draw:name="f49" draw:formula="5000*(sin(180*(pi/180)))+5000"/>
            <draw:equation draw:name="f50" draw:formula="5000*(sin(210*(pi/180)))+5000"/>
            <draw:equation draw:name="f51" draw:formula="5000*(sin(240*(pi/180)))+5000"/>
            <draw:handle draw:handle-mirror-vertical="false" draw:handle-mirror-horizontal="false" draw:handle-switched="false" draw:handle-position="$0 5000" draw:handle-range-x-minimum="1000" draw:handle-range-x-maximum="45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35" smil:by="360" smil:attributeName="transform" svg:type="rotate"/>
                </anim:par>
              </anim:par>
            </anim:par>
          </anim:seq>
        </anim:par>
        <presentation:notes draw:style-name="dp2">
          <draw:page-thumbnail draw:style-name="gr8" draw:layer="layout" svg:width="13.706cm" svg:height="10.28cm" svg:x="3.647cm" svg:y="2.853cm" draw:page-number="70"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71" draw:style-name="dp69" draw:master-page-name="_28_Default_29__20_Title_20_Master">
        <draw:frame draw:name="Title text73" presentation:style-name="pr71" draw:text-style-name="P72" draw:layer="layout" svg:width="23.912cm" svg:height="3.507cm" svg:x="2.058cm" svg:y="8.4cm" presentation:class="title" presentation:placeholder="true" presentation:user-transformed="true">
          <draw:text-box/>
        </draw:frame>
        <draw:frame draw:name="embedded object (OLE)37" draw:style-name="gr73" draw:id="id80" draw:layer="layout" svg:width="7.998cm" svg:height="7cm" svg:x="8.773cm" svg:y="5.46cm">
          <draw:object xlink:href="./Object 69" xlink:type="simple" xlink:show="embed" xlink:actuate="onLoad"/>
          <draw:image xlink:href="./ObjectReplacements/Object 69"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80" smil:by="360" smil:attributeName="transform" svg:type="rotate"/>
                </anim:par>
              </anim:par>
            </anim:par>
          </anim:seq>
        </anim:par>
        <presentation:notes draw:style-name="dp70">
          <draw:page-thumbnail draw:style-name="gr76" draw:layer="layout" svg:width="13.706cm" svg:height="10.28cm" svg:x="3.647cm" svg:y="2.853cm" draw:page-number="71"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72" draw:style-name="dp1" draw:master-page-name="_28_Default_29__20_Title_20_Master">
        <draw:frame draw:name="Title text74" presentation:style-name="pr3" draw:text-style-name="P4" draw:layer="layout" svg:width="23.912cm" svg:height="3.507cm" svg:x="2.058cm" svg:y="8.4cm" presentation:class="title" presentation:placeholder="true" presentation:user-transformed="true">
          <draw:text-box/>
        </draw:frame>
        <draw:custom-shape draw:name="5 Point37" draw:style-name="gr15" draw:text-style-name="P16" draw:id="id137" draw:layer="layout" svg:width="2.592cm" svg:height="2.184cm" svg:x="12.284cm" svg:y="7.314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37" smil:by="360" smil:attributeName="transform" svg:type="rotate"/>
                </anim:par>
              </anim:par>
            </anim:par>
          </anim:seq>
        </anim:par>
        <presentation:notes draw:style-name="dp2">
          <draw:page-thumbnail draw:style-name="gr8" draw:layer="layout" svg:width="13.706cm" svg:height="10.28cm" svg:x="3.647cm" svg:y="2.853cm" draw:page-number="72"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73" draw:style-name="dp1" draw:master-page-name="_28_Default_29__20_Title_20_Master">
        <draw:frame draw:name="Title text75" presentation:style-name="pr3" draw:text-style-name="P4" draw:layer="layout" svg:width="23.912cm" svg:height="3.507cm" svg:x="2.058cm" svg:y="8.4cm" presentation:class="title" presentation:placeholder="true" presentation:user-transformed="true">
          <draw:text-box/>
        </draw:frame>
        <draw:frame draw:name="Bitmap38" draw:style-name="gr6" draw:text-style-name="P7" draw:id="id138" draw:layer="layout" svg:width="11.977cm" svg:height="9.414cm" svg:x="7.436cm" svg:y="5.402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38" smil:by="360" smil:attributeName="transform" svg:type="rotate"/>
                </anim:par>
              </anim:par>
            </anim:par>
          </anim:seq>
        </anim:par>
        <presentation:notes draw:style-name="dp2">
          <draw:page-thumbnail draw:style-name="gr8" draw:layer="layout" svg:width="13.706cm" svg:height="10.28cm" svg:x="3.647cm" svg:y="2.853cm" draw:page-number="73"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74" draw:style-name="dp1" draw:master-page-name="_28_Default_29__20_Title_20_Master" presentation:presentation-page-layout-name="ALT19">
        <draw:frame draw:name="Title text76" presentation:style-name="pr3" draw:text-style-name="P4" draw:layer="layout" svg:width="23.912cm" svg:height="3.507cm" svg:x="2.058cm" svg:y="8.4cm" presentation:class="title" presentation:placeholder="true" presentation:user-transformed="true">
          <draw:text-box/>
        </draw:frame>
        <draw:connector draw:name="Object Connectors1" draw:style-name="gr18" draw:text-style-name="P7" draw:layer="layout" svg:x1="10.896cm" svg:y1="6.506cm" svg:x2="15.753cm" svg:y2="9.002cm" svg:d="m10896 6506h2429v2496h2428">
          <text:p/>
        </draw:connector>
        <presentation:notes draw:style-name="dp2">
          <draw:page-thumbnail draw:style-name="gr8" draw:layer="layout" svg:width="13.706cm" svg:height="10.28cm" svg:x="3.647cm" svg:y="2.853cm" draw:page-number="74"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75" draw:style-name="dp1" draw:master-page-name="_28_Default_29__20_Title_20_Master">
        <draw:frame draw:name="Title text77" presentation:style-name="pr3" draw:text-style-name="P4" draw:layer="layout" svg:width="23.912cm" svg:height="3.507cm" svg:x="2.058cm" svg:y="8.4cm" presentation:class="title" presentation:placeholder="true" presentation:user-transformed="true">
          <draw:text-box/>
        </draw:frame>
        <draw:frame draw:name="Bitmap39" draw:style-name="gr6" draw:text-style-name="P7" draw:id="id139" draw:layer="layout" svg:width="11.977cm" svg:height="9.414cm" svg:x="6.098cm" svg:y="5.263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39" smil:by="360" smil:attributeName="transform" svg:type="rotate"/>
                </anim:par>
              </anim:par>
            </anim:par>
          </anim:seq>
        </anim:par>
        <presentation:notes draw:style-name="dp2">
          <draw:page-thumbnail draw:style-name="gr8" draw:layer="layout" svg:width="13.706cm" svg:height="10.28cm" svg:x="3.647cm" svg:y="2.853cm" draw:page-number="75"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76" draw:style-name="dp1" draw:master-page-name="_28_Default_29__20_Title_20_Master">
        <draw:frame draw:name="Title text78" presentation:style-name="pr3" draw:text-style-name="P4" draw:layer="layout" svg:width="23.912cm" svg:height="3.507cm" svg:x="2.058cm" svg:y="8.4cm" presentation:class="title" presentation:placeholder="true" presentation:user-transformed="true">
          <draw:text-box/>
        </draw:frame>
        <draw:custom-shape draw:name="Up-Down Arrow Callout1" draw:style-name="gr15" draw:text-style-name="P7" draw:id="id140" draw:layer="layout" svg:width="7.437cm" svg:height="3.9cm" svg:x="9.414cm" svg:y="6.35cm">
          <text:p/>
          <draw:enhanced-geometry svg:viewBox="0 0 10000 10000" draw:extrusion-first-light-direction="(5 -0 1)" draw:extrusion-second-light-direction="(-5 -0 1)" draw:extrusion-skew="50 -135" draw:type="ba-updowncallout" draw:modifiers="3000 4000 2000 4000" draw:enhanced-path="M 5000 0 L ?f0 $2 ?f1 $2 ?f1 $3 10000 $3 10000 ?f3 ?f1 ?f3 ?f1 ?f2 ?f0 ?f2 5000 10000 $0 ?f2 $1 ?f2 $1 ?f3 0 ?f3 0 $3 $1 $3 $1 $2 $0 $2 Z N">
            <draw:equation draw:name="f0" draw:formula="10000-$0"/>
            <draw:equation draw:name="f1" draw:formula="10000-$1"/>
            <draw:equation draw:name="f2" draw:formula="10000-$2"/>
            <draw:equation draw:name="f3" draw:formula="10000-$3"/>
            <draw:handle draw:handle-mirror-vertical="false" draw:handle-mirror-horizontal="false" draw:handle-switched="false" draw:handle-position="$0 0" draw:handle-range-x-minimum="0" draw:handle-range-x-maximum="$1"/>
            <draw:handle draw:handle-mirror-vertical="false" draw:handle-mirror-horizontal="false" draw:handle-switched="false" draw:handle-position="$1 $2" draw:handle-range-x-minimum="$0" draw:handle-range-x-maximum="5000" draw:handle-range-y-minimum="0" draw:handle-range-y-maximum="$3"/>
            <draw:handle draw:handle-mirror-vertical="false" draw:handle-mirror-horizontal="false" draw:handle-switched="false" draw:handle-position="0 $3" draw:handle-range-y-minimum="$2" draw:handle-range-y-maximum="50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40" smil:by="360" smil:attributeName="transform" svg:type="rotate"/>
                </anim:par>
              </anim:par>
            </anim:par>
          </anim:seq>
        </anim:par>
        <presentation:notes draw:style-name="dp2">
          <draw:page-thumbnail draw:style-name="gr8" draw:layer="layout" svg:width="13.706cm" svg:height="10.28cm" svg:x="3.647cm" svg:y="2.853cm" draw:page-number="76"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77" draw:style-name="dp1" draw:master-page-name="_28_Default_29__20_Title_20_Master">
        <draw:frame draw:name="Title text79" presentation:style-name="pr3" draw:text-style-name="P4" draw:layer="layout" svg:width="23.912cm" svg:height="3.507cm" svg:x="2.058cm" svg:y="8.4cm" presentation:class="title" presentation:placeholder="true" presentation:user-transformed="true">
          <draw:text-box/>
        </draw:frame>
        <draw:frame draw:name="Bitmap40" draw:style-name="gr6" draw:text-style-name="P7" draw:id="id141" draw:layer="layout" svg:width="11.977cm" svg:height="9.414cm" svg:x="7.826cm" svg:y="3.342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41" smil:by="360" smil:attributeName="transform" svg:type="rotate"/>
                </anim:par>
              </anim:par>
            </anim:par>
          </anim:seq>
        </anim:par>
        <presentation:notes draw:style-name="dp2">
          <draw:page-thumbnail draw:style-name="gr8" draw:layer="layout" svg:width="13.706cm" svg:height="10.28cm" svg:x="3.647cm" svg:y="2.853cm" draw:page-number="77"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78" draw:style-name="dp1" draw:master-page-name="_28_Default_29__20_Title_20_Master">
        <draw:frame draw:name="Title text80" presentation:style-name="pr3" draw:text-style-name="P4" draw:layer="layout" svg:width="23.912cm" svg:height="3.507cm" svg:x="2.058cm" svg:y="8.4cm" presentation:class="title" presentation:placeholder="true" presentation:user-transformed="true">
          <draw:text-box/>
        </draw:frame>
        <draw:custom-shape draw:name="Horizontal Scroll1" draw:style-name="gr15" draw:text-style-name="P7" draw:id="id142" draw:layer="layout" svg:width="5.905cm" svg:height="4.262cm" svg:x="11.086cm" svg:y="6.295cm">
          <text:p/>
          <draw:enhanced-geometry svg:viewBox="0 0 10000 12000" draw:extrusion-first-light-direction="(5 -0 1)" draw:extrusion-second-light-direction="(-5 -0 1)" draw:extrusion-skew="50 -135" draw:type="ss-horizonscroll" draw:modifiers="1000" draw:enhanced-path="M 0 ?f4 Y ?f0 ?f5 X $0 ?f4 Y ?f2 ?f3 X ?f0 ?f4 L ?f0 ?f5 N M $0 ?f4 L $0 ?f6 N M ?f7 ?f0 Y ?f8 ?f2 X ?f9 ?f0 L ?f9 $0 ?f7 $0 N M ?f9 $0 X 10000 ?f0 N M ?f7 $0 L ?f7 ?f0 Y ?f9 0 X 10000 ?f0 L 10000 ?f9 Y ?f9 ?f6 L $0 ?f6 $0 ?f1 Y ?f0 12000 X 0 ?f1 L 0 ?f4 Y ?f0 $0 L ?f7 $0 Z N">
            <draw:equation draw:name="f0" draw:formula="$0/2"/>
            <draw:equation draw:name="f1"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x-minimum="0" draw:handle-range-x-maximum="2500"/>
          </draw:enhanced-geometry>
        </draw:custom-shape>
        <anim:par presentation:node-type="timing-root">
          <anim:seq presentation:node-type="main-sequence">
            <anim:par smil:begin="indefinite">
              <anim:par smil:begin="0s">
                <anim:par smil:begin="0s" smil:fill="hold" presentation:node-type="on-click" presentation:preset-id="Fly Out" presentation:preset-sub-type="To Left" presentation:preset-class="exit">
                  <anim:animate smil:begin="0s" smil:dur="2s" smil:fill="hold" smil:targetElement="id142" smil:attributeName="x" smil:values="x;-width" smil:keyTimes="0;1"/>
                  <anim:animate smil:begin="0s" smil:dur="2s" smil:fill="hold" smil:targetElement="id142" smil:attributeName="y" smil:values="y;y" smil:keyTimes="0;1"/>
                  <anim:set smil:begin="2s" smil:dur="0.004s" smil:fill="hold" smil:targetElement="id142" smil:attributeName="visibility" smil:to="hidden"/>
                </anim:par>
              </anim:par>
            </anim:par>
          </anim:seq>
        </anim:par>
        <presentation:notes draw:style-name="dp2">
          <draw:page-thumbnail draw:style-name="gr8" draw:layer="layout" svg:width="13.706cm" svg:height="10.28cm" svg:x="3.647cm" svg:y="2.853cm" draw:page-number="78"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79" draw:style-name="dp1" draw:master-page-name="_28_Default_29__20_Title_20_Master">
        <draw:frame draw:name="Title text81" presentation:style-name="pr3" draw:text-style-name="P4" draw:layer="layout" svg:width="23.912cm" svg:height="3.507cm" svg:x="2.058cm" svg:y="8.4cm" presentation:class="title" presentation:placeholder="true" presentation:user-transformed="true">
          <draw:text-box/>
        </draw:frame>
        <draw:custom-shape draw:name="5 Point40" draw:style-name="gr15" draw:text-style-name="P16" draw:id="id143" draw:layer="layout" svg:width="2.592cm" svg:height="2.184cm" svg:x="12.228cm" svg:y="7.119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43" smil:by="360" smil:attributeName="transform" svg:type="rotate"/>
                </anim:par>
              </anim:par>
            </anim:par>
          </anim:seq>
        </anim:par>
        <presentation:notes draw:style-name="dp2">
          <draw:page-thumbnail draw:style-name="gr8" draw:layer="layout" svg:width="13.706cm" svg:height="10.28cm" svg:x="3.647cm" svg:y="2.853cm" draw:page-number="79"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80" draw:style-name="dp69" draw:master-page-name="_28_Default_29__20_Title_20_Master">
        <draw:frame draw:name="Title text82" presentation:style-name="pr71" draw:text-style-name="P72" draw:layer="layout" svg:width="23.912cm" svg:height="3.507cm" svg:x="2.058cm" svg:y="8.4cm" presentation:class="title" presentation:placeholder="true" presentation:user-transformed="true">
          <draw:text-box/>
        </draw:frame>
        <draw:frame draw:name="embedded object (OLE)42" draw:style-name="gr73" draw:id="id81" draw:layer="layout" svg:width="7.998cm" svg:height="7cm" svg:x="10.22cm" svg:y="6.35cm">
          <draw:object xlink:href="./Object 74" xlink:type="simple" xlink:show="embed" xlink:actuate="onLoad"/>
          <draw:image xlink:href="./ObjectReplacements/Object 74"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81" smil:by="360" smil:attributeName="transform" svg:type="rotate"/>
                </anim:par>
              </anim:par>
            </anim:par>
          </anim:seq>
        </anim:par>
        <presentation:notes draw:style-name="dp70">
          <draw:page-thumbnail draw:style-name="gr76" draw:layer="layout" svg:width="13.706cm" svg:height="10.28cm" svg:x="3.647cm" svg:y="2.853cm" draw:page-number="80"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81" draw:style-name="dp1" draw:master-page-name="_28_Default_29__20_Title_20_Master">
        <draw:frame draw:name="Title text83" presentation:style-name="pr3" draw:text-style-name="P4" draw:layer="layout" svg:width="23.912cm" svg:height="3.507cm" svg:x="2.058cm" svg:y="8.4cm" presentation:class="title" presentation:placeholder="true" presentation:user-transformed="true">
          <draw:text-box/>
        </draw:frame>
        <draw:custom-shape draw:name="Vertical Scroll1" draw:style-name="gr15" draw:text-style-name="P7" draw:id="id145" draw:layer="layout" svg:width="5.209cm" svg:height="7.019cm" svg:x="10.723cm" svg:y="5.988cm">
          <text:p/>
          <draw:enhanced-geometry svg:viewBox="0 0 12000 10000" draw:extrusion-first-light-direction="(5 -0 1)" draw:extrusion-second-light-direction="(-5 -0 1)" draw:extrusion-skew="50 -135" draw:type="ss-verticalscroll" draw:modifiers="1000" draw:enhanced-path="M ?f4 0 X ?f5 ?f0 Y ?f4 $0 X ?f3 ?f2 Y ?f4 ?f0 L ?f5 ?f0 N M ?f4 $0 L ?f6 $0 N M ?f0 ?f7 X ?f2 ?f8 Y ?f0 ?f9 L $0 ?f9 $0 ?f7 N M $0 ?f9 Y ?f0 10000 N M $0 ?f7 L ?f0 ?f7 X 0 ?f9 Y ?f0 10000 L ?f9 10000 X ?f6 ?f9 L ?f6 $0 ?f1 $0 X 12000 ?f0 Y ?f1 0 L ?f4 0 X $0 ?f0 L $0 ?f7 Z N">
            <draw:equation draw:name="f0" draw:formula="$0/2"/>
            <draw:equation draw:name="f1"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45" smil:by="360" smil:attributeName="transform" svg:type="rotate"/>
                </anim:par>
              </anim:par>
            </anim:par>
          </anim:seq>
        </anim:par>
        <presentation:notes draw:style-name="dp2">
          <draw:page-thumbnail draw:style-name="gr8" draw:layer="layout" svg:width="13.706cm" svg:height="10.28cm" svg:x="3.647cm" svg:y="2.853cm" draw:page-number="81"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82" draw:style-name="dp1" draw:master-page-name="_28_Default_29__20_Title_20_Master">
        <draw:frame draw:name="Title text84" presentation:style-name="pr3" draw:text-style-name="P4" draw:layer="layout" svg:width="23.912cm" svg:height="3.507cm" svg:x="2.058cm" svg:y="8.4cm" presentation:class="title" presentation:placeholder="true" presentation:user-transformed="true">
          <draw:text-box/>
        </draw:frame>
        <draw:custom-shape draw:name="Ring5" draw:style-name="gr15" draw:text-style-name="P7" draw:id="id146" draw:layer="layout" svg:width="5.348cm" svg:height="5.209cm" svg:x="11.085cm" svg:y="6.294cm">
          <text:p/>
          <draw:enhanced-geometry svg:viewBox="0 0 21600 21600" draw:extrusion-first-light-direction="(5 -0 1)" draw:extrusion-second-light-direction="(-5 -0 1)" draw:extrusion-skew="50 -135" draw:glue-points="10800 0 3163 3163 0 10800 3163 18437 10800 21600 18437 18437 21600 10800 18437 3163" draw:text-areas="3163 3163 18437 18437" draw:type="ring" draw:modifiers="6000" draw:enhanced-path="U 10800 10800 10800 10800 0 360 Z U 10800 10800 ?f1 ?f1 0 360 N">
            <draw:equation draw:name="f0" draw:formula="$0"/>
            <draw:equation draw:name="f1" draw:formula="10800-$0"/>
            <draw:handle draw:handle-position="$0 10800" draw:handle-range-x-minimum="0" draw:handle-range-x-maximum="108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46" smil:by="360" smil:attributeName="transform" svg:type="rotate"/>
                </anim:par>
              </anim:par>
            </anim:par>
          </anim:seq>
        </anim:par>
        <presentation:notes draw:style-name="dp2">
          <draw:page-thumbnail draw:style-name="gr8" draw:layer="layout" svg:width="13.706cm" svg:height="10.28cm" svg:x="3.647cm" svg:y="2.853cm" draw:page-number="82"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83" draw:style-name="dp1" draw:master-page-name="_28_Default_29__20_Title_20_Master" presentation:presentation-page-layout-name="ALT19">
        <draw:frame draw:name="Title text85" presentation:style-name="pr3" draw:text-style-name="P4" draw:layer="layout" svg:width="23.912cm" svg:height="3.507cm" svg:x="2.058cm" svg:y="8.4cm" presentation:class="title" presentation:placeholder="true" presentation:user-transformed="true">
          <draw:text-box/>
        </draw:frame>
        <draw:frame draw:name="Text Frame1" draw:style-name="gr20" draw:text-style-name="P4" draw:layer="layout" svg:width="7.197cm" svg:height="1.017cm" svg:x="10.428cm" svg:y="3.253cm">
          <draw:text-box>
            <text:p text:style-name="P19">test</text:p>
          </draw:text-box>
        </draw:frame>
        <presentation:notes draw:style-name="dp2">
          <draw:page-thumbnail draw:style-name="gr8" draw:layer="layout" svg:width="13.706cm" svg:height="10.28cm" svg:x="3.647cm" svg:y="2.853cm" draw:page-number="83"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84" draw:style-name="dp1" draw:master-page-name="_28_Default_29__20_Title_20_Master" presentation:presentation-page-layout-name="ALT19">
        <draw:frame draw:name="Title text86" presentation:style-name="pr3" draw:text-style-name="P4" draw:layer="layout" svg:width="23.912cm" svg:height="3.507cm" svg:x="2.058cm" svg:y="8.4cm" presentation:class="title" presentation:placeholder="true" presentation:user-transformed="true">
          <draw:text-box/>
        </draw:frame>
        <draw:custom-shape draw:name="Trapezoid3" draw:style-name="gr15" draw:text-style-name="P7" draw:layer="layout" svg:width="9.025cm" svg:height="3.544cm" svg:x="10.628cm" svg:y="5.258cm">
          <text:p/>
          <draw:enhanced-geometry svg:viewBox="0 0 10000 10000" draw:extrusion-first-light-direction="(5 -0 1)" draw:extrusion-second-light-direction="(-5 -0 1)" draw:extrusion-skew="50 -135" draw:glue-points="5000 0 ?f1 5000 5000 10000 ?f2 5000" draw:type="bs-trapezoid" draw:modifiers="2500" draw:enhanced-path="M $0 0 L 0 10000 10000 10000 ?f0 0 Z N">
            <draw:equation draw:name="f0" draw:formula="10000-$0"/>
            <draw:equation draw:name="f1" draw:formula="$0 /2"/>
            <draw:equation draw:name="f2" draw:formula="10000-?f1"/>
            <draw:handle draw:handle-mirror-vertical="false" draw:handle-mirror-horizontal="false" draw:handle-switched="false" draw:handle-position="$0 0" draw:handle-range-x-minimum="0" draw:handle-range-x-maximum="5000"/>
          </draw:enhanced-geometry>
        </draw:custom-shape>
        <presentation:notes draw:style-name="dp2">
          <draw:page-thumbnail draw:style-name="gr8" draw:layer="layout" svg:width="13.706cm" svg:height="10.28cm" svg:x="3.647cm" svg:y="2.853cm" draw:page-number="84"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85" draw:style-name="dp1" draw:master-page-name="_28_Default_29__20_Title_20_Master" presentation:presentation-page-layout-name="ALT19">
        <draw:frame draw:name="Title text87" presentation:style-name="pr3" draw:text-style-name="P4" draw:layer="layout" svg:width="23.912cm" svg:height="3.507cm" svg:x="2.058cm" svg:y="8.4cm" presentation:class="title" presentation:placeholder="true" presentation:user-transformed="true">
          <draw:text-box/>
        </draw:frame>
        <draw:custom-shape draw:name="Merge1" draw:style-name="gr15" draw:text-style-name="P7" draw:layer="layout" svg:width="7.265cm" svg:height="3.566cm" svg:x="9.67cm" svg:y="4.456cm">
          <text:p/>
          <draw:enhanced-geometry svg:viewBox="0 0 10000 10000" draw:extrusion-first-light-direction="(5 -0 1)" draw:extrusion-second-light-direction="(-5 -0 1)" draw:extrusion-skew="50 -135" draw:glue-points="5000 0 5000 10000 2500 5000 7500 5000" draw:type="fc-merge" draw:enhanced-path="M 0 0 L 10000 0 5000 10000 Z N"/>
        </draw:custom-shape>
        <presentation:notes draw:style-name="dp2">
          <draw:page-thumbnail draw:style-name="gr8" draw:layer="layout" svg:width="13.706cm" svg:height="10.28cm" svg:x="3.647cm" svg:y="2.853cm" draw:page-number="85"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86" draw:style-name="dp1" draw:master-page-name="_28_Default_29__20_Title_20_Master">
        <draw:frame draw:name="Title text88" presentation:style-name="pr3" draw:text-style-name="P4" draw:layer="layout" svg:width="23.912cm" svg:height="3.507cm" svg:x="2.058cm" svg:y="8.4cm" presentation:class="title" presentation:placeholder="true" presentation:user-transformed="true">
          <draw:text-box/>
        </draw:frame>
        <draw:custom-shape draw:name="Regular Pentagon2" draw:style-name="gr15" draw:text-style-name="P7" draw:id="id147" draw:layer="layout" svg:width="7.131cm" svg:height="5.32cm" svg:x="9.191cm" svg:y="6.35cm">
          <text:p/>
          <draw:enhanced-geometry svg:viewBox="0 0 10000 10000" draw:extrusion-first-light-direction="(5 -0 1)" draw:extrusion-second-light-direction="(-5 -0 1)" draw:extrusion-skew="50 -135" draw:glue-points="?f0 ?f2 ?f3 ?f4 ?f9 ?f1 ?f7 ?f8 ?f5 ?f6" draw:type="bs-regularpentagon" draw:enhanced-path="M ?f0 ?f2 L ?f3 ?f4 ?f9 ?f1 ?f7 ?f8 ?f5 ?f6 Z N">
            <draw:equation draw:name="f0" draw:formula="cos(90*(pi/180))*5000+5000"/>
            <draw:equation draw:name="f1" draw:formula="sin(54*(pi/180))*5000+5000"/>
            <draw:equation draw:name="f2" draw:formula="-sin(90*(pi/180)*5000+5000"/>
            <draw:equation draw:name="f3" draw:formula="cos(18*(pi/180))*5000+5000"/>
            <draw:equation draw:name="f4" draw:formula="-sin(18*(pi/180))*5000+5000"/>
            <draw:equation draw:name="f5" draw:formula="-cos(18*(pi/180))*5000+5000"/>
            <draw:equation draw:name="f6" draw:formula="-sin(18*(pi/180))*5000+5000"/>
            <draw:equation draw:name="f7" draw:formula="-cos(54*(pi/180))*5000+5000"/>
            <draw:equation draw:name="f8" draw:formula="sin(54*(pi/180))*5000+5000"/>
            <draw:equation draw:name="f9" draw:formula="cos(54*(pi/180))*5000+50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47" smil:by="360" smil:attributeName="transform" svg:type="rotate"/>
                </anim:par>
              </anim:par>
            </anim:par>
          </anim:seq>
        </anim:par>
        <presentation:notes draw:style-name="dp2">
          <draw:page-thumbnail draw:style-name="gr8" draw:layer="layout" svg:width="13.706cm" svg:height="10.28cm" svg:x="3.647cm" svg:y="2.853cm" draw:page-number="86"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87" draw:style-name="dp1" draw:master-page-name="_28_Default_29__20_Title_20_Master">
        <draw:frame draw:name="Title text89" presentation:style-name="pr3" draw:text-style-name="P4" draw:layer="layout" svg:width="23.912cm" svg:height="3.507cm" svg:x="2.058cm" svg:y="8.4cm" presentation:class="title" presentation:placeholder="true" presentation:user-transformed="true">
          <draw:text-box/>
        </draw:frame>
        <draw:custom-shape draw:name="Left Arrow Callout2" draw:style-name="gr15" draw:text-style-name="P7" draw:id="id148" draw:layer="layout" svg:width="4.263cm" svg:height="5.377cm" svg:x="11.502cm" svg:y="5.291cm">
          <text:p/>
          <draw:enhanced-geometry svg:viewBox="0 0 10000 10000" draw:extrusion-first-light-direction="(5 -0 1)" draw:extrusion-second-light-direction="(-5 -0 1)" draw:extrusion-skew="50 -135" draw:type="ba-leftcallout" draw:modifiers="3000 2000 4000 6000" draw:enhanced-path="M 0 5000 L $1 $0 $1 $2 $3 $2 $3 0 10000 0 10000 10000 $3 10000 $3 ?f0 $1 ?f0 $1 ?f1 0 5000 N">
            <draw:equation draw:name="f0" draw:formula="10000-$2"/>
            <draw:equation draw:name="f1" draw:formula="10000-$0"/>
            <draw:handle draw:handle-mirror-vertical="false" draw:handle-mirror-horizontal="false" draw:handle-switched="false" draw:handle-position="0 $0" draw:handle-range-y-minimum="0" draw:handle-range-y-maximum="$2"/>
            <draw:handle draw:handle-mirror-vertical="false" draw:handle-mirror-horizontal="false" draw:handle-switched="false" draw:handle-position="$1 $2" draw:handle-range-x-minimum="0" draw:handle-range-x-maximum="$3" draw:handle-range-y-minimum="$0" draw:handle-range-y-maximum="5000"/>
            <draw:handle draw:handle-mirror-vertical="false" draw:handle-mirror-horizontal="false" draw:handle-switched="false" draw:handle-position="$3 0" draw:handle-range-x-minimum="$1" draw:handle-range-x-maximum="100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48" smil:by="360" smil:attributeName="transform" svg:type="rotate"/>
                </anim:par>
              </anim:par>
            </anim:par>
          </anim:seq>
        </anim:par>
        <presentation:notes draw:style-name="dp2">
          <draw:page-thumbnail draw:style-name="gr8" draw:layer="layout" svg:width="13.706cm" svg:height="10.28cm" svg:x="3.647cm" svg:y="2.853cm" draw:page-number="87"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88" draw:style-name="dp1" draw:master-page-name="_28_Default_29__20_Title_20_Master">
        <draw:frame draw:name="Title text90" presentation:style-name="pr3" draw:text-style-name="P4" draw:layer="layout" svg:width="23.912cm" svg:height="3.507cm" svg:x="2.058cm" svg:y="8.4cm" presentation:class="title" presentation:placeholder="true" presentation:user-transformed="true">
          <draw:text-box/>
        </draw:frame>
        <draw:frame draw:name="Bitmap46" draw:style-name="gr6" draw:text-style-name="P7" draw:id="id149" draw:layer="layout" svg:width="11.977cm" svg:height="9.414cm" svg:x="5.931cm" svg:y="4.762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49" smil:by="360" smil:attributeName="transform" svg:type="rotate"/>
                </anim:par>
              </anim:par>
            </anim:par>
          </anim:seq>
        </anim:par>
        <presentation:notes draw:style-name="dp2">
          <draw:page-thumbnail draw:style-name="gr8" draw:layer="layout" svg:width="13.706cm" svg:height="10.28cm" svg:x="3.647cm" svg:y="2.853cm" draw:page-number="88"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89" draw:style-name="dp1" draw:master-page-name="_28_Default_29__20_Title_20_Master">
        <draw:frame draw:name="Title text91" presentation:style-name="pr3" draw:text-style-name="P4" draw:layer="layout" svg:width="23.912cm" svg:height="3.507cm" svg:x="2.058cm" svg:y="8.4cm" presentation:class="title" presentation:placeholder="true" presentation:user-transformed="true">
          <draw:text-box/>
        </draw:frame>
        <draw:custom-shape draw:name="Or1" draw:style-name="gr15" draw:text-style-name="P7" draw:id="id150" draw:layer="layout" svg:width="5.237cm" svg:height="5.683cm" svg:x="10.917cm" svg:y="6.293cm">
          <text:p/>
          <draw:enhanced-geometry svg:viewBox="0 0 10000 10000" draw:extrusion-first-light-direction="(5 -0 1)" draw:extrusion-second-light-direction="(-5 -0 1)" draw:extrusion-skew="50 -135" draw:type="fc-or" draw:enhanced-path="T 5000 5000 10000 10000 0 360 Z N M 5000 0 L 5000 10000 N M 0 5000 L 10000 5000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50" smil:by="360" smil:attributeName="transform" svg:type="rotate"/>
                </anim:par>
              </anim:par>
            </anim:par>
          </anim:seq>
        </anim:par>
        <presentation:notes draw:style-name="dp2">
          <draw:page-thumbnail draw:style-name="gr8" draw:layer="layout" svg:width="13.706cm" svg:height="10.28cm" svg:x="3.647cm" svg:y="2.853cm" draw:page-number="89"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90" draw:style-name="dp69" draw:master-page-name="_28_Default_29__20_Title_20_Master">
        <draw:frame draw:name="Title text92" presentation:style-name="pr71" draw:text-style-name="P72" draw:layer="layout" svg:width="23.912cm" svg:height="3.507cm" svg:x="2.058cm" svg:y="8.4cm" presentation:class="title" presentation:placeholder="true" presentation:user-transformed="true">
          <draw:text-box/>
        </draw:frame>
        <draw:frame draw:name="embedded object (OLE)47" draw:style-name="gr73" draw:id="id82" draw:layer="layout" svg:width="7.998cm" svg:height="7cm" svg:x="9.72cm" svg:y="5.293cm">
          <draw:object xlink:href="./Object 79" xlink:type="simple" xlink:show="embed" xlink:actuate="onLoad"/>
          <draw:image xlink:href="./ObjectReplacements/Object 79"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82" smil:by="360" smil:attributeName="transform" svg:type="rotate"/>
                </anim:par>
              </anim:par>
            </anim:par>
          </anim:seq>
        </anim:par>
        <presentation:notes draw:style-name="dp70">
          <draw:page-thumbnail draw:style-name="gr76" draw:layer="layout" svg:width="13.706cm" svg:height="10.28cm" svg:x="3.647cm" svg:y="2.853cm" draw:page-number="90"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91" draw:style-name="dp1" draw:master-page-name="_28_Default_29__20_Title_20_Master">
        <draw:frame draw:name="Title text93" presentation:style-name="pr3" draw:text-style-name="P4" draw:layer="layout" svg:width="23.912cm" svg:height="3.507cm" svg:x="2.058cm" svg:y="8.4cm" presentation:class="title" presentation:placeholder="true" presentation:user-transformed="true">
          <draw:text-box/>
        </draw:frame>
        <draw:custom-shape draw:name="Punched Tape1" draw:style-name="gr15" draw:text-style-name="P7" draw:id="id152" draw:layer="layout" svg:width="7.465cm" svg:height="4.93cm" svg:x="9.525cm" svg:y="6.35cm">
          <text:p/>
          <draw:enhanced-geometry svg:viewBox="0 0 20000 20000" draw:extrusion-first-light-direction="(5 -0 1)" draw:extrusion-second-light-direction="(-5 -0 1)" draw:extrusion-skew="50 -135" draw:glue-points="0 10000 20000 10000 10000 500 10000 17000" draw:type="fc-punchedtape" draw:enhanced-path="M 0 1000 C 520 2390 1810 2380 3770 2760 5830 2430 8510 2290 9090 670 9840 300 12600 160 14550 0 17070 170 19090 390 20000 1530 L 20000 17820 C 19040 15910 16720 15890 14540 15840 13110 15770 9710 15910 9170 17830 8550 19550 5780 19690 3690 20000 1620 19650 410 19530 0 17820 Z N"/>
        </draw:custom-shape>
        <anim:par presentation:node-type="timing-root">
          <anim:seq presentation:node-type="main-sequence">
            <anim:par smil:begin="indefinite">
              <anim:par smil:begin="0s">
                <anim:par smil:begin="0s" smil:fill="hold" presentation:node-type="on-click" presentation:preset-id="Diagonal Squares" presentation:preset-sub-type="To Bottom-right" presentation:preset-class="exit">
                  <anim:transitionFilter smil:begin="0s" smil:dur="2s" smil:fill="hold" smil:targetElement="id152" smil:type="waterfallWipe" smil:subtype="horizontalLeft" smil:mode="out"/>
                  <anim:set smil:begin="2s" smil:dur="0.004s" smil:fill="hold" smil:targetElement="id152" smil:attributeName="visibility" smil:to="hidden"/>
                </anim:par>
              </anim:par>
            </anim:par>
          </anim:seq>
        </anim:par>
        <presentation:notes draw:style-name="dp2">
          <draw:page-thumbnail draw:style-name="gr8" draw:layer="layout" svg:width="13.706cm" svg:height="10.28cm" svg:x="3.647cm" svg:y="2.853cm" draw:page-number="91"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92" draw:style-name="dp1" draw:master-page-name="_28_Default_29__20_Title_20_Master">
        <draw:frame draw:name="Title text94" presentation:style-name="pr3" draw:text-style-name="P4" draw:layer="layout" svg:width="23.912cm" svg:height="3.507cm" svg:x="2.058cm" svg:y="8.4cm" presentation:class="title" presentation:placeholder="true" presentation:user-transformed="true">
          <draw:text-box/>
        </draw:frame>
        <draw:frame draw:name="Bitmap48" draw:style-name="gr6" draw:text-style-name="P7" draw:id="id153" draw:layer="layout" svg:width="11.977cm" svg:height="9.414cm" svg:x="7.491cm" svg:y="4.762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53" smil:by="360" smil:attributeName="transform" svg:type="rotate"/>
                </anim:par>
              </anim:par>
            </anim:par>
          </anim:seq>
        </anim:par>
        <presentation:notes draw:style-name="dp2">
          <draw:page-thumbnail draw:style-name="gr8" draw:layer="layout" svg:width="13.706cm" svg:height="10.28cm" svg:x="3.647cm" svg:y="2.853cm" draw:page-number="92"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93" draw:style-name="dp1" draw:master-page-name="_28_Default_29__20_Title_20_Master">
        <draw:frame draw:name="Title text95" presentation:style-name="pr3" draw:text-style-name="P4" draw:layer="layout" svg:width="23.912cm" svg:height="3.507cm" svg:x="2.058cm" svg:y="8.4cm" presentation:class="title" presentation:placeholder="true" presentation:user-transformed="true">
          <draw:text-box/>
        </draw:frame>
        <draw:custom-shape draw:name="5 Point47" draw:style-name="gr15" draw:text-style-name="P16" draw:id="id154" draw:layer="layout" svg:width="2.592cm" svg:height="2.184cm" svg:x="11.949cm" svg:y="6.757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54" smil:by="360" smil:attributeName="transform" svg:type="rotate"/>
                </anim:par>
              </anim:par>
            </anim:par>
          </anim:seq>
        </anim:par>
        <presentation:notes draw:style-name="dp2">
          <draw:page-thumbnail draw:style-name="gr8" draw:layer="layout" svg:width="13.706cm" svg:height="10.28cm" svg:x="3.647cm" svg:y="2.853cm" draw:page-number="93"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94" draw:style-name="dp1" draw:master-page-name="_28_Default_29__20_Title_20_Master">
        <draw:frame draw:name="Title text97" presentation:style-name="pr3" draw:text-style-name="P4" draw:layer="layout" svg:width="23.912cm" svg:height="3.507cm" svg:x="2.058cm" svg:y="8.4cm" presentation:class="title" presentation:placeholder="true" presentation:user-transformed="true">
          <draw:text-box/>
        </draw:frame>
        <draw:frame draw:name="Bitmap49" draw:style-name="gr6" draw:text-style-name="P7" draw:id="id155" draw:layer="layout" svg:width="11.977cm" svg:height="9.414cm" svg:x="7.575cm" svg:y="3.815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55" smil:by="360" smil:attributeName="transform" svg:type="rotate"/>
                </anim:par>
              </anim:par>
            </anim:par>
          </anim:seq>
        </anim:par>
        <presentation:notes draw:style-name="dp2">
          <draw:page-thumbnail draw:style-name="gr8" draw:layer="layout" svg:width="13.706cm" svg:height="10.28cm" svg:x="3.647cm" svg:y="2.853cm" draw:page-number="94"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95" draw:style-name="dp1" draw:master-page-name="_28_Default_29__20_Title_20_Master">
        <draw:frame draw:name="Title text96" presentation:style-name="pr3" draw:text-style-name="P4" draw:layer="layout" svg:width="23.912cm" svg:height="3.507cm" svg:x="2.058cm" svg:y="8.4cm" presentation:class="title" presentation:placeholder="true" presentation:user-transformed="true">
          <draw:text-box/>
        </draw:frame>
        <draw:custom-shape draw:name="Moon6" draw:style-name="gr15" draw:text-style-name="P7" draw:id="id156" draw:layer="layout" svg:width="4.318cm" svg:height="6.407cm" svg:x="10.945cm" svg:y="6.21cm">
          <text:p/>
          <draw:enhanced-geometry svg:viewBox="0 0 10000 10000" draw:extrusion-first-light-direction="(5 -0 1)" draw:extrusion-second-light-direction="(-5 -0 1)" draw:extrusion-skew="50 -135" draw:type="ss-moon" draw:modifiers="5000" draw:enhanced-path="M 10000 0 C ?f0 ?f1 $0 2500 $0 5000 $0 7500 ?f0 ?f2 10000 10000 4500 10000 0 7500 0 5000 0 2500 4500 0 10000 0 N">
            <draw:equation draw:name="f0" draw:formula="5000+$0/2"/>
            <draw:equation draw:name="f1" draw:formula="$0 *1794/10000"/>
            <draw:equation draw:name="f2" draw:formula="10000-$0*1794/10000"/>
            <draw:handle draw:handle-mirror-vertical="false" draw:handle-mirror-horizontal="false" draw:handle-switched="false" draw:handle-position="$0 5000" draw:handle-range-x-minimum="0" draw:handle-range-x-maximum="75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56" smil:by="360" smil:attributeName="transform" svg:type="rotate"/>
                </anim:par>
              </anim:par>
            </anim:par>
          </anim:seq>
        </anim:par>
        <presentation:notes draw:style-name="dp2">
          <draw:page-thumbnail draw:style-name="gr8" draw:layer="layout" svg:width="13.706cm" svg:height="10.28cm" svg:x="3.647cm" svg:y="2.853cm" draw:page-number="95"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96" draw:style-name="dp1" draw:master-page-name="_28_Default_29__20_Title_20_Master">
        <draw:frame draw:name="Title text98" presentation:style-name="pr3" draw:text-style-name="P4" draw:layer="layout" svg:width="23.912cm" svg:height="3.507cm" svg:x="2.058cm" svg:y="8.4cm" presentation:class="title" presentation:placeholder="true" presentation:user-transformed="true">
          <draw:text-box/>
        </draw:frame>
        <draw:frame draw:name="Bitmap50" draw:style-name="gr6" draw:text-style-name="P7" draw:id="id157" draw:layer="layout" svg:width="11.977cm" svg:height="9.414cm" svg:x="6.684cm" svg:y="4.539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57" smil:by="360" smil:attributeName="transform" svg:type="rotate"/>
                </anim:par>
              </anim:par>
            </anim:par>
          </anim:seq>
        </anim:par>
        <presentation:notes draw:style-name="dp2">
          <draw:page-thumbnail draw:style-name="gr8" draw:layer="layout" svg:width="13.706cm" svg:height="10.28cm" svg:x="3.647cm" svg:y="2.853cm" draw:page-number="96"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97" draw:style-name="dp1" draw:master-page-name="_28_Default_29__20_Title_20_Master">
        <draw:frame draw:name="Title text63" presentation:style-name="pr3" draw:text-style-name="P4" draw:layer="layout" svg:width="23.912cm" svg:height="3.507cm" svg:x="2.058cm" svg:y="8.4cm" presentation:class="title" presentation:placeholder="true" presentation:user-transformed="true">
          <draw:text-box/>
        </draw:frame>
        <draw:custom-shape draw:name="Sequential Process3" draw:style-name="gr15" draw:text-style-name="P7" draw:id="id158" draw:layer="layout" svg:width="6.574cm" svg:height="5.181cm" svg:x="10.026cm" svg:y="6.935cm">
          <text:p/>
          <draw:enhanced-geometry svg:viewBox="0 0 10000 10000" draw:extrusion-first-light-direction="(5 -0 1)" draw:extrusion-second-light-direction="(-5 -0 1)" draw:extrusion-skew="50 -135" draw:type="fc-sequencialprocess" draw:enhanced-path="T 5000 5000 10000 10000 0 270 L 10000 10000 10000 8535 8535 8535 T 5000 5000 10000 10000 315 360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58" smil:by="360" smil:attributeName="transform" svg:type="rotate"/>
                </anim:par>
              </anim:par>
            </anim:par>
          </anim:seq>
        </anim:par>
        <presentation:notes draw:style-name="dp2">
          <draw:page-thumbnail draw:style-name="gr8" draw:layer="layout" svg:width="13.706cm" svg:height="10.28cm" svg:x="3.647cm" svg:y="2.853cm" draw:page-number="97"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98" draw:style-name="dp1" draw:master-page-name="_28_Default_29__20_Title_20_Master">
        <draw:frame draw:name="Title text99" presentation:style-name="pr3" draw:text-style-name="P4" draw:layer="layout" svg:width="23.912cm" svg:height="3.507cm" svg:x="2.058cm" svg:y="8.4cm" presentation:class="title" presentation:placeholder="true" presentation:user-transformed="true">
          <draw:text-box/>
        </draw:frame>
        <draw:custom-shape draw:name="8 Point12" draw:style-name="gr15" draw:text-style-name="P7" draw:id="id159" draw:layer="layout" svg:width="5.154cm" svg:height="4.791cm" svg:x="9.915cm" svg:y="7.186cm">
          <text:p/>
          <draw:enhanced-geometry svg:viewBox="0 0 10000 10000" draw:extrusion-first-light-direction="(5 -0 1)" draw:extrusion-second-light-direction="(-5 -0 1)" draw:extrusion-skew="50 -135" draw:type="ss-8point" draw:modifiers="1500" draw:enhanced-path="M 0 5000 L ?f1 ?f7 ?f5 ?f8 ?f6 ?f9 5000 0 ?f12 ?f9 ?f11 ?f8 ?f10 ?f7 10000 5000 ?f10 ?f2 ?f11 ?f3 ?f12 ?f4 5000 10000 ?f6 ?f4 ?f5 ?f3 ?f1 ?f2 Z N">
            <draw:equation draw:name="f0" draw:formula="5000-$0"/>
            <draw:equation draw:name="f1" draw:formula="5000-cos(23*(pi/180))*?f0"/>
            <draw:equation draw:name="f2" draw:formula="5000+(sin(23*(pi/180)))*(?f0)"/>
            <draw:equation draw:name="f3" draw:formula="5000+(sin(45*(pi/180)))*5000"/>
            <draw:equation draw:name="f4" draw:formula="5000+(sin(68*(pi/180)))*(?f0)"/>
            <draw:equation draw:name="f5" draw:formula="5000-cos(45*(pi/180))*5000"/>
            <draw:equation draw:name="f6" draw:formula="5000-(cos(68*(pi/180)))*(?f0)"/>
            <draw:equation draw:name="f7" draw:formula="5000-(sin(23*(pi/180)))*(?f0)"/>
            <draw:equation draw:name="f8" draw:formula="5000-(sin(45*(pi/180)))*5000"/>
            <draw:equation draw:name="f9" draw:formula="5000-(sin(68*(pi/180)))*(?f0)"/>
            <draw:equation draw:name="f10" draw:formula="5000+(cos(23*(pi/180)))*(?f0)"/>
            <draw:equation draw:name="f11" draw:formula="5000+(cos(45*(pi/180)))*5000"/>
            <draw:equation draw:name="f12" draw:formula="5000+(cos(68*(pi/180)))*(?f0)"/>
            <draw:handle draw:handle-mirror-vertical="false" draw:handle-mirror-horizontal="false" draw:handle-switched="false" draw:handle-position="$0 5000" draw:handle-range-x-minimum="0" draw:handle-range-x-maximum="50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59" smil:by="360" smil:attributeName="transform" svg:type="rotate"/>
                </anim:par>
              </anim:par>
            </anim:par>
          </anim:seq>
        </anim:par>
        <presentation:notes draw:style-name="dp2">
          <draw:page-thumbnail draw:style-name="gr8" draw:layer="layout" svg:width="13.706cm" svg:height="10.28cm" svg:x="3.647cm" svg:y="2.853cm" draw:page-number="98"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99" draw:style-name="dp1" draw:master-page-name="_28_Default_29__20_Title_20_Master">
        <draw:frame draw:name="Title text64" presentation:style-name="pr3" draw:text-style-name="P4" draw:layer="layout" svg:width="23.912cm" svg:height="3.507cm" svg:x="2.058cm" svg:y="8.4cm" presentation:class="title" presentation:placeholder="true" presentation:user-transformed="true">
          <draw:text-box/>
        </draw:frame>
        <draw:custom-shape draw:name="Block Arc1" draw:style-name="gr15" draw:text-style-name="P7" draw:id="id160" draw:layer="layout" svg:width="7.381cm" svg:height="6.323cm" svg:x="10.221cm" svg:y="7.353cm">
          <text:p/>
          <draw:enhanced-geometry svg:viewBox="0 0 10000 10000" draw:extrusion-first-light-direction="(5 -0 1)" draw:extrusion-second-light-direction="(-5 -0 1)" draw:extrusion-skew="50 -135" draw:type="bs-blockarc" draw:modifiers="0 2000" draw:enhanced-path="B 0 0 10000 10000 ?f4 ?f5 ?f6 ?f5 W ?f7 ?f7 ?f8 ?f8 ?f3 ?f2 ?f11 ?f2 Z N">
            <draw:equation draw:name="f0" draw:formula="5000*cos($0*(pi/180))"/>
            <draw:equation draw:name="f1" draw:formula="5000*sin($0*(pi/180))"/>
            <draw:equation draw:name="f2" draw:formula="5000+?f10"/>
            <draw:equation draw:name="f3" draw:formula="10000-?f11"/>
            <draw:equation draw:name="f4" draw:formula="5000+?f0"/>
            <draw:equation draw:name="f5" draw:formula="5000+?f1"/>
            <draw:equation draw:name="f6" draw:formula="10000-?f4"/>
            <draw:equation draw:name="f7" draw:formula="5000-$1"/>
            <draw:equation draw:name="f8" draw:formula="5000+$1"/>
            <draw:equation draw:name="f9" draw:formula="($1)*cos($0*(pi/180))"/>
            <draw:equation draw:name="f10" draw:formula="($1)*sin($0*(pi/180))"/>
            <draw:equation draw:name="f11" draw:formula="5000+?f9"/>
            <draw:handle draw:handle-mirror-vertical="false" draw:handle-mirror-horizontal="false" draw:handle-switched="false" draw:handle-position="$0 $1" draw:handle-polar="5000 5000" draw:handle-radius-range-minimum="0" draw:handle-radius-range-maximum="50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60" smil:by="360" smil:attributeName="transform" svg:type="rotate"/>
                </anim:par>
              </anim:par>
            </anim:par>
          </anim:seq>
        </anim:par>
        <presentation:notes draw:style-name="dp2">
          <draw:page-thumbnail draw:style-name="gr8" draw:layer="layout" svg:width="13.706cm" svg:height="10.28cm" svg:x="3.647cm" svg:y="2.853cm" draw:page-number="99"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100" draw:style-name="dp1" draw:master-page-name="_28_Default_29__20_Title_20_Master" presentation:presentation-page-layout-name="ALT19">
        <draw:frame draw:name="Title text100" presentation:style-name="pr3" draw:text-style-name="P4" draw:layer="layout" svg:width="23.912cm" svg:height="3.507cm" svg:x="2.058cm" svg:y="8.4cm" presentation:class="title" presentation:placeholder="true" presentation:user-transformed="true">
          <draw:text-box/>
        </draw:frame>
        <draw:frame draw:name="Bitmap52" draw:style-name="gr6" draw:text-style-name="P7" draw:id="id161" draw:layer="layout" svg:width="11.977cm" svg:height="9.414cm" svg:x="8.549cm" svg:y="4.957cm">
          <draw:image xlink:href="Pictures/10000000000002580000018FB151A5C8.jpg" xlink:type="simple" xlink:show="embed" xlink:actuate="onLoad">
            <text:p/>
          </draw:image>
        </draw:frame>
        <draw:frame draw:name="Table1" draw:style-name="standard" draw:layer="layout" svg:width="10.605cm" svg:height="4.189cm" svg:x="1.493cm" svg:y="2.296cm">
          <table:table table:template-name="sym13table" table:use-first-row-styles="true" table:use-banding-rows-styles="true">
            <table:table-column table:style-name="co21"/>
            <table:table-column table:style-name="co22"/>
            <table:table-column table:style-name="co23"/>
            <table:table-row table:style-name="ro24" table:default-cell-style-name="ce25">
              <table:table-cell>
                <text:p text:style-name="P19">ddd</text:p>
              </table:table-cell>
              <table:table-cell/>
              <table:table-cell/>
            </table:table-row>
            <table:table-row table:style-name="ro26" table:default-cell-style-name="ce28">
              <table:table-cell table:style-name="ce27"/>
              <table:table-cell>
                <text:p text:style-name="P29"><text:span text:style-name="T30">ddd</text:span></text:p>
              </table:table-cell>
              <table:table-cell/>
            </table:table-row>
          </table:table>
          <draw:image xlink:href="Pictures/TablePreview1.svm" xlink:type="simple" xlink:show="embed" xlink:actuate="onLoad"/>
        </draw:frame>
        <anim:par presentation:node-type="timing-root">
          <anim:seq presentation:node-type="main-sequence">
            <anim:par smil:begin="next">
              <anim:par smil:begin="0s">
                <anim:par smil:begin="0s" smil:fill="hold" presentation:node-type="on-click" presentation:preset-id="Star (4 Point)" presentation:preset-class="motion-path">
                  <anim:animateMotion smil:begin="0s" smil:dur="2s" smil:fill="hold" smil:targetElement="id161" svg:path="M 0 0 L 0.091 -0.0453 L 0.125 -0.16655 L 0.158 -0.0453 L 0.249 0 L 0.158 0.0453 L 0.125 0.16655 L 0.091 0.0453 L 0 0 Z"/>
                </anim:par>
              </anim:par>
            </anim:par>
          </anim:seq>
        </anim:par>
        <presentation:notes draw:style-name="dp2">
          <draw:page-thumbnail draw:style-name="gr8" draw:layer="layout" svg:width="13.706cm" svg:height="10.28cm" svg:x="3.647cm" svg:y="2.853cm" draw:page-number="100"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12pt" fo:language="en" fo:country="US" style:font-family-asian="Arial" style:font-pitch-asian="variable" style:font-size-asian="12pt" style:language-asian="zxx" style:country-asian="none" style:font-family-complex="Tahoma"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fo:font-family="'Times New Roman'" style:font-family-generic="roman" style:font-pitch="variable" fo:font-size="24pt" fo:font-style="normal" fo:text-shadow="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wrap"/>
    </style:style>
    <style:style style:name="objectwithshadow" style:family="graphic" style:parent-style-name="standard">
      <style:graphic-properties fo:wrap-option="wrap" draw:shadow="visible" draw:shadow-offset-x="0.3cm" draw:shadow-offset-y="0.3cm" draw:shadow-color="#808080"/>
    </style:style>
    <style:style style:name="objectwithoutfill" style:family="graphic" style:parent-style-name="standard">
      <style:graphic-properties draw:fill="none" fo:wrap-option="wrap"/>
    </style:style>
    <style:style style:name="text" style:family="graphic" style:parent-style-name="standard">
      <style:graphic-properties draw:stroke="none" draw:fill="none" fo:wrap-option="wrap"/>
    </style:style>
    <style:style style:name="textbody" style:family="graphic" style:parent-style-name="standard">
      <style:graphic-properties draw:stroke="none" draw:fill="none" fo:wrap-option="wrap"/>
      <style:text-properties fo:font-size="16pt"/>
    </style:style>
    <style:style style:name="textbodyjustfied" style:family="graphic" style:parent-style-name="standard">
      <style:graphic-properties draw:stroke="none" draw:fill="none" fo:wrap-option="wrap"/>
      <style:paragraph-properties fo:text-align="justify"/>
    </style:style>
    <style:style style:name="textbodyindent" style:family="graphic" style:parent-style-name="standard">
      <style:graphic-properties draw:stroke="none" draw:fill="none" fo:wrap-option="wrap">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fo:wrap-option="wrap"/>
      <style:text-properties fo:font-size="44pt"/>
    </style:style>
    <style:style style:name="title1" style:family="graphic" style:parent-style-name="standard">
      <style:graphic-properties draw:stroke="none" draw:fill="solid" draw:fill-color="#008080" fo:wrap-option="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wrap"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wrap"/>
      <style:paragraph-properties fo:margin-top="0.42cm" fo:margin-bottom="0.21cm"/>
      <style:text-properties fo:font-size="24pt"/>
    </style:style>
    <style:style style:name="headline1" style:family="graphic" style:parent-style-name="standard">
      <style:graphic-properties draw:stroke="none" draw:fill="none" fo:wrap-option="wrap"/>
      <style:paragraph-properties fo:margin-top="0.42cm" fo:margin-bottom="0.21cm"/>
      <style:text-properties fo:font-size="18pt" fo:font-weight="bold"/>
    </style:style>
    <style:style style:name="headline2" style:family="graphic" style:parent-style-name="standard">
      <style:graphic-properties draw:stroke="none" draw:fill="none" fo:wrap-option="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wrap"/>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ym13" style:family="table-cell" style:parent-style-name="default">
      <style:graphic-properties draw:fill="none" fo:padding-top="0cm" fo:padding-bottom="0cm" fo:padding-left="0cm" fo:padding-right="0cm"/>
      <style:text-properties fo:font-size="24pt" style:font-size-asian="24pt" style:font-size-complex="24pt"/>
    </style:style>
    <table:table-template text:style-name="sym13table">
      <table:first-row text:style-name="sym13"/>
      <table:last-row text:style-name="sym13"/>
      <table:first-column text:style-name="sym13"/>
      <table:last-column text:style-name="sym13"/>
      <table:even-rows text:style-name="sym13"/>
      <table:odd-rows text:style-name="sym13"/>
      <table:even-columns text:style-name="sym13"/>
      <table:odd-columns text:style-name="sym13"/>
      <table:body text:style-name="sym13"/>
    </table:table-template>
    <style:style style:name="_28_Default_29__20_Title_20_Master-background" style:display-name="(Default) Title Master-background" style:family="presentation">
      <style:graphic-properties draw:stroke="none" draw:fill="none" fo:wrap-option="wrap"/>
    </style:style>
    <style:style style:name="_28_Default_29__20_Title_20_Master-backgroundobjects" style:display-name="(Default) Title Master-backgroundobjects" style:family="presentation">
      <style:graphic-properties fo:wrap-option="wrap" draw:shadow="hidden" draw:shadow-offset-x="0.3cm" draw:shadow-offset-y="0.3cm" draw:shadow-color="#808080"/>
    </style:style>
    <style:style style:name="_28_Default_29__20_Title_20_Master-notes" style:display-name="(Default) Title Master-notes" style:family="presentation">
      <style:graphic-properties draw:stroke="none" draw:fill="none" fo:wrap-option="wrap">
        <text:list-style style:name="_28_Default_29__20_Title_20_Master-notes" style:display-name="(Default) Title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0_Master-outline1" style:display-name="(Default) Title Master-outline1" style:family="presentation">
      <style:graphic-properties draw:stroke="none" draw:fill="none" fo:wrap-option="wrap">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outline2" style:display-name="(Default) Title Master-outline2" style:family="presentation" style:parent-style-name="_28_Default_29__20_Title_20_Master-outline1">
      <style:paragraph-properties fo:margin-top="0cm" fo:margin-bottom="0.4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top="0cm" fo:margin-bottom="0.3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top="0cm" fo:margin-bottom="0.2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top="0cm" fo:margin-bottom="0.1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top="0cm" fo:margin-bottom="0.1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top="0cm" fo:margin-bottom="0.1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top="0cm" fo:margin-bottom="0.1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top="0cm" fo:margin-bottom="0.1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fo:wrap-option="wrap">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title" style:display-name="(Default) Title Master-title" style:family="presentation">
      <style:graphic-properties draw:stroke="none" draw:fill="none" draw:textarea-vertical-align="middle" fo:wrap-option="wrap">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_28_Default_29__20_Title_2f_Text_20_Master-background" style:display-name="(Default) Title/Text Master-background" style:family="presentation">
      <style:graphic-properties draw:stroke="none" draw:fill="none" fo:wrap-option="wrap"/>
    </style:style>
    <style:style style:name="_28_Default_29__20_Title_2f_Text_20_Master-backgroundobjects" style:display-name="(Default) Title/Text Master-backgroundobjects" style:family="presentation">
      <style:graphic-properties fo:wrap-option="wrap" draw:shadow="hidden" draw:shadow-offset-x="0.3cm" draw:shadow-offset-y="0.3cm" draw:shadow-color="#808080"/>
    </style:style>
    <style:style style:name="_28_Default_29__20_Title_2f_Text_20_Master-notes" style:display-name="(Default) Title/Text Master-notes" style:family="presentation">
      <style:graphic-properties draw:stroke="none" draw:fill="none" fo:wrap-option="wrap">
        <text:list-style style:name="_28_Default_29__20_Title_2f_Text_20_Master-notes" style:display-name="(Default) Title/Text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f_Text_20_Master-outline1" style:display-name="(Default) Title/Text Master-outline1" style:family="presentation">
      <style:graphic-properties draw:stroke="none" draw:fill="none" fo:wrap-option="wrap">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fo:wrap-option="wrap">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title" style:display-name="(Default) Title/Text Master-title" style:family="presentation">
      <style:graphic-properties draw:stroke="none" draw:fill="none" draw:textarea-vertical-align="middle" fo:wrap-option="wrap">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T19">
      <presentation:placeholder presentation:object="title" svg:x="2.058cm" svg:y="1.743cm" svg:width="23.912cm" svg:height="3.507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2cm" fo:margin-bottom="2cm" fo:margin-left="2cm" fo:margin-right="2cm" fo:page-width="21cm" fo:page-height="29.7cm" style:print-orientation="portrait"/>
    </style:page-layout>
    <style:style style:name="Mdp55" style:family="drawing-page">
      <style:drawing-page-properties draw:background-size="border" draw:fill="none"/>
    </style:style>
    <style:style style:name="Mdp56" style:family="drawing-page">
      <style:drawing-page-properties presentation:display-header="true" presentation:display-footer="true" presentation:display-page-number="false" presentation:display-date-time="true"/>
    </style:style>
    <style:style style:name="Mgr58" style:family="graphic" style:parent-style-name="standard">
      <style:graphic-properties draw:stroke="none" draw:fill="none" draw:fill-color="#ffffff" fo:min-height="0.952cm" fo:wrap-option="wrap"/>
    </style:style>
    <style:style style:name="Mpr60" style:family="presentation" style:parent-style-name="_28_Default_29__20_Title_20_Master-backgroundobjects">
      <style:graphic-properties draw:stroke="none" draw:fill="none" draw:fill-color="#ffffff" fo:min-height="1.008cm" fo:wrap-option="wrap"/>
    </style:style>
    <style:style style:name="Mpr61" style:family="presentation" style:parent-style-name="_28_Default_29__20_Title_20_Master-title">
      <style:graphic-properties fo:wrap-option="wrap"/>
    </style:style>
    <style:style style:name="Mpr62" style:family="presentation" style:parent-style-name="_28_Default_29__20_Title_20_Master-backgroundobjects">
      <style:graphic-properties draw:stroke="none" draw:fill="none" draw:fill-color="#ffffff" fo:min-height="1cm" fo:wrap-option="wrap"/>
    </style:style>
    <style:style style:name="Mpr63" style:family="presentation" style:parent-style-name="_28_Default_29__20_Title_20_Master-notes">
      <style:graphic-properties fo:wrap-option="wrap"/>
    </style:style>
    <style:style style:name="Mpr64" style:family="presentation" style:parent-style-name="_28_Default_29__20_Title_2f_Text_20_Master-backgroundobjects">
      <style:graphic-properties draw:stroke="none" draw:fill="none" draw:fill-color="#ffffff" fo:min-height="1.008cm" fo:wrap-option="wrap"/>
    </style:style>
    <style:style style:name="Mpr65" style:family="presentation" style:parent-style-name="_28_Default_29__20_Title_2f_Text_20_Master-title">
      <style:graphic-properties fo:wrap-option="wrap"/>
    </style:style>
    <style:style style:name="Mpr66" style:family="presentation" style:parent-style-name="_28_Default_29__20_Title_2f_Text_20_Master-outline1">
      <style:graphic-properties fo:wrap-option="wrap"/>
    </style:style>
    <style:style style:name="Mpr67" style:family="presentation" style:parent-style-name="_28_Default_29__20_Title_2f_Text_20_Master-backgroundobjects">
      <style:graphic-properties draw:stroke="none" draw:fill="none" draw:fill-color="#ffffff" fo:min-height="1cm" fo:wrap-option="wrap"/>
    </style:style>
    <style:style style:name="Mpr68" style:family="presentation" style:parent-style-name="_28_Default_29__20_Title_2f_Text_20_Master-notes">
      <style:graphic-properties fo:wrap-option="wrap"/>
    </style:style>
    <style:style style:name="MP57" style:family="paragraph">
      <style:paragraph-properties fo:margin-left="0cm" fo:margin-right="0cm" fo:text-indent="0cm"/>
    </style:style>
    <style:style style:name="MP59" style:family="paragraph">
      <style:paragraph-properties fo:margin-left="0cm" fo:margin-right="0cm" fo:text-indent="0cm" style:punctuation-wrap="simple" style:line-break="strict" style:writing-mode="lr-tb" style:font-independent-line-spacing="true"/>
    </style:style>
    <text:list-style style:name="ML5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5" style:page-layout-name="PM0" draw:style-name="Mdp56">
      <draw:frame draw:style-name="Mgr58" draw:text-style-name="MP59" draw:layer="backgroundobjects" svg:width="10.794cm" svg:height="1.017cm" svg:x="2cm" svg:y="0.64cm" presentation:class="header">
        <draw:text-box>
          <text:p text:style-name="MP57"><presentation:header/></text:p>
        </draw:text-box>
      </draw:frame>
      <draw:frame draw:style-name="Mgr58" draw:text-style-name="MP59" draw:layer="backgroundobjects" svg:width="10.794cm" svg:height="1.017cm" svg:x="16.906cm" svg:y="0.64cm" presentation:class="date-time">
        <draw:text-box>
          <text:p text:style-name="MP57"><presentation:date-time/></text:p>
        </draw:text-box>
      </draw:frame>
      <draw:frame draw:style-name="Mgr58" draw:text-style-name="MP59" draw:layer="backgroundobjects" svg:width="10.794cm" svg:height="1.017cm" svg:x="2cm" svg:y="19.391cm" presentation:class="footer">
        <draw:text-box>
          <text:p text:style-name="MP57"><presentation:footer/></text:p>
        </draw:text-box>
      </draw:frame>
      <draw:frame draw:style-name="Mgr58" draw:text-style-name="MP59" draw:layer="backgroundobjects" svg:width="10.794cm" svg:height="1.017cm" svg:x="16.906cm" svg:y="19.391cm" presentation:class="page-number">
        <draw:text-box>
          <text:p text:style-name="MP57"><text:page-number>&lt;number&gt;</text:page-number></text:p>
        </draw:text-box>
      </draw:frame>
      <draw:page-thumbnail draw:layer="backgroundobjects" svg:width="10cm" svg:height="7.5cm" svg:x="2.782cm" svg:y="2cm" draw:page-number="1"/>
      <draw:page-thumbnail draw:layer="backgroundobjects" svg:width="10cm" svg:height="7.5cm" svg:x="16.917cm" svg:y="2cm" draw:page-number="1"/>
      <draw:page-thumbnail draw:layer="backgroundobjects" svg:width="10cm" svg:height="7.5cm" svg:x="2.782cm" svg:y="11.5cm" draw:page-number="1"/>
      <draw:page-thumbnail draw:layer="backgroundobjects" svg:width="10cm" svg:height="7.5cm" svg:x="16.917cm" svg:y="11.5cm" draw:page-number="1"/>
    </style:handout-master>
    <style:master-page style:name="_28_Default_29__20_Title_20_Master" style:display-name="(Default) Title Master" style:page-layout-name="PM1" draw:style-name="Mdp55">
      <draw:frame presentation:style-name="Mpr60" draw:text-style-name="MP59" draw:layer="backgroundobjects" svg:width="8.4cm" svg:height="1.008cm" svg:x="2.058cm" svg:y="19.551cm" presentation:class="date-time">
        <draw:text-box>
          <text:p text:style-name="MP57"><presentation:date-time/></text:p>
        </draw:text-box>
      </draw:frame>
      <draw:frame presentation:style-name="Mpr60" draw:text-style-name="MP59" draw:layer="backgroundobjects" svg:width="6.72cm" svg:height="1.008cm" svg:x="10.654cm" svg:y="19.551cm" presentation:class="page-number">
        <draw:text-box>
          <text:p text:style-name="MP57"><text:page-number>&lt;number&gt;</text:page-number></text:p>
        </draw:text-box>
      </draw:frame>
      <draw:frame presentation:style-name="Mpr60" draw:text-style-name="MP59" draw:layer="backgroundobjects" svg:width="8.4cm" svg:height="1.008cm" svg:x="17.57cm" svg:y="19.551cm" presentation:class="footer">
        <draw:text-box>
          <text:p text:style-name="MP57"><presentation:footer/></text:p>
        </draw:text-box>
      </draw:frame>
      <draw:frame presentation:style-name="Mpr61" draw:layer="backgroundobjects" svg:width="23.912cm" svg:height="3.507cm" svg:x="2.058cm" svg:y="8.4cm" presentation:class="title" presentation:placeholder="true">
        <draw:text-box/>
      </draw:frame>
      <presentation:notes style:page-layout-name="PM2">
        <draw:frame presentation:style-name="Mpr62" draw:text-style-name="MP59" draw:layer="backgroundobjects" svg:width="6.8cm" svg:height="1cm" svg:x="2cm" svg:y="0.5cm" presentation:class="header">
          <draw:text-box>
            <text:p text:style-name="MP57"><presentation:header/></text:p>
          </draw:text-box>
        </draw:frame>
        <draw:frame presentation:style-name="Mpr62" draw:text-style-name="MP59" draw:layer="backgroundobjects" svg:width="6.8cm" svg:height="1cm" svg:x="12.2cm" svg:y="0.5cm" presentation:class="date-time">
          <draw:text-box>
            <text:p text:style-name="MP57"><presentation:date-time/></text:p>
          </draw:text-box>
        </draw:frame>
        <draw:frame presentation:style-name="Mpr62" draw:text-style-name="MP59" draw:layer="backgroundobjects" svg:width="6.8cm" svg:height="1cm" svg:x="2cm" svg:y="28.2cm" presentation:class="footer">
          <draw:text-box>
            <text:p text:style-name="MP57"><presentation:footer/></text:p>
          </draw:text-box>
        </draw:frame>
        <draw:frame presentation:style-name="Mpr62" draw:text-style-name="MP59" draw:layer="backgroundobjects" svg:width="6.8cm" svg:height="1cm" svg:x="12.2cm" svg:y="28.2cm" presentation:class="page-number">
          <draw:text-box>
            <text:p text:style-name="MP57"><text:page-number>&lt;number&gt;</text:page-number></text:p>
          </draw:text-box>
        </draw:frame>
        <draw:page-thumbnail presentation:style-name="Mpr61" draw:layer="backgroundobjects" svg:width="13.706cm" svg:height="10.28cm" svg:x="3.647cm" svg:y="2.853cm" presentation:class="page"/>
        <draw:frame presentation:style-name="Mpr63" draw:layer="backgroundobjects" svg:width="14.518cm" svg:height="11.41cm" svg:x="3.249cm" svg:y="14.13cm" presentation:class="notes" presentation:placeholder="true">
          <draw:text-box/>
        </draw:frame>
      </presentation:notes>
    </style:master-page>
    <style:master-page style:name="_28_Default_29__20_Title_2f_Text_20_Master" style:display-name="(Default) Title/Text Master" style:page-layout-name="PM1" draw:style-name="Mdp55">
      <draw:frame presentation:style-name="Mpr64" draw:text-style-name="MP59" draw:layer="backgroundobjects" svg:width="8.4cm" svg:height="1.008cm" svg:x="2.058cm" svg:y="19.551cm" presentation:class="date-time">
        <draw:text-box>
          <text:p text:style-name="MP57"><presentation:date-time/></text:p>
        </draw:text-box>
      </draw:frame>
      <draw:frame presentation:style-name="Mpr64" draw:text-style-name="MP59" draw:layer="backgroundobjects" svg:width="6.72cm" svg:height="1.008cm" svg:x="10.654cm" svg:y="19.551cm" presentation:class="page-number">
        <draw:text-box>
          <text:p text:style-name="MP57"><text:page-number>&lt;number&gt;</text:page-number></text:p>
        </draw:text-box>
      </draw:frame>
      <draw:frame presentation:style-name="Mpr64" draw:text-style-name="MP59" draw:layer="backgroundobjects" svg:width="8.4cm" svg:height="1.008cm" svg:x="17.57cm" svg:y="19.551cm" presentation:class="footer">
        <draw:text-box>
          <text:p text:style-name="MP57"><presentation:footer/></text:p>
        </draw:text-box>
      </draw:frame>
      <draw:frame presentation:style-name="Mpr65" draw:layer="backgroundobjects" svg:width="23.912cm" svg:height="3.507cm" svg:x="2.058cm" svg:y="1.743cm" presentation:class="title" presentation:placeholder="true">
        <draw:text-box/>
      </draw:frame>
      <draw:frame presentation:style-name="Mpr66" draw:layer="backgroundobjects" svg:width="23.912cm" svg:height="13.23cm" svg:x="2.058cm" svg:y="5.838cm" presentation:class="outline" presentation:placeholder="true">
        <draw:text-box/>
      </draw:frame>
      <presentation:notes style:page-layout-name="PM2">
        <draw:frame presentation:style-name="Mpr67" draw:text-style-name="MP59" draw:layer="backgroundobjects" svg:width="6.8cm" svg:height="1cm" svg:x="2cm" svg:y="0.5cm" presentation:class="header">
          <draw:text-box>
            <text:p text:style-name="MP57"><presentation:header/></text:p>
          </draw:text-box>
        </draw:frame>
        <draw:frame presentation:style-name="Mpr67" draw:text-style-name="MP59" draw:layer="backgroundobjects" svg:width="6.8cm" svg:height="1cm" svg:x="12.2cm" svg:y="0.5cm" presentation:class="date-time">
          <draw:text-box>
            <text:p text:style-name="MP57"><presentation:date-time/></text:p>
          </draw:text-box>
        </draw:frame>
        <draw:frame presentation:style-name="Mpr67" draw:text-style-name="MP59" draw:layer="backgroundobjects" svg:width="6.8cm" svg:height="1cm" svg:x="2cm" svg:y="28.2cm" presentation:class="footer">
          <draw:text-box>
            <text:p text:style-name="MP57"><presentation:footer/></text:p>
          </draw:text-box>
        </draw:frame>
        <draw:frame presentation:style-name="Mpr67" draw:text-style-name="MP59" draw:layer="backgroundobjects" svg:width="6.8cm" svg:height="1cm" svg:x="12.2cm" svg:y="28.2cm" presentation:class="page-number">
          <draw:text-box>
            <text:p text:style-name="MP57"><text:page-number>&lt;number&gt;</text:page-number></text:p>
          </draw:text-box>
        </draw:frame>
        <draw:page-thumbnail presentation:style-name="Mpr65" draw:layer="backgroundobjects" svg:width="14.538cm" svg:height="10.28cm" svg:x="3.231cm" svg:y="2.853cm" presentation:class="page"/>
        <draw:frame presentation:style-name="Mpr68"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IBM_Lotus_Symphony/3.0$Win32 OpenOffice.org_project/310m11$Build-9399</meta:generator>
    <meta:initial-creator>hongyf</meta:initial-creator>
    <meta:creation-date>2009-03-31T14:03:44</meta:creation-date>
    <dc:date>2011-10-08T16:47:08</dc:date>
    <dc:language>en-US</dc:language>
    <meta:editing-cycles>7</meta:editing-cycles>
    <meta:editing-duration>PT0.015S</meta:editing-duration>
    <meta:document-statistic meta:object-count="433"/>
    <meta:user-defined meta:name="Info 1"/>
    <meta:user-defined meta:name="Info 2"/>
    <meta:user-defined meta:name="Info 3"/>
    <meta:user-defined meta:name="Info 4"/>
    <dc:creator>hanbiao</dc:cre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1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0/content.xml><?xml version="1.0" encoding="utf-8"?>
<!-- 编辑使用 XMLSpy v2006 U (http://www.altova.com) 由 any (any)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three-dimensional="false" chart:deep="false" chart:lines="false" chart:interpolation="none" chart:symbol-type="none" chart:vertical="false"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33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49/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5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5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6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6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6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6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6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6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6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6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6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6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69/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6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7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7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7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7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79/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7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8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8.001cm" svg:height="7.001cm" chart:class="chart:bar" chart:style-name="ch1">
        <chart:title svg:x="3.152cm" svg:y="0.141cm" chart:style-name="ch2">
          <text:p>Main title</text:p>
        </chart:title>
        <chart:legend chart:legend-position="end" svg:x="6.569cm" svg:y="2.963cm" chart:style-name="ch3"/>
        <chart:plot-area chart:style-name="ch4" chart:data-source-has-labels="both" svg:x="0.16cm" svg:y="0.923cm" svg:width="6.09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8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8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